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1" table:number-columns-repeated="8" table:default-cell-style-name="Default"/>
        <table:table-row table:style-name="ro1">
          <table:table-cell table:style-name="Default"/>
          <table:table-cell table:style-name="pd1" office:value-type="string" calcext:value-type="string">
            <text:p>graph_type</text:p>
          </table:table-cell>
          <table:table-cell table:style-name="pd1" office:value-type="string" calcext:value-type="string">
            <text:p>d</text:p>
          </table:table-cell>
          <table:table-cell table:style-name="pd1" office:value-type="string" calcext:value-type="string">
            <text:p>graph_no</text:p>
          </table:table-cell>
          <table:table-cell table:style-name="pd1" office:value-type="string" calcext:value-type="string">
            <text:p>algo</text:p>
          </table:table-cell>
          <table:table-cell table:style-name="pd1" office:value-type="string" calcext:value-type="string">
            <text:p>nSHD_c</text:p>
          </table:table-cell>
          <table:table-cell table:style-name="pd1" office:value-type="string" calcext:value-type="string">
            <text:p>tpr_c</text:p>
          </table:table-cell>
          <table:table-cell table:style-name="pd1" office:value-type="string" calcext:value-type="string">
            <text:p>size</text:p>
          </table:table-cell>
          <table:table-cell table:style-name="pd1" office:value-type="string" calcext:value-type="string">
            <text:p>graph_s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1.88" calcext:value-type="float">
            <text:p>1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2.21" calcext:value-type="float">
            <text:p>2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1.81" calcext:value-type="float">
            <text:p>1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2.7" calcext:value-type="float">
            <text:p>2.7</text:p>
          </table:table-cell>
          <table:table-cell office:value-type="float" office:value="0.6753" calcext:value-type="float">
            <text:p>0.675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1.7667" calcext:value-type="float">
            <text:p>1.7667</text:p>
          </table:table-cell>
          <table:table-cell office:value-type="float" office:value="0.8182" calcext:value-type="float">
            <text:p>0.818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6703" calcext:value-type="float">
            <text:p>0.670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9605" calcext:value-type="float">
            <text:p>0.960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1.5333" calcext:value-type="float">
            <text:p>1.5333</text:p>
          </table:table-cell>
          <table:table-cell office:value-type="float" office:value="0.8875" calcext:value-type="float">
            <text:p>0.88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1.9667" calcext:value-type="float">
            <text:p>1.9667</text:p>
          </table:table-cell>
          <table:table-cell office:value-type="float" office:value="0.8228" calcext:value-type="float">
            <text:p>0.82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2.8333" calcext:value-type="float">
            <text:p>2.8333</text:p>
          </table:table-cell>
          <table:table-cell office:value-type="float" office:value="0.6774" calcext:value-type="float">
            <text:p>0.677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2.4333" calcext:value-type="float">
            <text:p>2.4333</text:p>
          </table:table-cell>
          <table:table-cell office:value-type="float" office:value="0.7297" calcext:value-type="float">
            <text:p>0.729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1.4667" calcext:value-type="float">
            <text:p>1.4667</text:p>
          </table:table-cell>
          <table:table-cell office:value-type="float" office:value="0.9125" calcext:value-type="float">
            <text:p>0.91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2" calcext:value-type="float">
            <text:p>2</text:p>
          </table:table-cell>
          <table:table-cell office:value-type="float" office:value="0.8429" calcext:value-type="float">
            <text:p>0.84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1.6" calcext:value-type="float">
            <text:p>1.6</text:p>
          </table:table-cell>
          <table:table-cell office:value-type="float" office:value="0.8947" calcext:value-type="float">
            <text:p>0.894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1.9333" calcext:value-type="float">
            <text:p>1.9333</text:p>
          </table:table-cell>
          <table:table-cell office:value-type="float" office:value="0.8451" calcext:value-type="float">
            <text:p>0.845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2.2333" calcext:value-type="float">
            <text:p>2.2333</text:p>
          </table:table-cell>
          <table:table-cell office:value-type="float" office:value="0.7158" calcext:value-type="float">
            <text:p>0.715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1.8333" calcext:value-type="float">
            <text:p>1.8333</text:p>
          </table:table-cell>
          <table:table-cell office:value-type="float" office:value="0.8714" calcext:value-type="float">
            <text:p>0.87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1.4333" calcext:value-type="float">
            <text:p>1.4333</text:p>
          </table:table-cell>
          <table:table-cell office:value-type="float" office:value="0.9036" calcext:value-type="float">
            <text:p>0.903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6761" calcext:value-type="float">
            <text:p>0.676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2.2333" calcext:value-type="float">
            <text:p>2.2333</text:p>
          </table:table-cell>
          <table:table-cell office:value-type="float" office:value="0.7595" calcext:value-type="float">
            <text:p>0.759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2.1" calcext:value-type="float">
            <text:p>2.1</text:p>
          </table:table-cell>
          <table:table-cell office:value-type="float" office:value="0.7922" calcext:value-type="float">
            <text:p>0.792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8851" calcext:value-type="float">
            <text:p>0.885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2.2667" calcext:value-type="float">
            <text:p>2.2667</text:p>
          </table:table-cell>
          <table:table-cell office:value-type="float" office:value="0.7349" calcext:value-type="float">
            <text:p>0.734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2.0333" calcext:value-type="float">
            <text:p>2.0333</text:p>
          </table:table-cell>
          <table:table-cell office:value-type="float" office:value="0.7857" calcext:value-type="float">
            <text:p>0.785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1.7" calcext:value-type="float">
            <text:p>1.7</text:p>
          </table:table-cell>
          <table:table-cell office:value-type="float" office:value="0.8718" calcext:value-type="float">
            <text:p>0.87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2.0667" calcext:value-type="float">
            <text:p>2.0667</text:p>
          </table:table-cell>
          <table:table-cell office:value-type="float" office:value="0.8194" calcext:value-type="float">
            <text:p>0.819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4667" calcext:value-type="float">
            <text:p>1.4667</text:p>
          </table:table-cell>
          <table:table-cell office:value-type="float" office:value="0.8987" calcext:value-type="float">
            <text:p>0.898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7391" calcext:value-type="float">
            <text:p>0.739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8387" calcext:value-type="float">
            <text:p>0.83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8788" calcext:value-type="float">
            <text:p>0.87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7222" calcext:value-type="float">
            <text:p>0.72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9524" calcext:value-type="float">
            <text:p>0.95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8889" calcext:value-type="float">
            <text:p>0.88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0.0333" calcext:value-type="float">
            <text:p>0.033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9524" calcext:value-type="float">
            <text:p>0.95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0.0333" calcext:value-type="float">
            <text:p>0.03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0.0667" calcext:value-type="float">
            <text:p>0.066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8387" calcext:value-type="float">
            <text:p>0.83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0.0667" calcext:value-type="float">
            <text:p>0.066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8696" calcext:value-type="float">
            <text:p>0.86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0.1333" calcext:value-type="float">
            <text:p>0.133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8846" calcext:value-type="float">
            <text:p>0.88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0.0333" calcext:value-type="float">
            <text:p>0.033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8966" calcext:value-type="float">
            <text:p>0.89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9643" calcext:value-type="float">
            <text:p>0.96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8148" calcext:value-type="float">
            <text:p>0.81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667" calcext:value-type="float">
            <text:p>0.8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1" calcext:value-type="float">
            <text:p>1</text:p>
          </table:table-cell>
          <table:table-cell office:value-type="float" office:value="0.7143" calcext:value-type="float">
            <text:p>0.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6364" calcext:value-type="float">
            <text:p>0.6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5714" calcext:value-type="float">
            <text:p>0.5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6429" calcext:value-type="float">
            <text:p>0.6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5385" calcext:value-type="float">
            <text:p>0.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4286" calcext:value-type="float">
            <text:p>0.4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4545" calcext:value-type="float">
            <text:p>0.45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7273" calcext:value-type="float">
            <text:p>0.7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SF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1" calcext:value-type="float">
            <text:p>1</text:p>
          </table:table-cell>
          <table:table-cell office:value-type="float" office:value="0.7273" calcext:value-type="float">
            <text:p>0.7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5385" calcext:value-type="float">
            <text:p>0.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1.6" calcext:value-type="float">
            <text:p>1.6</text:p>
          </table:table-cell>
          <table:table-cell office:value-type="float" office:value="0.3333" calcext:value-type="float">
            <text:p>0.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6923" calcext:value-type="float">
            <text:p>0.69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9091" calcext:value-type="float">
            <text:p>0.90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3333" calcext:value-type="float">
            <text:p>0.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8182" calcext:value-type="float">
            <text:p>0.81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1" calcext:value-type="float">
            <text:p>1</text:p>
          </table:table-cell>
          <table:table-cell office:value-type="float" office:value="0.7273" calcext:value-type="float">
            <text:p>0.7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4167" calcext:value-type="float">
            <text:p>0.41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7708" calcext:value-type="float">
            <text:p>0.77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7937" calcext:value-type="float">
            <text:p>0.793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5246" calcext:value-type="float">
            <text:p>0.524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5522" calcext:value-type="float">
            <text:p>0.55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966" calcext:value-type="float">
            <text:p>0.896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907" calcext:value-type="float">
            <text:p>0.9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833" calcext:value-type="float">
            <text:p>0.88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2" calcext:value-type="float">
            <text:p>0.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7833" calcext:value-type="float">
            <text:p>0.78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6981" calcext:value-type="float">
            <text:p>0.698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103" calcext:value-type="float">
            <text:p>0.81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8868" calcext:value-type="float">
            <text:p>0.886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678" calcext:value-type="float">
            <text:p>0.67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0.0667" calcext:value-type="float">
            <text:p>0.066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163" calcext:value-type="float">
            <text:p>0.81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6739" calcext:value-type="float">
            <text:p>0.67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9268" calcext:value-type="float">
            <text:p>0.92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9259" calcext:value-type="float">
            <text:p>0.925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6429" calcext:value-type="float">
            <text:p>0.64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7885" calcext:value-type="float">
            <text:p>0.788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2.3" calcext:value-type="float">
            <text:p>2.3</text:p>
          </table:table-cell>
          <table:table-cell office:value-type="float" office:value="0.5294" calcext:value-type="float">
            <text:p>0.529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7857" calcext:value-type="float">
            <text:p>0.7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2.3" calcext:value-type="float">
            <text:p>2.3</text:p>
          </table:table-cell>
          <table:table-cell office:value-type="float" office:value="0.5333" calcext:value-type="float">
            <text:p>0.5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1.7" calcext:value-type="float">
            <text:p>1.7</text:p>
          </table:table-cell>
          <table:table-cell office:value-type="float" office:value="0.8125" calcext:value-type="float">
            <text:p>0.8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2.4" calcext:value-type="float">
            <text:p>2.4</text:p>
          </table:table-cell>
          <table:table-cell office:value-type="float" office:value="0.5625" calcext:value-type="float">
            <text:p>0.56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2" calcext:value-type="float">
            <text:p>2</text:p>
          </table:table-cell>
          <table:table-cell office:value-type="float" office:value="0.6471" calcext:value-type="float">
            <text:p>0.64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4118" calcext:value-type="float">
            <text:p>0.41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SF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2.4" calcext:value-type="float">
            <text:p>2.4</text:p>
          </table:table-cell>
          <table:table-cell office:value-type="float" office:value="0.5833" calcext:value-type="float">
            <text:p>0.58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6875" calcext:value-type="float">
            <text:p>0.68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3846" calcext:value-type="float">
            <text:p>0.38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2.7" calcext:value-type="float">
            <text:p>2.7</text:p>
          </table:table-cell>
          <table:table-cell office:value-type="float" office:value="0.4118" calcext:value-type="float">
            <text:p>0.41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2.7" calcext:value-type="float">
            <text:p>2.7</text:p>
          </table:table-cell>
          <table:table-cell office:value-type="float" office:value="0.4615" calcext:value-type="float">
            <text:p>0.46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2.5" calcext:value-type="float">
            <text:p>2.5</text:p>
          </table:table-cell>
          <table:table-cell office:value-type="float" office:value="0.3846" calcext:value-type="float">
            <text:p>0.38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7647" calcext:value-type="float">
            <text:p>0.76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2" calcext:value-type="float">
            <text:p>2</text:p>
          </table:table-cell>
          <table:table-cell office:value-type="float" office:value="0.7333" calcext:value-type="float">
            <text:p>0.7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2" calcext:value-type="float">
            <text:p>2</text:p>
          </table:table-cell>
          <table:table-cell office:value-type="float" office:value="0.625" calcext:value-type="float">
            <text:p>0.6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4667" calcext:value-type="float">
            <text:p>0.4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2.1" calcext:value-type="float">
            <text:p>2.1</text:p>
          </table:table-cell>
          <table:table-cell office:value-type="float" office:value="0.6875" calcext:value-type="float">
            <text:p>0.68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2.2" calcext:value-type="float">
            <text:p>2.2</text:p>
          </table:table-cell>
          <table:table-cell office:value-type="float" office:value="0.6429" calcext:value-type="float">
            <text:p>0.6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2.4" calcext:value-type="float">
            <text:p>2.4</text:p>
          </table:table-cell>
          <table:table-cell office:value-type="float" office:value="0.5333" calcext:value-type="float">
            <text:p>0.5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8667" calcext:value-type="float">
            <text:p>0.8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5556" calcext:value-type="float">
            <text:p>0.55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625" calcext:value-type="float">
            <text:p>0.6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7273" calcext:value-type="float">
            <text:p>0.7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1.7" calcext:value-type="float">
            <text:p>1.7</text:p>
          </table:table-cell>
          <table:table-cell office:value-type="float" office:value="0.2667" calcext:value-type="float">
            <text:p>0.2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7778" calcext:value-type="float">
            <text:p>0.77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6667" calcext:value-type="float">
            <text:p>0.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ER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1" calcext:value-type="float">
            <text:p>1</text:p>
          </table:table-cell>
          <table:table-cell office:value-type="float" office:value="0.5385" calcext:value-type="float">
            <text:p>0.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2857" calcext:value-type="float">
            <text:p>0.28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1818" calcext:value-type="float">
            <text:p>0.18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4286" calcext:value-type="float">
            <text:p>0.42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375" calcext:value-type="float">
            <text:p>0.3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8333" calcext:value-type="float">
            <text:p>0.8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333" calcext:value-type="float">
            <text:p>0.8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0909" calcext:value-type="float">
            <text:p>0.09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3.8" calcext:value-type="float">
            <text:p>3.8</text:p>
          </table:table-cell>
          <table:table-cell office:value-type="float" office:value="0.3571" calcext:value-type="float">
            <text:p>0.3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3.3" calcext:value-type="float">
            <text:p>3.3</text:p>
          </table:table-cell>
          <table:table-cell office:value-type="float" office:value="0.4706" calcext:value-type="float">
            <text:p>0.47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2.8" calcext:value-type="float">
            <text:p>2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4" calcext:value-type="float">
            <text:p>4</text:p>
          </table:table-cell>
          <table:table-cell office:value-type="float" office:value="0.2308" calcext:value-type="float">
            <text:p>0.23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3.8" calcext:value-type="float">
            <text:p>3.8</text:p>
          </table:table-cell>
          <table:table-cell office:value-type="float" office:value="0.2222" calcext:value-type="float">
            <text:p>0.22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3.7" calcext:value-type="float">
            <text:p>3.7</text:p>
          </table:table-cell>
          <table:table-cell office:value-type="float" office:value="0.1538" calcext:value-type="float">
            <text:p>0.15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3.5" calcext:value-type="float">
            <text:p>3.5</text:p>
          </table:table-cell>
          <table:table-cell office:value-type="float" office:value="0.4118" calcext:value-type="float">
            <text:p>0.41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3.6" calcext:value-type="float">
            <text:p>3.6</text:p>
          </table:table-cell>
          <table:table-cell office:value-type="float" office:value="0.4615" calcext:value-type="float">
            <text:p>0.46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4.1" calcext:value-type="float">
            <text:p>4.1</text:p>
          </table:table-cell>
          <table:table-cell office:value-type="float" office:value="0.0625" calcext:value-type="float">
            <text:p>0.06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ER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4" calcext:value-type="float">
            <text:p>4</text:p>
          </table:table-cell>
          <table:table-cell office:value-type="float" office:value="0.2727" calcext:value-type="float">
            <text:p>0.27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4" calcext:value-type="float">
            <text:p>4</text:p>
          </table:table-cell>
          <table:table-cell office:value-type="float" office:value="0.0833" calcext:value-type="float">
            <text:p>0.08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4" calcext:value-type="float">
            <text:p>4</text:p>
          </table:table-cell>
          <table:table-cell office:value-type="float" office:value="0.3077" calcext:value-type="float">
            <text:p>0.30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3.1" calcext:value-type="float">
            <text:p>3.1</text:p>
          </table:table-cell>
          <table:table-cell office:value-type="float" office:value="0.5789" calcext:value-type="float">
            <text:p>0.57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3.9" calcext:value-type="float">
            <text:p>3.9</text:p>
          </table:table-cell>
          <table:table-cell office:value-type="float" office:value="0.0833" calcext:value-type="float">
            <text:p>0.08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3" calcext:value-type="float">
            <text:p>3</text:p>
          </table:table-cell>
          <table:table-cell office:value-type="float" office:value="0.5556" calcext:value-type="float">
            <text:p>0.55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3.2" calcext:value-type="float">
            <text:p>3.2</text:p>
          </table:table-cell>
          <table:table-cell office:value-type="float" office:value="0.5882" calcext:value-type="float">
            <text:p>0.588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2.8" calcext:value-type="float">
            <text:p>2.8</text:p>
          </table:table-cell>
          <table:table-cell office:value-type="float" office:value="0.7647" calcext:value-type="float">
            <text:p>0.76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4.1" calcext:value-type="float">
            <text:p>4.1</text:p>
          </table:table-cell>
          <table:table-cell office:value-type="float" office:value="0.1333" calcext:value-type="float">
            <text:p>0.1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3.8" calcext:value-type="float">
            <text:p>3.8</text:p>
          </table:table-cell>
          <table:table-cell office:value-type="float" office:value="0.3077" calcext:value-type="float">
            <text:p>0.30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3.7" calcext:value-type="float">
            <text:p>3.7</text:p>
          </table:table-cell>
          <table:table-cell office:value-type="float" office:value="0.3333" calcext:value-type="float">
            <text:p>0.33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3.2" calcext:value-type="float">
            <text:p>3.2</text:p>
          </table:table-cell>
          <table:table-cell office:value-type="float" office:value="0.5333" calcext:value-type="float">
            <text:p>0.5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st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9375" calcext:value-type="float">
            <text:p>0.937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st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269" calcext:value-type="float">
            <text:p>0.826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ste_l_none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7547" calcext:value-type="float">
            <text:p>0.754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ste_l_none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723" calcext:value-type="float">
            <text:p>0.87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ste_l_none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9111" calcext:value-type="float">
            <text:p>0.91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st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7719" calcext:value-type="float">
            <text:p>0.77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st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667" calcext:value-type="float">
            <text:p>0.866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ste_l_none</text:p>
          </table:table-cell>
          <table:table-cell office:value-type="float" office:value="1.2333" calcext:value-type="float">
            <text:p>1.2333</text:p>
          </table:table-cell>
          <table:table-cell office:value-type="float" office:value="0.6939" calcext:value-type="float">
            <text:p>0.693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ste_l_none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7917" calcext:value-type="float">
            <text:p>0.79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st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8824" calcext:value-type="float">
            <text:p>0.88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ste_l_none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9778" calcext:value-type="float">
            <text:p>0.977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st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ste_l_none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7174" calcext:value-type="float">
            <text:p>0.717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ste_l_none</text:p>
          </table:table-cell>
          <table:table-cell office:value-type="float" office:value="0.2667" calcext:value-type="float">
            <text:p>0.266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ste_l_none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8958" calcext:value-type="float">
            <text:p>0.89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ste_l_none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7143" calcext:value-type="float">
            <text:p>0.71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ste_l_none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7609" calcext:value-type="float">
            <text:p>0.76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ste_l_none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9231" calcext:value-type="float">
            <text:p>0.92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st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75" calcext:value-type="float">
            <text:p>0.7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st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9375" calcext:value-type="float">
            <text:p>0.937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ste_l_none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9535" calcext:value-type="float">
            <text:p>0.95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st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8077" calcext:value-type="float">
            <text:p>0.807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st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9038" calcext:value-type="float">
            <text:p>0.90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st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462" calcext:value-type="float">
            <text:p>0.84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8571" calcext:value-type="float">
            <text:p>0.8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6667" calcext:value-type="float">
            <text:p>0.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9286" calcext:value-type="float">
            <text:p>0.9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7857" calcext:value-type="float">
            <text:p>0.7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9333" calcext:value-type="float">
            <text:p>0.9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SF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9091" calcext:value-type="float">
            <text:p>0.90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9333" calcext:value-type="float">
            <text:p>0.9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8333" calcext:value-type="float">
            <text:p>0.8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9231" calcext:value-type="float">
            <text:p>0.9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8824" calcext:value-type="float">
            <text:p>0.88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1" calcext:value-type="float">
            <text:p>1</text:p>
          </table:table-cell>
          <table:table-cell office:value-type="float" office:value="0.8182" calcext:value-type="float">
            <text:p>0.81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462" calcext:value-type="float">
            <text:p>0.84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9412" calcext:value-type="float">
            <text:p>0.94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7778" calcext:value-type="float">
            <text:p>0.77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1" calcext:value-type="float">
            <text:p>1</text:p>
          </table:table-cell>
          <table:table-cell office:value-type="float" office:value="0.7143" calcext:value-type="float">
            <text:p>0.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0.21" calcext:value-type="float">
            <text:p>0.21</text:p>
          </table:table-cell>
          <table:table-cell office:value-type="float" office:value="0.9036" calcext:value-type="float">
            <text:p>0.903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9263" calcext:value-type="float">
            <text:p>0.926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0.24" calcext:value-type="float">
            <text:p>0.24</text:p>
          </table:table-cell>
          <table:table-cell office:value-type="float" office:value="0.8972" calcext:value-type="float">
            <text:p>0.897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0.26" calcext:value-type="float">
            <text:p>0.26</text:p>
          </table:table-cell>
          <table:table-cell office:value-type="float" office:value="0.8739" calcext:value-type="float">
            <text:p>0.873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0.35" calcext:value-type="float">
            <text:p>0.35</text:p>
          </table:table-cell>
          <table:table-cell office:value-type="float" office:value="0.8283" calcext:value-type="float">
            <text:p>0.828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0.21" calcext:value-type="float">
            <text:p>0.21</text:p>
          </table:table-cell>
          <table:table-cell office:value-type="float" office:value="0.8854" calcext:value-type="float">
            <text:p>0.885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0.9565" calcext:value-type="float">
            <text:p>0.956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0.08" calcext:value-type="float">
            <text:p>0.08</text:p>
          </table:table-cell>
          <table:table-cell office:value-type="float" office:value="0.977" calcext:value-type="float">
            <text:p>0.97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9175" calcext:value-type="float">
            <text:p>0.917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0.27" calcext:value-type="float">
            <text:p>0.27</text:p>
          </table:table-cell>
          <table:table-cell office:value-type="float" office:value="0.8721" calcext:value-type="float">
            <text:p>0.872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0.27" calcext:value-type="float">
            <text:p>0.27</text:p>
          </table:table-cell>
          <table:table-cell office:value-type="float" office:value="0.8868" calcext:value-type="float">
            <text:p>0.886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0.9663" calcext:value-type="float">
            <text:p>0.96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0.21" calcext:value-type="float">
            <text:p>0.21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0.22" calcext:value-type="float">
            <text:p>0.22</text:p>
          </table:table-cell>
          <table:table-cell office:value-type="float" office:value="0.8791" calcext:value-type="float">
            <text:p>0.87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0.14" calcext:value-type="float">
            <text:p>0.14</text:p>
          </table:table-cell>
          <table:table-cell office:value-type="float" office:value="0.9254" calcext:value-type="float">
            <text:p>0.925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0.9571" calcext:value-type="float">
            <text:p>0.957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0.19" calcext:value-type="float">
            <text:p>0.19</text:p>
          </table:table-cell>
          <table:table-cell office:value-type="float" office:value="0.9175" calcext:value-type="float">
            <text:p>0.917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0.25" calcext:value-type="float">
            <text:p>0.25</text:p>
          </table:table-cell>
          <table:table-cell office:value-type="float" office:value="0.8701" calcext:value-type="float">
            <text:p>0.870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0.12" calcext:value-type="float">
            <text:p>0.12</text:p>
          </table:table-cell>
          <table:table-cell office:value-type="float" office:value="0.9222" calcext:value-type="float">
            <text:p>0.92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0.26" calcext:value-type="float">
            <text:p>0.26</text:p>
          </table:table-cell>
          <table:table-cell office:value-type="float" office:value="0.875" calcext:value-type="float">
            <text:p>0.8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0.36" calcext:value-type="float">
            <text:p>0.36</text:p>
          </table:table-cell>
          <table:table-cell office:value-type="float" office:value="0.8202" calcext:value-type="float">
            <text:p>0.820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81" calcext:value-type="float">
            <text:p>0.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0.24" calcext:value-type="float">
            <text:p>0.24</text:p>
          </table:table-cell>
          <table:table-cell office:value-type="float" office:value="0.8835" calcext:value-type="float">
            <text:p>0.883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0.17" calcext:value-type="float">
            <text:p>0.17</text:p>
          </table:table-cell>
          <table:table-cell office:value-type="float" office:value="0.9375" calcext:value-type="float">
            <text:p>0.93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8.1" calcext:value-type="float">
            <text:p>8.1</text:p>
          </table:table-cell>
          <table:table-cell office:value-type="float" office:value="0.1546" calcext:value-type="float">
            <text:p>0.1546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10.25" calcext:value-type="float">
            <text:p>10.25</text:p>
          </table:table-cell>
          <table:table-cell office:value-type="float" office:value="0.1299" calcext:value-type="float">
            <text:p>0.1299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11.44" calcext:value-type="float">
            <text:p>11.44</text:p>
          </table:table-cell>
          <table:table-cell office:value-type="float" office:value="0.1364" calcext:value-type="float">
            <text:p>0.1364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11.69" calcext:value-type="float">
            <text:p>11.69</text:p>
          </table:table-cell>
          <table:table-cell office:value-type="float" office:value="0.1232" calcext:value-type="float">
            <text:p>0.1232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6.45" calcext:value-type="float">
            <text:p>6.45</text:p>
          </table:table-cell>
          <table:table-cell office:value-type="float" office:value="0.2755" calcext:value-type="float">
            <text:p>0.2755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5.54" calcext:value-type="float">
            <text:p>5.54</text:p>
          </table:table-cell>
          <table:table-cell office:value-type="float" office:value="0.3152" calcext:value-type="float">
            <text:p>0.315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8.77" calcext:value-type="float">
            <text:p>8.77</text:p>
          </table:table-cell>
          <table:table-cell office:value-type="float" office:value="0.1741" calcext:value-type="float">
            <text:p>0.1741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8.15" calcext:value-type="float">
            <text:p>8.15</text:p>
          </table:table-cell>
          <table:table-cell office:value-type="float" office:value="0.1137" calcext:value-type="float">
            <text:p>0.1137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9.74" calcext:value-type="float">
            <text:p>9.74</text:p>
          </table:table-cell>
          <table:table-cell office:value-type="float" office:value="0.1042" calcext:value-type="float">
            <text:p>0.1042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5.11" calcext:value-type="float">
            <text:p>5.11</text:p>
          </table:table-cell>
          <table:table-cell office:value-type="float" office:value="0.3541" calcext:value-type="float">
            <text:p>0.354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9.95" calcext:value-type="float">
            <text:p>9.95</text:p>
          </table:table-cell>
          <table:table-cell office:value-type="float" office:value="0.1571" calcext:value-type="float">
            <text:p>0.157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9.21" calcext:value-type="float">
            <text:p>9.21</text:p>
          </table:table-cell>
          <table:table-cell office:value-type="float" office:value="0.1199" calcext:value-type="float">
            <text:p>0.1199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8.58" calcext:value-type="float">
            <text:p>8.58</text:p>
          </table:table-cell>
          <table:table-cell office:value-type="float" office:value="0.1196" calcext:value-type="float">
            <text:p>0.1196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9.44" calcext:value-type="float">
            <text:p>9.44</text:p>
          </table:table-cell>
          <table:table-cell office:value-type="float" office:value="0.1507" calcext:value-type="float">
            <text:p>0.1507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8.54" calcext:value-type="float">
            <text:p>8.54</text:p>
          </table:table-cell>
          <table:table-cell office:value-type="float" office:value="0.1692" calcext:value-type="float">
            <text:p>0.1692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7.12" calcext:value-type="float">
            <text:p>7.12</text:p>
          </table:table-cell>
          <table:table-cell office:value-type="float" office:value="0.2169" calcext:value-type="float">
            <text:p>0.216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9.27" calcext:value-type="float">
            <text:p>9.27</text:p>
          </table:table-cell>
          <table:table-cell office:value-type="float" office:value="0.1343" calcext:value-type="float">
            <text:p>0.134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9.07" calcext:value-type="float">
            <text:p>9.07</text:p>
          </table:table-cell>
          <table:table-cell office:value-type="float" office:value="0.0916" calcext:value-type="float">
            <text:p>0.0916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9.05" calcext:value-type="float">
            <text:p>9.05</text:p>
          </table:table-cell>
          <table:table-cell office:value-type="float" office:value="0.1198" calcext:value-type="float">
            <text:p>0.1198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8.47" calcext:value-type="float">
            <text:p>8.47</text:p>
          </table:table-cell>
          <table:table-cell office:value-type="float" office:value="0.1513" calcext:value-type="float">
            <text:p>0.1513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7.64" calcext:value-type="float">
            <text:p>7.64</text:p>
          </table:table-cell>
          <table:table-cell office:value-type="float" office:value="0.1916" calcext:value-type="float">
            <text:p>0.1916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9.92" calcext:value-type="float">
            <text:p>9.92</text:p>
          </table:table-cell>
          <table:table-cell office:value-type="float" office:value="0.1306" calcext:value-type="float">
            <text:p>0.1306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9.45" calcext:value-type="float">
            <text:p>9.45</text:p>
          </table:table-cell>
          <table:table-cell office:value-type="float" office:value="0.1352" calcext:value-type="float">
            <text:p>0.1352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7.24" calcext:value-type="float">
            <text:p>7.24</text:p>
          </table:table-cell>
          <table:table-cell office:value-type="float" office:value="0.2098" calcext:value-type="float">
            <text:p>0.209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2.3" calcext:value-type="float">
            <text:p>2.3</text:p>
          </table:table-cell>
          <table:table-cell office:value-type="float" office:value="0.7349" calcext:value-type="float">
            <text:p>0.734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2.2" calcext:value-type="float">
            <text:p>2.2</text:p>
          </table:table-cell>
          <table:table-cell office:value-type="float" office:value="0.6519" calcext:value-type="float">
            <text:p>0.651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3.5333" calcext:value-type="float">
            <text:p>3.5333</text:p>
          </table:table-cell>
          <table:table-cell office:value-type="float" office:value="0.5" calcext:value-type="float">
            <text:p>0.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1.8667" calcext:value-type="float">
            <text:p>1.8667</text:p>
          </table:table-cell>
          <table:table-cell office:value-type="float" office:value="0.7213" calcext:value-type="float">
            <text:p>0.721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8542" calcext:value-type="float">
            <text:p>0.854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2.3667" calcext:value-type="float">
            <text:p>2.3667</text:p>
          </table:table-cell>
          <table:table-cell office:value-type="float" office:value="0.6489" calcext:value-type="float">
            <text:p>0.648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2.0667" calcext:value-type="float">
            <text:p>2.0667</text:p>
          </table:table-cell>
          <table:table-cell office:value-type="float" office:value="0.7105" calcext:value-type="float">
            <text:p>0.7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6054" calcext:value-type="float">
            <text:p>0.605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2.2667" calcext:value-type="float">
            <text:p>2.2667</text:p>
          </table:table-cell>
          <table:table-cell office:value-type="float" office:value="0.6694" calcext:value-type="float">
            <text:p>0.669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8598" calcext:value-type="float">
            <text:p>0.859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1.6667" calcext:value-type="float">
            <text:p>1.6667</text:p>
          </table:table-cell>
          <table:table-cell office:value-type="float" office:value="0.8125" calcext:value-type="float">
            <text:p>0.812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1.9333" calcext:value-type="float">
            <text:p>1.9333</text:p>
          </table:table-cell>
          <table:table-cell office:value-type="float" office:value="0.8072" calcext:value-type="float">
            <text:p>0.807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2.7667" calcext:value-type="float">
            <text:p>2.7667</text:p>
          </table:table-cell>
          <table:table-cell office:value-type="float" office:value="0.6182" calcext:value-type="float">
            <text:p>0.618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1.9333" calcext:value-type="float">
            <text:p>1.9333</text:p>
          </table:table-cell>
          <table:table-cell office:value-type="float" office:value="0.825" calcext:value-type="float">
            <text:p>0.8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898" calcext:value-type="float">
            <text:p>0.8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3" calcext:value-type="float">
            <text:p>3</text:p>
          </table:table-cell>
          <table:table-cell office:value-type="float" office:value="0.5639" calcext:value-type="float">
            <text:p>0.563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1.5333" calcext:value-type="float">
            <text:p>1.5333</text:p>
          </table:table-cell>
          <table:table-cell office:value-type="float" office:value="0.8316" calcext:value-type="float">
            <text:p>0.831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1.6667" calcext:value-type="float">
            <text:p>1.6667</text:p>
          </table:table-cell>
          <table:table-cell office:value-type="float" office:value="0.7921" calcext:value-type="float">
            <text:p>0.79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1.5667" calcext:value-type="float">
            <text:p>1.5667</text:p>
          </table:table-cell>
          <table:table-cell office:value-type="float" office:value="0.7607" calcext:value-type="float">
            <text:p>0.760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7281" calcext:value-type="float">
            <text:p>0.728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2.0667" calcext:value-type="float">
            <text:p>2.0667</text:p>
          </table:table-cell>
          <table:table-cell office:value-type="float" office:value="0.7069" calcext:value-type="float">
            <text:p>0.706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2.1" calcext:value-type="float">
            <text:p>2.1</text:p>
          </table:table-cell>
          <table:table-cell office:value-type="float" office:value="0.7374" calcext:value-type="float">
            <text:p>0.737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2.2667" calcext:value-type="float">
            <text:p>2.2667</text:p>
          </table:table-cell>
          <table:table-cell office:value-type="float" office:value="0.7253" calcext:value-type="float">
            <text:p>0.725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1.5333" calcext:value-type="float">
            <text:p>1.5333</text:p>
          </table:table-cell>
          <table:table-cell office:value-type="float" office:value="0.837" calcext:value-type="float">
            <text:p>0.83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3.11" calcext:value-type="float">
            <text:p>3.11</text:p>
          </table:table-cell>
          <table:table-cell office:value-type="float" office:value="0.5869" calcext:value-type="float">
            <text:p>0.586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4.79" calcext:value-type="float">
            <text:p>4.79</text:p>
          </table:table-cell>
          <table:table-cell office:value-type="float" office:value="0.4" calcext:value-type="float">
            <text:p>0.4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3.37" calcext:value-type="float">
            <text:p>3.37</text:p>
          </table:table-cell>
          <table:table-cell office:value-type="float" office:value="0.5556" calcext:value-type="float">
            <text:p>0.555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3.25" calcext:value-type="float">
            <text:p>3.25</text:p>
          </table:table-cell>
          <table:table-cell office:value-type="float" office:value="0.5711" calcext:value-type="float">
            <text:p>0.5711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3.04" calcext:value-type="float">
            <text:p>3.04</text:p>
          </table:table-cell>
          <table:table-cell office:value-type="float" office:value="0.5894" calcext:value-type="float">
            <text:p>0.589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3.7" calcext:value-type="float">
            <text:p>3.7</text:p>
          </table:table-cell>
          <table:table-cell office:value-type="float" office:value="0.5193" calcext:value-type="float">
            <text:p>0.5193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3.75" calcext:value-type="float">
            <text:p>3.75</text:p>
          </table:table-cell>
          <table:table-cell office:value-type="float" office:value="0.5075" calcext:value-type="float">
            <text:p>0.507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2.87" calcext:value-type="float">
            <text:p>2.87</text:p>
          </table:table-cell>
          <table:table-cell office:value-type="float" office:value="0.6214" calcext:value-type="float">
            <text:p>0.621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3.15" calcext:value-type="float">
            <text:p>3.15</text:p>
          </table:table-cell>
          <table:table-cell office:value-type="float" office:value="0.5817" calcext:value-type="float">
            <text:p>0.581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3.48" calcext:value-type="float">
            <text:p>3.48</text:p>
          </table:table-cell>
          <table:table-cell office:value-type="float" office:value="0.5465" calcext:value-type="float">
            <text:p>0.546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2.67" calcext:value-type="float">
            <text:p>2.67</text:p>
          </table:table-cell>
          <table:table-cell office:value-type="float" office:value="0.6472" calcext:value-type="float">
            <text:p>0.647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3.14" calcext:value-type="float">
            <text:p>3.14</text:p>
          </table:table-cell>
          <table:table-cell office:value-type="float" office:value="0.5829" calcext:value-type="float">
            <text:p>0.5829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4.07" calcext:value-type="float">
            <text:p>4.07</text:p>
          </table:table-cell>
          <table:table-cell office:value-type="float" office:value="0.4778" calcext:value-type="float">
            <text:p>0.4778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3.86" calcext:value-type="float">
            <text:p>3.86</text:p>
          </table:table-cell>
          <table:table-cell office:value-type="float" office:value="0.4959" calcext:value-type="float">
            <text:p>0.4959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4.71" calcext:value-type="float">
            <text:p>4.71</text:p>
          </table:table-cell>
          <table:table-cell office:value-type="float" office:value="0.3902" calcext:value-type="float">
            <text:p>0.390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2.68" calcext:value-type="float">
            <text:p>2.68</text:p>
          </table:table-cell>
          <table:table-cell office:value-type="float" office:value="0.6482" calcext:value-type="float">
            <text:p>0.648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2.38" calcext:value-type="float">
            <text:p>2.38</text:p>
          </table:table-cell>
          <table:table-cell office:value-type="float" office:value="0.6953" calcext:value-type="float">
            <text:p>0.695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2.83" calcext:value-type="float">
            <text:p>2.83</text:p>
          </table:table-cell>
          <table:table-cell office:value-type="float" office:value="0.6212" calcext:value-type="float">
            <text:p>0.6212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4.14" calcext:value-type="float">
            <text:p>4.14</text:p>
          </table:table-cell>
          <table:table-cell office:value-type="float" office:value="0.4752" calcext:value-type="float">
            <text:p>0.4752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3.25" calcext:value-type="float">
            <text:p>3.25</text:p>
          </table:table-cell>
          <table:table-cell office:value-type="float" office:value="0.5711" calcext:value-type="float">
            <text:p>0.571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3.24" calcext:value-type="float">
            <text:p>3.24</text:p>
          </table:table-cell>
          <table:table-cell office:value-type="float" office:value="0.5714" calcext:value-type="float">
            <text:p>0.5714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4" calcext:value-type="float">
            <text:p>4</text:p>
          </table:table-cell>
          <table:table-cell office:value-type="float" office:value="0.4843" calcext:value-type="float">
            <text:p>0.4843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2.56" calcext:value-type="float">
            <text:p>2.56</text:p>
          </table:table-cell>
          <table:table-cell office:value-type="float" office:value="0.6804" calcext:value-type="float">
            <text:p>0.680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2.57" calcext:value-type="float">
            <text:p>2.57</text:p>
          </table:table-cell>
          <table:table-cell office:value-type="float" office:value="0.6748" calcext:value-type="float">
            <text:p>0.674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875" calcext:value-type="float">
            <text:p>0.8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8571" calcext:value-type="float">
            <text:p>0.8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76" calcext:value-type="float">
            <text:p>0.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9474" calcext:value-type="float">
            <text:p>0.94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8235" calcext:value-type="float">
            <text:p>0.82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8235" calcext:value-type="float">
            <text:p>0.82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7857" calcext:value-type="float">
            <text:p>0.7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7059" calcext:value-type="float">
            <text:p>0.70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7647" calcext:value-type="float">
            <text:p>0.76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6667" calcext:value-type="float">
            <text:p>0.66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ER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7619" calcext:value-type="float">
            <text:p>0.76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7692" calcext:value-type="float">
            <text:p>0.76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1" calcext:value-type="float">
            <text:p>1</text:p>
          </table:table-cell>
          <table:table-cell office:value-type="float" office:value="0.8235" calcext:value-type="float">
            <text:p>0.82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6429" calcext:value-type="float">
            <text:p>0.6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125" calcext:value-type="float">
            <text:p>0.8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5833" calcext:value-type="float">
            <text:p>0.58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7778" calcext:value-type="float">
            <text:p>0.77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9474" calcext:value-type="float">
            <text:p>0.94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8235" calcext:value-type="float">
            <text:p>0.82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7895" calcext:value-type="float">
            <text:p>0.78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8333" calcext:value-type="float">
            <text:p>0.83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9375" calcext:value-type="float">
            <text:p>0.9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9231" calcext:value-type="float">
            <text:p>0.9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8667" calcext:value-type="float">
            <text:p>0.8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0.8889" calcext:value-type="float">
            <text:p>0.88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ER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5556" calcext:value-type="float">
            <text:p>0.55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8333" calcext:value-type="float">
            <text:p>0.8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7451" calcext:value-type="float">
            <text:p>0.74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2" calcext:value-type="float">
            <text:p>2</text:p>
          </table:table-cell>
          <table:table-cell office:value-type="float" office:value="0.5444" calcext:value-type="float">
            <text:p>0.54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2.2" calcext:value-type="float">
            <text:p>2.2</text:p>
          </table:table-cell>
          <table:table-cell office:value-type="float" office:value="0.4634" calcext:value-type="float">
            <text:p>0.463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2.5" calcext:value-type="float">
            <text:p>2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7656" calcext:value-type="float">
            <text:p>0.76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6" calcext:value-type="float">
            <text:p>0.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136" calcext:value-type="float">
            <text:p>0.81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8039" calcext:value-type="float">
            <text:p>0.80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7538" calcext:value-type="float">
            <text:p>0.753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1.4333" calcext:value-type="float">
            <text:p>1.4333</text:p>
          </table:table-cell>
          <table:table-cell office:value-type="float" office:value="0.7037" calcext:value-type="float">
            <text:p>0.703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7544" calcext:value-type="float">
            <text:p>0.75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8936" calcext:value-type="float">
            <text:p>0.89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1.4667" calcext:value-type="float">
            <text:p>1.4667</text:p>
          </table:table-cell>
          <table:table-cell office:value-type="float" office:value="0.6615" calcext:value-type="float">
            <text:p>0.66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0.3" calcext:value-type="float">
            <text:p>0.3</text:p>
          </table:table-cell>
          <table:table-cell office:value-type="float" office:value="0.92" calcext:value-type="float">
            <text:p>0.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889" calcext:value-type="float">
            <text:p>0.88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6538" calcext:value-type="float">
            <text:p>0.65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3.0667" calcext:value-type="float">
            <text:p>3.0667</text:p>
          </table:table-cell>
          <table:table-cell office:value-type="float" office:value="0.3559" calcext:value-type="float">
            <text:p>0.355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478" calcext:value-type="float">
            <text:p>0.84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8727" calcext:value-type="float">
            <text:p>0.87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1.5667" calcext:value-type="float">
            <text:p>1.5667</text:p>
          </table:table-cell>
          <table:table-cell office:value-type="float" office:value="0.5357" calcext:value-type="float">
            <text:p>0.53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1.6" calcext:value-type="float">
            <text:p>1.6</text:p>
          </table:table-cell>
          <table:table-cell office:value-type="float" office:value="0.5652" calcext:value-type="float">
            <text:p>0.565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7288" calcext:value-type="float">
            <text:p>0.72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7288" calcext:value-type="float">
            <text:p>0.72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462" calcext:value-type="float">
            <text:p>0.84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8889" calcext:value-type="float">
            <text:p>0.88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7778" calcext:value-type="float">
            <text:p>0.77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182" calcext:value-type="float">
            <text:p>0.81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875" calcext:value-type="float">
            <text:p>0.8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9412" calcext:value-type="float">
            <text:p>0.94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8889" calcext:value-type="float">
            <text:p>0.88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1.1" calcext:value-type="float">
            <text:p>1.1</text:p>
          </table:table-cell>
          <table:table-cell office:value-type="float" office:value="0.9524" calcext:value-type="float">
            <text:p>0.95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68" calcext:value-type="float">
            <text:p>0.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SF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2" calcext:value-type="float">
            <text:p>2</text:p>
          </table:table-cell>
          <table:table-cell office:value-type="float" office:value="0.6818" calcext:value-type="float">
            <text:p>0.68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1.4" calcext:value-type="float">
            <text:p>1.4</text:p>
          </table:table-cell>
          <table:table-cell office:value-type="float" office:value="0.8421" calcext:value-type="float">
            <text:p>0.84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7667" calcext:value-type="float">
            <text:p>0.7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9048" calcext:value-type="float">
            <text:p>0.90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8261" calcext:value-type="float">
            <text:p>0.826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1.6" calcext:value-type="float">
            <text:p>1.6</text:p>
          </table:table-cell>
          <table:table-cell office:value-type="float" office:value="0.8421" calcext:value-type="float">
            <text:p>0.84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0.9" calcext:value-type="float">
            <text:p>0.9</text:p>
          </table:table-cell>
          <table:table-cell office:value-type="float" office:value="0.9565" calcext:value-type="float">
            <text:p>0.95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76" calcext:value-type="float">
            <text:p>0.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9091" calcext:value-type="float">
            <text:p>0.909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0.4" calcext:value-type="float">
            <text:p>0.4</text:p>
          </table:table-cell>
          <table:table-cell office:value-type="float" office:value="0.963" calcext:value-type="float">
            <text:p>0.9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1.5" calcext:value-type="float">
            <text:p>1.5</text:p>
          </table:table-cell>
          <table:table-cell office:value-type="float" office:value="0.8947" calcext:value-type="float">
            <text:p>0.89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302" calcext:value-type="float">
            <text:p>0.83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8393" calcext:value-type="float">
            <text:p>0.83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6923" calcext:value-type="float">
            <text:p>0.69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936" calcext:value-type="float">
            <text:p>0.89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936" calcext:value-type="float">
            <text:p>0.89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8833" calcext:value-type="float">
            <text:p>0.88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814" calcext:value-type="float">
            <text:p>0.8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5897" calcext:value-type="float">
            <text:p>0.589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818" calcext:value-type="float">
            <text:p>0.78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8958" calcext:value-type="float">
            <text:p>0.89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94" calcext:value-type="float">
            <text:p>0.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1.2333" calcext:value-type="float">
            <text:p>1.2333</text:p>
          </table:table-cell>
          <table:table-cell office:value-type="float" office:value="0.6552" calcext:value-type="float">
            <text:p>0.65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9216" calcext:value-type="float">
            <text:p>0.92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0.8" calcext:value-type="float">
            <text:p>0.8</text:p>
          </table:table-cell>
          <table:table-cell office:value-type="float" office:value="0.7705" calcext:value-type="float">
            <text:p>0.770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7083" calcext:value-type="float">
            <text:p>0.70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07" calcext:value-type="float">
            <text:p>0.80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9423" calcext:value-type="float">
            <text:p>0.94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1.5667" calcext:value-type="float">
            <text:p>1.5667</text:p>
          </table:table-cell>
          <table:table-cell office:value-type="float" office:value="0.569" calcext:value-type="float">
            <text:p>0.5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0.7" calcext:value-type="float">
            <text:p>0.7</text:p>
          </table:table-cell>
          <table:table-cell office:value-type="float" office:value="0.8431" calcext:value-type="float">
            <text:p>0.84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0.6" calcext:value-type="float">
            <text:p>0.6</text:p>
          </table:table-cell>
          <table:table-cell office:value-type="float" office:value="0.8679" calcext:value-type="float">
            <text:p>0.867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6528" calcext:value-type="float">
            <text:p>0.652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2.1" calcext:value-type="float">
            <text:p>2.1</text:p>
          </table:table-cell>
          <table:table-cell office:value-type="float" office:value="0.7188" calcext:value-type="float">
            <text:p>0.7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8333" calcext:value-type="float">
            <text:p>0.83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9062" calcext:value-type="float">
            <text:p>0.90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8421" calcext:value-type="float">
            <text:p>0.84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2.9" calcext:value-type="float">
            <text:p>2.9</text:p>
          </table:table-cell>
          <table:table-cell office:value-type="float" office:value="0.5185" calcext:value-type="float">
            <text:p>0.51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2.7" calcext:value-type="float">
            <text:p>2.7</text:p>
          </table:table-cell>
          <table:table-cell office:value-type="float" office:value="0.6667" calcext:value-type="float">
            <text:p>0.66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2.4" calcext:value-type="float">
            <text:p>2.4</text:p>
          </table:table-cell>
          <table:table-cell office:value-type="float" office:value="0.6897" calcext:value-type="float">
            <text:p>0.68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65" calcext:value-type="float">
            <text:p>0.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1.9" calcext:value-type="float">
            <text:p>1.9</text:p>
          </table:table-cell>
          <table:table-cell office:value-type="float" office:value="0.8571" calcext:value-type="float">
            <text:p>0.85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ER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2.6" calcext:value-type="float">
            <text:p>2.6</text:p>
          </table:table-cell>
          <table:table-cell office:value-type="float" office:value="0.7826" calcext:value-type="float">
            <text:p>0.78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2.8" calcext:value-type="float">
            <text:p>2.8</text:p>
          </table:table-cell>
          <table:table-cell office:value-type="float" office:value="0.4103" calcext:value-type="float">
            <text:p>0.410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1" calcext:value-type="float">
            <text:p>1</text:p>
          </table:table-cell>
          <table:table-cell office:value-type="float" office:value="0.8718" calcext:value-type="float">
            <text:p>0.87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3.6" calcext:value-type="float">
            <text:p>3.6</text:p>
          </table:table-cell>
          <table:table-cell office:value-type="float" office:value="0.2188" calcext:value-type="float">
            <text:p>0.2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1.3" calcext:value-type="float">
            <text:p>1.3</text:p>
          </table:table-cell>
          <table:table-cell office:value-type="float" office:value="0.871" calcext:value-type="float">
            <text:p>0.8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2.3" calcext:value-type="float">
            <text:p>2.3</text:p>
          </table:table-cell>
          <table:table-cell office:value-type="float" office:value="0.7692" calcext:value-type="float">
            <text:p>0.76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2.1" calcext:value-type="float">
            <text:p>2.1</text:p>
          </table:table-cell>
          <table:table-cell office:value-type="float" office:value="0.75" calcext:value-type="float">
            <text:p>0.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1.2" calcext:value-type="float">
            <text:p>1.2</text:p>
          </table:table-cell>
          <table:table-cell office:value-type="float" office:value="0.8788" calcext:value-type="float">
            <text:p>0.87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8333" calcext:value-type="float">
            <text:p>0.8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1.7" calcext:value-type="float">
            <text:p>1.7</text:p>
          </table:table-cell>
          <table:table-cell office:value-type="float" office:value="0.8462" calcext:value-type="float">
            <text:p>0.84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7429" calcext:value-type="float">
            <text:p>0.74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1.8" calcext:value-type="float">
            <text:p>1.8</text:p>
          </table:table-cell>
          <table:table-cell office:value-type="float" office:value="0.8621" calcext:value-type="float">
            <text:p>0.86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3" calcext:value-type="float">
            <text:p>3</text:p>
          </table:table-cell>
          <table:table-cell office:value-type="float" office:value="0.6364" calcext:value-type="float">
            <text:p>0.63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t_imle_l_none</text:p>
          </table:table-cell>
          <table:table-cell office:value-type="float" office:value="4.4" calcext:value-type="float">
            <text:p>4.4</text:p>
          </table:table-cell>
          <table:table-cell office:value-type="float" office:value="0.4639" calcext:value-type="float">
            <text:p>0.463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t_imle_l_none</text:p>
          </table:table-cell>
          <table:table-cell office:value-type="float" office:value="4.7333" calcext:value-type="float">
            <text:p>4.7333</text:p>
          </table:table-cell>
          <table:table-cell office:value-type="float" office:value="0.442" calcext:value-type="float">
            <text:p>0.44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mt_imle_l_none</text:p>
          </table:table-cell>
          <table:table-cell office:value-type="float" office:value="5.1667" calcext:value-type="float">
            <text:p>5.1667</text:p>
          </table:table-cell>
          <table:table-cell office:value-type="float" office:value="0.4194" calcext:value-type="float">
            <text:p>0.419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t_imle_l_none</text:p>
          </table:table-cell>
          <table:table-cell office:value-type="float" office:value="5.4667" calcext:value-type="float">
            <text:p>5.4667</text:p>
          </table:table-cell>
          <table:table-cell office:value-type="float" office:value="0.3947" calcext:value-type="float">
            <text:p>0.394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t_imle_l_none</text:p>
          </table:table-cell>
          <table:table-cell office:value-type="float" office:value="5.8667" calcext:value-type="float">
            <text:p>5.8667</text:p>
          </table:table-cell>
          <table:table-cell office:value-type="float" office:value="0.3716" calcext:value-type="float">
            <text:p>0.371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t_imle_l_none</text:p>
          </table:table-cell>
          <table:table-cell office:value-type="float" office:value="5.9333" calcext:value-type="float">
            <text:p>5.9333</text:p>
          </table:table-cell>
          <table:table-cell office:value-type="float" office:value="0.3144" calcext:value-type="float">
            <text:p>0.314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mt_imle_l_none</text:p>
          </table:table-cell>
          <table:table-cell office:value-type="float" office:value="5.6667" calcext:value-type="float">
            <text:p>5.6667</text:p>
          </table:table-cell>
          <table:table-cell office:value-type="float" office:value="0.3512" calcext:value-type="float">
            <text:p>0.351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mt_imle_l_none</text:p>
          </table:table-cell>
          <table:table-cell office:value-type="float" office:value="5.7667" calcext:value-type="float">
            <text:p>5.7667</text:p>
          </table:table-cell>
          <table:table-cell office:value-type="float" office:value="0.3353" calcext:value-type="float">
            <text:p>0.33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mt_imle_l_none</text:p>
          </table:table-cell>
          <table:table-cell office:value-type="float" office:value="4.9667" calcext:value-type="float">
            <text:p>4.9667</text:p>
          </table:table-cell>
          <table:table-cell office:value-type="float" office:value="0.4068" calcext:value-type="float">
            <text:p>0.406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mt_imle_l_none</text:p>
          </table:table-cell>
          <table:table-cell office:value-type="float" office:value="5.3" calcext:value-type="float">
            <text:p>5.3</text:p>
          </table:table-cell>
          <table:table-cell office:value-type="float" office:value="0.3846" calcext:value-type="float">
            <text:p>0.384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mt_imle_l_none</text:p>
          </table:table-cell>
          <table:table-cell office:value-type="float" office:value="3.4" calcext:value-type="float">
            <text:p>3.4</text:p>
          </table:table-cell>
          <table:table-cell office:value-type="float" office:value="0.537" calcext:value-type="float">
            <text:p>0.53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mt_imle_l_none</text:p>
          </table:table-cell>
          <table:table-cell office:value-type="float" office:value="4.2333" calcext:value-type="float">
            <text:p>4.2333</text:p>
          </table:table-cell>
          <table:table-cell office:value-type="float" office:value="0.4459" calcext:value-type="float">
            <text:p>0.445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mt_imle_l_none</text:p>
          </table:table-cell>
          <table:table-cell office:value-type="float" office:value="6.1" calcext:value-type="float">
            <text:p>6.1</text:p>
          </table:table-cell>
          <table:table-cell office:value-type="float" office:value="0.3807" calcext:value-type="float">
            <text:p>0.380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t_imle_l_none</text:p>
          </table:table-cell>
          <table:table-cell office:value-type="float" office:value="3.6333" calcext:value-type="float">
            <text:p>3.6333</text:p>
          </table:table-cell>
          <table:table-cell office:value-type="float" office:value="0.4962" calcext:value-type="float">
            <text:p>0.496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mt_imle_l_none</text:p>
          </table:table-cell>
          <table:table-cell office:value-type="float" office:value="5.3" calcext:value-type="float">
            <text:p>5.3</text:p>
          </table:table-cell>
          <table:table-cell office:value-type="float" office:value="0.4167" calcext:value-type="float">
            <text:p>0.416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t_imle_l_none</text:p>
          </table:table-cell>
          <table:table-cell office:value-type="float" office:value="5.7" calcext:value-type="float">
            <text:p>5.7</text:p>
          </table:table-cell>
          <table:table-cell office:value-type="float" office:value="0.3278" calcext:value-type="float">
            <text:p>0.32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t_imle_l_none</text:p>
          </table:table-cell>
          <table:table-cell office:value-type="float" office:value="6.0667" calcext:value-type="float">
            <text:p>6.0667</text:p>
          </table:table-cell>
          <table:table-cell office:value-type="float" office:value="0.335" calcext:value-type="float">
            <text:p>0.33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mt_imle_l_none</text:p>
          </table:table-cell>
          <table:table-cell office:value-type="float" office:value="4.4667" calcext:value-type="float">
            <text:p>4.4667</text:p>
          </table:table-cell>
          <table:table-cell office:value-type="float" office:value="0.3931" calcext:value-type="float">
            <text:p>0.393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mt_imle_l_none</text:p>
          </table:table-cell>
          <table:table-cell office:value-type="float" office:value="5" calcext:value-type="float">
            <text:p>5</text:p>
          </table:table-cell>
          <table:table-cell office:value-type="float" office:value="0.407" calcext:value-type="float">
            <text:p>0.40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mt_imle_l_none</text:p>
          </table:table-cell>
          <table:table-cell office:value-type="float" office:value="6.7667" calcext:value-type="float">
            <text:p>6.7667</text:p>
          </table:table-cell>
          <table:table-cell office:value-type="float" office:value="0.2749" calcext:value-type="float">
            <text:p>0.274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mt_imle_l_none</text:p>
          </table:table-cell>
          <table:table-cell office:value-type="float" office:value="5.4" calcext:value-type="float">
            <text:p>5.4</text:p>
          </table:table-cell>
          <table:table-cell office:value-type="float" office:value="0.3576" calcext:value-type="float">
            <text:p>0.357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t_imle_l_none</text:p>
          </table:table-cell>
          <table:table-cell office:value-type="float" office:value="7.0333" calcext:value-type="float">
            <text:p>7.0333</text:p>
          </table:table-cell>
          <table:table-cell office:value-type="float" office:value="0.2689" calcext:value-type="float">
            <text:p>0.268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mt_imle_l_none</text:p>
          </table:table-cell>
          <table:table-cell office:value-type="float" office:value="3.7333" calcext:value-type="float">
            <text:p>3.7333</text:p>
          </table:table-cell>
          <table:table-cell office:value-type="float" office:value="0.5138" calcext:value-type="float">
            <text:p>0.513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mt_imle_l_none</text:p>
          </table:table-cell>
          <table:table-cell office:value-type="float" office:value="4.8" calcext:value-type="float">
            <text:p>4.8</text:p>
          </table:table-cell>
          <table:table-cell office:value-type="float" office:value="0.4323" calcext:value-type="float">
            <text:p>0.432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EV</text:p>
          </table:table-cell>
          <table:table-cell office:value-type="float" office:value="0.4" calcext:value-type="float">
            <text:p>0.4</text:p>
          </table:table-cell>
          <table:table-cell office:value-type="float" office:value="0.875" calcext:value-type="float">
            <text:p>0.8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string" calcext:value-type="string">
            <text:p>SF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EV</text:p>
          </table:table-cell>
          <table:table-cell office:value-type="float" office:value="0.9" calcext:value-type="float">
            <text:p>0.9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EV</text:p>
          </table:table-cell>
          <table:table-cell office:value-type="float" office:value="0.3" calcext:value-type="float">
            <text:p>0.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0.3" calcext:value-type="float">
            <text:p>0.3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3" calcext:value-type="float">
            <text:p>1.3</text:p>
          </table:table-cell>
          <table:table-cell office:value-type="float" office:value="0.75" calcext:value-type="float">
            <text:p>0.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2.3" calcext:value-type="float">
            <text:p>2.3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string" calcext:value-type="string">
            <text:p>SF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2.7" calcext:value-type="float">
            <text:p>2.7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558823529411765" calcext:value-type="float">
            <text:p>0.5588235294117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05128205128205" calcext:value-type="float">
            <text:p>0.2051282051282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.6" calcext:value-type="float">
            <text:p>0.6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.7" calcext:value-type="float">
            <text:p>0.7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2.7" calcext:value-type="float">
            <text:p>2.7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1.3" calcext:value-type="float">
            <text:p>1.3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1.7" calcext:value-type="float">
            <text:p>1.7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1.6" calcext:value-type="float">
            <text:p>1.6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2.8" calcext:value-type="float">
            <text:p>2.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1.2" calcext:value-type="float">
            <text:p>1.2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0" calcext:value-type="float">
            <text:p>59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1.5" calcext:value-type="float">
            <text:p>1.5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3.5" calcext:value-type="float">
            <text:p>3.5</text:p>
          </table:table-cell>
          <table:table-cell office:value-type="float" office:value="0.138888888888889" calcext:value-type="float">
            <text:p>0.1388888888888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1.2" calcext:value-type="float">
            <text:p>1.2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2.9" calcext:value-type="float">
            <text:p>2.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3.5" calcext:value-type="float">
            <text:p>3.5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1.2" calcext:value-type="float">
            <text:p>1.2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485714285714286" calcext:value-type="float">
            <text:p>0.48571428571428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1.9" calcext:value-type="float">
            <text:p>1.9</text:p>
          </table:table-cell>
          <table:table-cell office:value-type="float" office:value="0.592592592592593" calcext:value-type="float">
            <text:p>0.5925925925925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.4" calcext:value-type="float">
            <text:p>0.4</text:p>
          </table:table-cell>
          <table:table-cell office:value-type="float" office:value="0.962962962962963" calcext:value-type="float">
            <text:p>0.9629629629629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1.3" calcext:value-type="float">
            <text:p>1.3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7" calcext:value-type="float">
            <text:p>0.7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string" calcext:value-type="string">
            <text:p>SF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1.5" calcext:value-type="float">
            <text:p>1.5</text:p>
          </table:table-cell>
          <table:table-cell office:value-type="float" office:value="0.76" calcext:value-type="float">
            <text:p>0.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1.1" calcext:value-type="float">
            <text:p>1.1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.7" calcext:value-type="float">
            <text:p>0.7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1.2" calcext:value-type="float">
            <text:p>1.2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9" calcext:value-type="float">
            <text:p>0.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.8" calcext:value-type="float">
            <text:p>0.8</text:p>
          </table:table-cell>
          <table:table-cell office:value-type="float" office:value="0.92" calcext:value-type="float">
            <text:p>0.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.8" calcext:value-type="float">
            <text:p>0.8</text:p>
          </table:table-cell>
          <table:table-cell office:value-type="float" office:value="0.92" calcext:value-type="float">
            <text:p>0.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.7" calcext:value-type="float">
            <text:p>0.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.4" calcext:value-type="float">
            <text:p>0.4</text:p>
          </table:table-cell>
          <table:table-cell office:value-type="float" office:value="0.962962962962963" calcext:value-type="float">
            <text:p>0.9629629629629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1.4" calcext:value-type="float">
            <text:p>1.4</text:p>
          </table:table-cell>
          <table:table-cell office:value-type="float" office:value="0.863636363636364" calcext:value-type="float">
            <text:p>0.8636363636363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1.2" calcext:value-type="float">
            <text:p>1.2</text:p>
          </table:table-cell>
          <table:table-cell office:value-type="float" office:value="0.826086956521739" calcext:value-type="float">
            <text:p>0.8260869565217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.6" calcext:value-type="float">
            <text:p>0.6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2.5" calcext:value-type="float">
            <text:p>2.5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26" calcext:value-type="float">
            <text:p>62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3.1" calcext:value-type="float">
            <text:p>3.1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string" calcext:value-type="string">
            <text:p>SF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2.7" calcext:value-type="float">
            <text:p>2.7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2.3" calcext:value-type="float">
            <text:p>2.3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2.9" calcext:value-type="float">
            <text:p>2.9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30" calcext:value-type="float">
            <text:p>63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2.5" calcext:value-type="float">
            <text:p>2.5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31" calcext:value-type="float">
            <text:p>63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33" calcext:value-type="float">
            <text:p>63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2.5" calcext:value-type="float">
            <text:p>2.5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2.9" calcext:value-type="float">
            <text:p>2.9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35" calcext:value-type="float">
            <text:p>63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2.5" calcext:value-type="float">
            <text:p>2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37" calcext:value-type="float">
            <text:p>63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2.4" calcext:value-type="float">
            <text:p>2.4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38" calcext:value-type="float">
            <text:p>638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39" calcext:value-type="float">
            <text:p>639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40" calcext:value-type="float">
            <text:p>640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2.4" calcext:value-type="float">
            <text:p>2.4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41" calcext:value-type="float">
            <text:p>641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2.8" calcext:value-type="float">
            <text:p>2.8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43" calcext:value-type="float">
            <text:p>643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2.9" calcext:value-type="float">
            <text:p>2.9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2.9" calcext:value-type="float">
            <text:p>2.9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45" calcext:value-type="float">
            <text:p>645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47" calcext:value-type="float">
            <text:p>647</text:p>
          </table:table-cell>
          <table:table-cell office:value-type="string" calcext:value-type="string">
            <text:p>SF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4_gaussian_ev_2022-08-20_BST_11:39:51,306_create_dags</text:p>
          </table:table-cell>
        </table:table-row>
        <table:table-row table:style-name="ro1" table:visibility="filter">
          <table:table-cell office:value-type="float" office:value="648" calcext:value-type="float">
            <text:p>64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49" calcext:value-type="float">
            <text:p>64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EV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EV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1" calcext:value-type="float">
            <text:p>65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EV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64601769911504" calcext:value-type="float">
            <text:p>0.96460176991150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2" calcext:value-type="float">
            <text:p>65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4" calcext:value-type="float">
            <text:p>65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EV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90740740740741" calcext:value-type="float">
            <text:p>0.99074074074074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5" calcext:value-type="float">
            <text:p>65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EV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6" calcext:value-type="float">
            <text:p>65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EV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53703703703704" calcext:value-type="float">
            <text:p>0.9537037037037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EV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8" calcext:value-type="float">
            <text:p>65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EV</text:p>
          </table:table-cell>
          <table:table-cell office:value-type="float" office:value="0.1" calcext:value-type="float">
            <text:p>0.1</text:p>
          </table:table-cell>
          <table:table-cell office:value-type="float" office:value="0.990825688073394" calcext:value-type="float">
            <text:p>0.99082568807339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59" calcext:value-type="float">
            <text:p>65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EV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905982905982906" calcext:value-type="float">
            <text:p>0.9059829059829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0" calcext:value-type="float">
            <text:p>66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1" calcext:value-type="float">
            <text:p>66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EV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2" calcext:value-type="float">
            <text:p>66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3" calcext:value-type="float">
            <text:p>66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EV</text:p>
          </table:table-cell>
          <table:table-cell office:value-type="float" office:value="0.1" calcext:value-type="float">
            <text:p>0.1</text:p>
          </table:table-cell>
          <table:table-cell office:value-type="float" office:value="0.990825688073394" calcext:value-type="float">
            <text:p>0.99082568807339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5" calcext:value-type="float">
            <text:p>66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EV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38053097345133" calcext:value-type="float">
            <text:p>0.93805309734513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7" calcext:value-type="float">
            <text:p>66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EV</text:p>
          </table:table-cell>
          <table:table-cell office:value-type="float" office:value="1.26666666666667" calcext:value-type="float">
            <text:p>1.26666666666667</text:p>
          </table:table-cell>
          <table:table-cell office:value-type="float" office:value="0.8" calcext:value-type="float">
            <text:p>0.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8" calcext:value-type="float">
            <text:p>66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EV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1" calcext:value-type="float">
            <text:p>67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EV</text:p>
          </table:table-cell>
          <table:table-cell office:value-type="float" office:value="0.4" calcext:value-type="float">
            <text:p>0.4</text:p>
          </table:table-cell>
          <table:table-cell office:value-type="float" office:value="0.921739130434783" calcext:value-type="float">
            <text:p>0.92173913043478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2" calcext:value-type="float">
            <text:p>67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3.73333333333333" calcext:value-type="float">
            <text:p>3.73333333333333</text:p>
          </table:table-cell>
          <table:table-cell office:value-type="float" office:value="0.459302325581395" calcext:value-type="float">
            <text:p>0.45930232558139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3" calcext:value-type="float">
            <text:p>67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4" calcext:value-type="float">
            <text:p>67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2.76666666666667" calcext:value-type="float">
            <text:p>2.76666666666667</text:p>
          </table:table-cell>
          <table:table-cell office:value-type="float" office:value="0.558620689655172" calcext:value-type="float">
            <text:p>0.55862068965517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5" calcext:value-type="float">
            <text:p>67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2.63333333333333" calcext:value-type="float">
            <text:p>2.63333333333333</text:p>
          </table:table-cell>
          <table:table-cell office:value-type="float" office:value="0.570469798657718" calcext:value-type="float">
            <text:p>0.57046979865771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6" calcext:value-type="float">
            <text:p>67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502958579881657" calcext:value-type="float">
            <text:p>0.50295857988165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7" calcext:value-type="float">
            <text:p>67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2.53333333333333" calcext:value-type="float">
            <text:p>2.53333333333333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8" calcext:value-type="float">
            <text:p>67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3.36666666666667" calcext:value-type="float">
            <text:p>3.3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3.1" calcext:value-type="float">
            <text:p>3.1</text:p>
          </table:table-cell>
          <table:table-cell office:value-type="float" office:value="0.520231213872832" calcext:value-type="float">
            <text:p>0.52023121387283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0" calcext:value-type="float">
            <text:p>68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8.13333333333333" calcext:value-type="float">
            <text:p>8.13333333333333</text:p>
          </table:table-cell>
          <table:table-cell office:value-type="float" office:value="0.177121771217712" calcext:value-type="float">
            <text:p>0.17712177121771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1" calcext:value-type="float">
            <text:p>68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2.6" calcext:value-type="float">
            <text:p>2.6</text:p>
          </table:table-cell>
          <table:table-cell office:value-type="float" office:value="0.577922077922078" calcext:value-type="float">
            <text:p>0.57792207792207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2" calcext:value-type="float">
            <text:p>68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2.76666666666667" calcext:value-type="float">
            <text:p>2.76666666666667</text:p>
          </table:table-cell>
          <table:table-cell office:value-type="float" office:value="0.567741935483871" calcext:value-type="float">
            <text:p>0.56774193548387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3" calcext:value-type="float">
            <text:p>68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5.83333333333333" calcext:value-type="float">
            <text:p>5.83333333333333</text:p>
          </table:table-cell>
          <table:table-cell office:value-type="float" office:value="0.300884955752212" calcext:value-type="float">
            <text:p>0.30088495575221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4" calcext:value-type="float">
            <text:p>68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5.26666666666667" calcext:value-type="float">
            <text:p>5.26666666666667</text:p>
          </table:table-cell>
          <table:table-cell office:value-type="float" office:value="0.328571428571429" calcext:value-type="float">
            <text:p>0.32857142857142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5" calcext:value-type="float">
            <text:p>68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2.63333333333333" calcext:value-type="float">
            <text:p>2.63333333333333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6" calcext:value-type="float">
            <text:p>68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4.43333333333333" calcext:value-type="float">
            <text:p>4.43333333333333</text:p>
          </table:table-cell>
          <table:table-cell office:value-type="float" office:value="0.401015228426396" calcext:value-type="float">
            <text:p>0.40101522842639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7" calcext:value-type="float">
            <text:p>68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3.13333333333333" calcext:value-type="float">
            <text:p>3.13333333333333</text:p>
          </table:table-cell>
          <table:table-cell office:value-type="float" office:value="0.524137931034483" calcext:value-type="float">
            <text:p>0.52413793103448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8" calcext:value-type="float">
            <text:p>68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6" calcext:value-type="float">
            <text:p>6</text:p>
          </table:table-cell>
          <table:table-cell office:value-type="float" office:value="0.263681592039801" calcext:value-type="float">
            <text:p>0.2636815920398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89" calcext:value-type="float">
            <text:p>68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5.63333333333333" calcext:value-type="float">
            <text:p>5.63333333333333</text:p>
          </table:table-cell>
          <table:table-cell office:value-type="float" office:value="0.334763948497854" calcext:value-type="float">
            <text:p>0.33476394849785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4.06666666666667" calcext:value-type="float">
            <text:p>4.06666666666667</text:p>
          </table:table-cell>
          <table:table-cell office:value-type="float" office:value="0.418079096045198" calcext:value-type="float">
            <text:p>0.41807909604519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1" calcext:value-type="float">
            <text:p>69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2.4" calcext:value-type="float">
            <text:p>2.4</text:p>
          </table:table-cell>
          <table:table-cell office:value-type="float" office:value="0.617021276595745" calcext:value-type="float">
            <text:p>0.61702127659574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2" calcext:value-type="float">
            <text:p>69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2.43333333333333" calcext:value-type="float">
            <text:p>2.43333333333333</text:p>
          </table:table-cell>
          <table:table-cell office:value-type="float" office:value="0.602739726027397" calcext:value-type="float">
            <text:p>0.60273972602739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3" calcext:value-type="float">
            <text:p>69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2.53333333333333" calcext:value-type="float">
            <text:p>2.53333333333333</text:p>
          </table:table-cell>
          <table:table-cell office:value-type="float" office:value="0.585185185185185" calcext:value-type="float">
            <text:p>0.58518518518518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4" calcext:value-type="float">
            <text:p>69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2.8" calcext:value-type="float">
            <text:p>2.8</text:p>
          </table:table-cell>
          <table:table-cell office:value-type="float" office:value="0.560240963855422" calcext:value-type="float">
            <text:p>0.56024096385542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5" calcext:value-type="float">
            <text:p>69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3.13333333333333" calcext:value-type="float">
            <text:p>3.13333333333333</text:p>
          </table:table-cell>
          <table:table-cell office:value-type="float" office:value="0.520710059171598" calcext:value-type="float">
            <text:p>0.52071005917159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6" calcext:value-type="float">
            <text:p>69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7" calcext:value-type="float">
            <text:p>69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8" calcext:value-type="float">
            <text:p>69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699" calcext:value-type="float">
            <text:p>69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961904761904762" calcext:value-type="float">
            <text:p>0.9619047619047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1" calcext:value-type="float">
            <text:p>70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98989898989899" calcext:value-type="float">
            <text:p>0.989898989898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2" calcext:value-type="float">
            <text:p>70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71698113207547" calcext:value-type="float">
            <text:p>0.97169811320754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3" calcext:value-type="float">
            <text:p>70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972222222222222" calcext:value-type="float">
            <text:p>0.97222222222222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4" calcext:value-type="float">
            <text:p>70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950980392156863" calcext:value-type="float">
            <text:p>0.95098039215686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893203883495146" calcext:value-type="float">
            <text:p>0.89320388349514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1.36666666666667" calcext:value-type="float">
            <text:p>1.36666666666667</text:p>
          </table:table-cell>
          <table:table-cell office:value-type="float" office:value="0.801801801801802" calcext:value-type="float">
            <text:p>0.80180180180180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943396226415094" calcext:value-type="float">
            <text:p>0.94339622641509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8" calcext:value-type="float">
            <text:p>70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09" calcext:value-type="float">
            <text:p>70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0" calcext:value-type="float">
            <text:p>71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80769230769231" calcext:value-type="float">
            <text:p>0.9807692307692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2" calcext:value-type="float">
            <text:p>71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3" calcext:value-type="float">
            <text:p>71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990384615384615" calcext:value-type="float">
            <text:p>0.9903846153846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4" calcext:value-type="float">
            <text:p>71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5" calcext:value-type="float">
            <text:p>71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.3" calcext:value-type="float">
            <text:p>0.3</text:p>
          </table:table-cell>
          <table:table-cell office:value-type="float" office:value="0.990291262135922" calcext:value-type="float">
            <text:p>0.99029126213592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6" calcext:value-type="float">
            <text:p>71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7" calcext:value-type="float">
            <text:p>71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8" calcext:value-type="float">
            <text:p>71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.6" calcext:value-type="float">
            <text:p>0.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19" calcext:value-type="float">
            <text:p>71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1.6" calcext:value-type="float">
            <text:p>1.6</text:p>
          </table:table-cell>
          <table:table-cell office:value-type="float" office:value="0.774774774774775" calcext:value-type="float">
            <text:p>0.77477477477477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0" calcext:value-type="float">
            <text:p>72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3.56666666666667" calcext:value-type="float">
            <text:p>3.56666666666667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1" calcext:value-type="float">
            <text:p>72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3.36666666666667" calcext:value-type="float">
            <text:p>3.36666666666667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3" calcext:value-type="float">
            <text:p>72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3.2" calcext:value-type="float">
            <text:p>3.2</text:p>
          </table:table-cell>
          <table:table-cell office:value-type="float" office:value="0.516129032258065" calcext:value-type="float">
            <text:p>0.5161290322580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4" calcext:value-type="float">
            <text:p>72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3.1" calcext:value-type="float">
            <text:p>3.1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5" calcext:value-type="float">
            <text:p>72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3.23333333333333" calcext:value-type="float">
            <text:p>3.23333333333333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6" calcext:value-type="float">
            <text:p>72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7" calcext:value-type="float">
            <text:p>72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3.5" calcext:value-type="float">
            <text:p>3.5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3.23333333333333" calcext:value-type="float">
            <text:p>3.23333333333333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29" calcext:value-type="float">
            <text:p>72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3.1" calcext:value-type="float">
            <text:p>3.1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0" calcext:value-type="float">
            <text:p>73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451612903225806" calcext:value-type="float">
            <text:p>0.4516129032258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1" calcext:value-type="float">
            <text:p>73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3.3" calcext:value-type="float">
            <text:p>3.3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2" calcext:value-type="float">
            <text:p>73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3.2" calcext:value-type="float">
            <text:p>3.2</text:p>
          </table:table-cell>
          <table:table-cell office:value-type="float" office:value="0.432432432432432" calcext:value-type="float">
            <text:p>0.4324324324324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3" calcext:value-type="float">
            <text:p>73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3.03333333333333" calcext:value-type="float">
            <text:p>3.03333333333333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4" calcext:value-type="float">
            <text:p>734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0.405405405405405" calcext:value-type="float">
            <text:p>0.4054054054054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5" calcext:value-type="float">
            <text:p>735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3.36666666666667" calcext:value-type="float">
            <text:p>3.36666666666667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6" calcext:value-type="float">
            <text:p>736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2.8" calcext:value-type="float">
            <text:p>2.8</text:p>
          </table:table-cell>
          <table:table-cell office:value-type="float" office:value="0.787878787878788" calcext:value-type="float">
            <text:p>0.7878787878787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483870967741936" calcext:value-type="float">
            <text:p>0.4838709677419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8" calcext:value-type="float">
            <text:p>738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3.23333333333333" calcext:value-type="float">
            <text:p>3.23333333333333</text:p>
          </table:table-cell>
          <table:table-cell office:value-type="float" office:value="0.388888888888889" calcext:value-type="float">
            <text:p>0.3888888888888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39" calcext:value-type="float">
            <text:p>739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40" calcext:value-type="float">
            <text:p>740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3.4" calcext:value-type="float">
            <text:p>3.4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41" calcext:value-type="float">
            <text:p>741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2.96666666666667" calcext:value-type="float">
            <text:p>2.96666666666667</text:p>
          </table:table-cell>
          <table:table-cell office:value-type="float" office:value="0.536585365853659" calcext:value-type="float">
            <text:p>0.53658536585365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42" calcext:value-type="float">
            <text:p>742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office:value-type="string" calcext:value-type="string">
            <text:p>SF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432432432432432" calcext:value-type="float">
            <text:p>0.4324324324324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SF4_gaussian_ev_2022-08-20_BST_11:39:59,723_create_dags</text:p>
          </table:table-cell>
        </table:table-row>
        <table:table-row table:style-name="ro1" table:visibility="filter">
          <table:table-cell office:value-type="float" office:value="744" calcext:value-type="float">
            <text:p>74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45" calcext:value-type="float">
            <text:p>74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47" calcext:value-type="float">
            <text:p>74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EV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51612903225806" calcext:value-type="float">
            <text:p>0.9516129032258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48" calcext:value-type="float">
            <text:p>74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1" calcext:value-type="float">
            <text:p>75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2" calcext:value-type="float">
            <text:p>75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3" calcext:value-type="float">
            <text:p>75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4" calcext:value-type="float">
            <text:p>75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5" calcext:value-type="float">
            <text:p>75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EV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6" calcext:value-type="float">
            <text:p>75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7" calcext:value-type="float">
            <text:p>75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8" calcext:value-type="float">
            <text:p>75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59" calcext:value-type="float">
            <text:p>75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0" calcext:value-type="float">
            <text:p>76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EV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1" calcext:value-type="float">
            <text:p>76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EV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0.840579710144927" calcext:value-type="float">
            <text:p>0.8405797101449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2" calcext:value-type="float">
            <text:p>76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3" calcext:value-type="float">
            <text:p>76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EV</text:p>
          </table:table-cell>
          <table:table-cell office:value-type="float" office:value="0.3" calcext:value-type="float">
            <text:p>0.3</text:p>
          </table:table-cell>
          <table:table-cell office:value-type="float" office:value="0.89041095890411" calcext:value-type="float">
            <text:p>0.890410958904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4" calcext:value-type="float">
            <text:p>76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5" calcext:value-type="float">
            <text:p>76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6" calcext:value-type="float">
            <text:p>76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7" calcext:value-type="float">
            <text:p>76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8" calcext:value-type="float">
            <text:p>76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2.1" calcext:value-type="float">
            <text:p>2.1</text:p>
          </table:table-cell>
          <table:table-cell office:value-type="float" office:value="0.407766990291262" calcext:value-type="float">
            <text:p>0.40776699029126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69" calcext:value-type="float">
            <text:p>76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0.330357142857143" calcext:value-type="float">
            <text:p>0.33035714285714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0" calcext:value-type="float">
            <text:p>77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1.7" calcext:value-type="float">
            <text:p>1.7</text:p>
          </table:table-cell>
          <table:table-cell office:value-type="float" office:value="0.417721518987342" calcext:value-type="float">
            <text:p>0.41772151898734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1" calcext:value-type="float">
            <text:p>77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2.53333333333333" calcext:value-type="float">
            <text:p>2.53333333333333</text:p>
          </table:table-cell>
          <table:table-cell office:value-type="float" office:value="0.382608695652174" calcext:value-type="float">
            <text:p>0.38260869565217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2" calcext:value-type="float">
            <text:p>77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2.1" calcext:value-type="float">
            <text:p>2.1</text:p>
          </table:table-cell>
          <table:table-cell office:value-type="float" office:value="0.41" calcext:value-type="float">
            <text:p>0.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3" calcext:value-type="float">
            <text:p>77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0.4" calcext:value-type="float">
            <text:p>0.4</text:p>
          </table:table-cell>
          <table:table-cell office:value-type="float" office:value="0.825396825396825" calcext:value-type="float">
            <text:p>0.8253968253968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4" calcext:value-type="float">
            <text:p>77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563380281690141" calcext:value-type="float">
            <text:p>0.56338028169014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5" calcext:value-type="float">
            <text:p>77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.4" calcext:value-type="float">
            <text:p>0.4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6" calcext:value-type="float">
            <text:p>77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1.23333333333333" calcext:value-type="float">
            <text:p>1.23333333333333</text:p>
          </table:table-cell>
          <table:table-cell office:value-type="float" office:value="0.528571428571429" calcext:value-type="float">
            <text:p>0.5285714285714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7" calcext:value-type="float">
            <text:p>77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2.03333333333333" calcext:value-type="float">
            <text:p>2.03333333333333</text:p>
          </table:table-cell>
          <table:table-cell office:value-type="float" office:value="0.443396226415094" calcext:value-type="float">
            <text:p>0.44339622641509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8" calcext:value-type="float">
            <text:p>77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5" calcext:value-type="float">
            <text:p>0.5</text:p>
          </table:table-cell>
          <table:table-cell office:value-type="float" office:value="0.792452830188679" calcext:value-type="float">
            <text:p>0.79245283018867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79" calcext:value-type="float">
            <text:p>77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4.53333333333333" calcext:value-type="float">
            <text:p>4.53333333333333</text:p>
          </table:table-cell>
          <table:table-cell office:value-type="float" office:value="0.164383561643836" calcext:value-type="float">
            <text:p>0.16438356164383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0" calcext:value-type="float">
            <text:p>78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738636363636364" calcext:value-type="float">
            <text:p>0.73863636363636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1" calcext:value-type="float">
            <text:p>78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4.26666666666667" calcext:value-type="float">
            <text:p>4.26666666666667</text:p>
          </table:table-cell>
          <table:table-cell office:value-type="float" office:value="0.163265306122449" calcext:value-type="float">
            <text:p>0.16326530612244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2" calcext:value-type="float">
            <text:p>78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0.465116279069767" calcext:value-type="float">
            <text:p>0.46511627906976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3" calcext:value-type="float">
            <text:p>78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1.7" calcext:value-type="float">
            <text:p>1.7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4" calcext:value-type="float">
            <text:p>78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3.93333333333333" calcext:value-type="float">
            <text:p>3.93333333333333</text:p>
          </table:table-cell>
          <table:table-cell office:value-type="float" office:value="0.271523178807947" calcext:value-type="float">
            <text:p>0.27152317880794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5" calcext:value-type="float">
            <text:p>78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0.6" calcext:value-type="float">
            <text:p>0.6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6" calcext:value-type="float">
            <text:p>78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3.46666666666667" calcext:value-type="float">
            <text:p>3.46666666666667</text:p>
          </table:table-cell>
          <table:table-cell office:value-type="float" office:value="0.253968253968254" calcext:value-type="float">
            <text:p>0.25396825396825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7" calcext:value-type="float">
            <text:p>78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2.43333333333333" calcext:value-type="float">
            <text:p>2.43333333333333</text:p>
          </table:table-cell>
          <table:table-cell office:value-type="float" office:value="0.415929203539823" calcext:value-type="float">
            <text:p>0.4159292035398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8" calcext:value-type="float">
            <text:p>78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3.03333333333333" calcext:value-type="float">
            <text:p>3.03333333333333</text:p>
          </table:table-cell>
          <table:table-cell office:value-type="float" office:value="0.287037037037037" calcext:value-type="float">
            <text:p>0.28703703703703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89" calcext:value-type="float">
            <text:p>78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662162162162162" calcext:value-type="float">
            <text:p>0.66216216216216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0" calcext:value-type="float">
            <text:p>79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1.7" calcext:value-type="float">
            <text:p>1.7</text:p>
          </table:table-cell>
          <table:table-cell office:value-type="float" office:value="0.41025641025641" calcext:value-type="float">
            <text:p>0.4102564102564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1" calcext:value-type="float">
            <text:p>79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19444444444444" calcext:value-type="float">
            <text:p>0.81944444444444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2" calcext:value-type="float">
            <text:p>79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79310344827586" calcext:value-type="float">
            <text:p>0.87931034482758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3" calcext:value-type="float">
            <text:p>79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.3" calcext:value-type="float">
            <text:p>0.3</text:p>
          </table:table-cell>
          <table:table-cell office:value-type="float" office:value="0.949152542372881" calcext:value-type="float">
            <text:p>0.9491525423728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4" calcext:value-type="float">
            <text:p>79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5" calcext:value-type="float">
            <text:p>79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6" calcext:value-type="float">
            <text:p>79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7" calcext:value-type="float">
            <text:p>79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8" calcext:value-type="float">
            <text:p>79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799" calcext:value-type="float">
            <text:p>79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0.967213114754098" calcext:value-type="float">
            <text:p>0.96721311475409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1" calcext:value-type="float">
            <text:p>80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951612903225806" calcext:value-type="float">
            <text:p>0.9516129032258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2" calcext:value-type="float">
            <text:p>80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3" calcext:value-type="float">
            <text:p>80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.3" calcext:value-type="float">
            <text:p>0.3</text:p>
          </table:table-cell>
          <table:table-cell office:value-type="float" office:value="0.936507936507936" calcext:value-type="float">
            <text:p>0.93650793650793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4" calcext:value-type="float">
            <text:p>80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981818181818182" calcext:value-type="float">
            <text:p>0.9818181818181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7" calcext:value-type="float">
            <text:p>80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4" calcext:value-type="float">
            <text:p>0.4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954545454545455" calcext:value-type="float">
            <text:p>0.9545454545454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09" calcext:value-type="float">
            <text:p>80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950819672131147" calcext:value-type="float">
            <text:p>0.95081967213114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0" calcext:value-type="float">
            <text:p>81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15254237288135" calcext:value-type="float">
            <text:p>0.9152542372881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1" calcext:value-type="float">
            <text:p>81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746478873239437" calcext:value-type="float">
            <text:p>0.74647887323943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82758620689655" calcext:value-type="float">
            <text:p>0.98275862068965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3" calcext:value-type="float">
            <text:p>81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84615384615385" calcext:value-type="float">
            <text:p>0.98461538461538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4" calcext:value-type="float">
            <text:p>81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914893617021277" calcext:value-type="float">
            <text:p>0.91489361702127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5" calcext:value-type="float">
            <text:p>81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1.8" calcext:value-type="float">
            <text:p>1.8</text:p>
          </table:table-cell>
          <table:table-cell office:value-type="float" office:value="0.405405405405405" calcext:value-type="float">
            <text:p>0.4054054054054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7" calcext:value-type="float">
            <text:p>81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0.395348837209302" calcext:value-type="float">
            <text:p>0.3953488372093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8" calcext:value-type="float">
            <text:p>81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19" calcext:value-type="float">
            <text:p>81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0" calcext:value-type="float">
            <text:p>82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1.76666666666667" calcext:value-type="float">
            <text:p>1.76666666666667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1" calcext:value-type="float">
            <text:p>82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2" calcext:value-type="float">
            <text:p>82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3" calcext:value-type="float">
            <text:p>82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0.463414634146341" calcext:value-type="float">
            <text:p>0.4634146341463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4" calcext:value-type="float">
            <text:p>82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5" calcext:value-type="float">
            <text:p>82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1.9" calcext:value-type="float">
            <text:p>1.9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8" calcext:value-type="float">
            <text:p>82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2.03333333333333" calcext:value-type="float">
            <text:p>2.03333333333333</text:p>
          </table:table-cell>
          <table:table-cell office:value-type="float" office:value="0.361111111111111" calcext:value-type="float">
            <text:p>0.3611111111111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29" calcext:value-type="float">
            <text:p>82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0.371428571428571" calcext:value-type="float">
            <text:p>0.37142857142857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0" calcext:value-type="float">
            <text:p>830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1.5" calcext:value-type="float">
            <text:p>1.5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1" calcext:value-type="float">
            <text:p>831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1.96666666666667" calcext:value-type="float">
            <text:p>1.96666666666667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2" calcext:value-type="float">
            <text:p>832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2.03333333333333" calcext:value-type="float">
            <text:p>2.03333333333333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3" calcext:value-type="float">
            <text:p>833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.96666666666667" calcext:value-type="float">
            <text:p>1.9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5" calcext:value-type="float">
            <text:p>835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2.06666666666667" calcext:value-type="float">
            <text:p>2.06666666666667</text:p>
          </table:table-cell>
          <table:table-cell office:value-type="float" office:value="0.32" calcext:value-type="float">
            <text:p>0.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6" calcext:value-type="float">
            <text:p>836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7" calcext:value-type="float">
            <text:p>837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office:value-type="float" office:value="0.305555555555556" calcext:value-type="float">
            <text:p>0.3055555555555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8" calcext:value-type="float">
            <text:p>838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0.194444444444444" calcext:value-type="float">
            <text:p>0.1944444444444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39" calcext:value-type="float">
            <text:p>839</text:p>
          </table:table-cell>
          <table:table-cell office:value-type="string" calcext:value-type="string">
            <text:p>ER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0.35" calcext:value-type="float">
            <text:p>0.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30_ER2_gaussian_ev_2022-08-20_BST_11:37:48,933_create_dags</text:p>
          </table:table-cell>
        </table:table-row>
        <table:table-row table:style-name="ro1" table:visibility="filter">
          <table:table-cell office:value-type="float" office:value="840" calcext:value-type="float">
            <text:p>84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41" calcext:value-type="float">
            <text:p>84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42" calcext:value-type="float">
            <text:p>84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43" calcext:value-type="float">
            <text:p>843</text:p>
          </table:table-cell>
          <table:table-cell office:value-type="string" calcext:value-type="string">
            <text:p>ER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45" calcext:value-type="float">
            <text:p>84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46" calcext:value-type="float">
            <text:p>84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47" calcext:value-type="float">
            <text:p>84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48" calcext:value-type="float">
            <text:p>84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49" calcext:value-type="float">
            <text:p>84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1" calcext:value-type="float">
            <text:p>85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3" calcext:value-type="float">
            <text:p>85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5" calcext:value-type="float">
            <text:p>85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6" calcext:value-type="float">
            <text:p>85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7" calcext:value-type="float">
            <text:p>85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8" calcext:value-type="float">
            <text:p>85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59" calcext:value-type="float">
            <text:p>85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0" calcext:value-type="float">
            <text:p>86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1" calcext:value-type="float">
            <text:p>86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2" calcext:value-type="float">
            <text:p>86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3" calcext:value-type="float">
            <text:p>86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4" calcext:value-type="float">
            <text:p>86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5" calcext:value-type="float">
            <text:p>86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6" calcext:value-type="float">
            <text:p>86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7" calcext:value-type="float">
            <text:p>867</text:p>
          </table:table-cell>
          <table:table-cell office:value-type="string" calcext:value-type="string">
            <text:p>ER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0.9" calcext:value-type="float">
            <text:p>0.9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69" calcext:value-type="float">
            <text:p>86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0" calcext:value-type="float">
            <text:p>87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1" calcext:value-type="float">
            <text:p>87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2" calcext:value-type="float">
            <text:p>87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3" calcext:value-type="float">
            <text:p>87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4" calcext:value-type="float">
            <text:p>87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5" calcext:value-type="float">
            <text:p>87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0.3" calcext:value-type="float">
            <text:p>0.3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6" calcext:value-type="float">
            <text:p>87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0.3" calcext:value-type="float">
            <text:p>0.3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7" calcext:value-type="float">
            <text:p>87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8" calcext:value-type="float">
            <text:p>87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79" calcext:value-type="float">
            <text:p>87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1" calcext:value-type="float">
            <text:p>1</text:p>
          </table:table-cell>
          <table:table-cell office:value-type="float" office:value="0.4375" calcext:value-type="float">
            <text:p>0.4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0" calcext:value-type="float">
            <text:p>88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1" calcext:value-type="float">
            <text:p>88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0.5" calcext:value-type="float">
            <text:p>0.5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2" calcext:value-type="float">
            <text:p>88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3" calcext:value-type="float">
            <text:p>88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4" calcext:value-type="float">
            <text:p>88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5" calcext:value-type="float">
            <text:p>88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6" calcext:value-type="float">
            <text:p>88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0.7" calcext:value-type="float">
            <text:p>0.7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7" calcext:value-type="float">
            <text:p>88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89" calcext:value-type="float">
            <text:p>88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0" calcext:value-type="float">
            <text:p>89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1" calcext:value-type="float">
            <text:p>891</text:p>
          </table:table-cell>
          <table:table-cell office:value-type="string" calcext:value-type="string">
            <text:p>ER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2" calcext:value-type="float">
            <text:p>89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3" calcext:value-type="float">
            <text:p>89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4" calcext:value-type="float">
            <text:p>89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5" calcext:value-type="float">
            <text:p>89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6" calcext:value-type="float">
            <text:p>89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7" calcext:value-type="float">
            <text:p>89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8" calcext:value-type="float">
            <text:p>89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899" calcext:value-type="float">
            <text:p>89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1" calcext:value-type="float">
            <text:p>90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2" calcext:value-type="float">
            <text:p>90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3" calcext:value-type="float">
            <text:p>90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4" calcext:value-type="float">
            <text:p>90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5" calcext:value-type="float">
            <text:p>90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8" calcext:value-type="float">
            <text:p>90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0" calcext:value-type="float">
            <text:p>91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1" calcext:value-type="float">
            <text:p>91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2" calcext:value-type="float">
            <text:p>91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3" calcext:value-type="float">
            <text:p>91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0.1" calcext:value-type="float">
            <text:p>0.1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4" calcext:value-type="float">
            <text:p>91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5" calcext:value-type="float">
            <text:p>915</text:p>
          </table:table-cell>
          <table:table-cell office:value-type="string" calcext:value-type="string">
            <text:p>ER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6" calcext:value-type="float">
            <text:p>91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7" calcext:value-type="float">
            <text:p>91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8" calcext:value-type="float">
            <text:p>91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19" calcext:value-type="float">
            <text:p>91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0.5" calcext:value-type="float">
            <text:p>0.5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0" calcext:value-type="float">
            <text:p>92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0.3" calcext:value-type="float">
            <text:p>0.3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1" calcext:value-type="float">
            <text:p>92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0.5" calcext:value-type="float">
            <text:p>0.5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2" calcext:value-type="float">
            <text:p>92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3" calcext:value-type="float">
            <text:p>92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1.2" calcext:value-type="float">
            <text:p>1.2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4" calcext:value-type="float">
            <text:p>92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5" calcext:value-type="float">
            <text:p>92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6" calcext:value-type="float">
            <text:p>926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7" calcext:value-type="float">
            <text:p>927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0.3" calcext:value-type="float">
            <text:p>0.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8" calcext:value-type="float">
            <text:p>928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0.3" calcext:value-type="float">
            <text:p>0.3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29" calcext:value-type="float">
            <text:p>929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30" calcext:value-type="float">
            <text:p>930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31" calcext:value-type="float">
            <text:p>931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32" calcext:value-type="float">
            <text:p>932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0.6" calcext:value-type="float">
            <text:p>0.6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33" calcext:value-type="float">
            <text:p>933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0.9" calcext:value-type="float">
            <text:p>0.9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34" calcext:value-type="float">
            <text:p>934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35" calcext:value-type="float">
            <text:p>935</text:p>
          </table:table-cell>
          <table:table-cell office:value-type="string" calcext:value-type="string">
            <text:p>ER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1_gaussian_ev_2022-08-20_BST_11:36:33,306_create_dags</text:p>
          </table:table-cell>
        </table:table-row>
        <table:table-row table:style-name="ro1" table:visibility="filter">
          <table:table-cell office:value-type="float" office:value="936" calcext:value-type="float">
            <text:p>93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EV</text:p>
          </table:table-cell>
          <table:table-cell office:value-type="float" office:value="1.3" calcext:value-type="float">
            <text:p>1.3</text:p>
          </table:table-cell>
          <table:table-cell office:value-type="float" office:value="0.782258064516129" calcext:value-type="float">
            <text:p>0.78225806451612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37" calcext:value-type="float">
            <text:p>93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EV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905982905982906" calcext:value-type="float">
            <text:p>0.9059829059829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38" calcext:value-type="float">
            <text:p>93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EV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982456140350877" calcext:value-type="float">
            <text:p>0.98245614035087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39" calcext:value-type="float">
            <text:p>93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EV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73451327433628" calcext:value-type="float">
            <text:p>0.97345132743362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0" calcext:value-type="float">
            <text:p>94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EV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1" calcext:value-type="float">
            <text:p>94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EV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923664122137405" calcext:value-type="float">
            <text:p>0.92366412213740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2" calcext:value-type="float">
            <text:p>94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EV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864864864864865" calcext:value-type="float">
            <text:p>0.86486486486486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3" calcext:value-type="float">
            <text:p>94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EV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974789915966386" calcext:value-type="float">
            <text:p>0.97478991596638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4" calcext:value-type="float">
            <text:p>94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EV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36936936936937" calcext:value-type="float">
            <text:p>0.93693693693693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5" calcext:value-type="float">
            <text:p>94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EV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956140350877193" calcext:value-type="float">
            <text:p>0.9561403508771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6" calcext:value-type="float">
            <text:p>94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EV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7" calcext:value-type="float">
            <text:p>94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EV</text:p>
          </table:table-cell>
          <table:table-cell office:value-type="float" office:value="0.6" calcext:value-type="float">
            <text:p>0.6</text:p>
          </table:table-cell>
          <table:table-cell office:value-type="float" office:value="0.938931297709924" calcext:value-type="float">
            <text:p>0.93893129770992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8" calcext:value-type="float">
            <text:p>94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EV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49" calcext:value-type="float">
            <text:p>94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EV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954545454545455" calcext:value-type="float">
            <text:p>0.95454545454545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EV</text:p>
          </table:table-cell>
          <table:table-cell office:value-type="float" office:value="0.2" calcext:value-type="float">
            <text:p>0.2</text:p>
          </table:table-cell>
          <table:table-cell office:value-type="float" office:value="0.972477064220183" calcext:value-type="float">
            <text:p>0.97247706422018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1" calcext:value-type="float">
            <text:p>95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2" calcext:value-type="float">
            <text:p>95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EV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976" calcext:value-type="float">
            <text:p>0.97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3" calcext:value-type="float">
            <text:p>95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EV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76744186046512" calcext:value-type="float">
            <text:p>0.97674418604651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4" calcext:value-type="float">
            <text:p>95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EV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75" calcext:value-type="float">
            <text:p>0.97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5" calcext:value-type="float">
            <text:p>95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EV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6" calcext:value-type="float">
            <text:p>95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EV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7" calcext:value-type="float">
            <text:p>95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EV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8" calcext:value-type="float">
            <text:p>95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59" calcext:value-type="float">
            <text:p>95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EV</text:p>
          </table:table-cell>
          <table:table-cell office:value-type="float" office:value="0.8" calcext:value-type="float">
            <text:p>0.8</text:p>
          </table:table-cell>
          <table:table-cell office:value-type="float" office:value="0.877049180327869" calcext:value-type="float">
            <text:p>0.87704918032786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0" calcext:value-type="float">
            <text:p>96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8.36666666666667" calcext:value-type="float">
            <text:p>8.36666666666667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1" calcext:value-type="float">
            <text:p>96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7.63333333333333" calcext:value-type="float">
            <text:p>7.63333333333333</text:p>
          </table:table-cell>
          <table:table-cell office:value-type="float" office:value="0.20377358490566" calcext:value-type="float">
            <text:p>0.2037735849056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2" calcext:value-type="float">
            <text:p>96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7.06666666666667" calcext:value-type="float">
            <text:p>7.06666666666667</text:p>
          </table:table-cell>
          <table:table-cell office:value-type="float" office:value="0.280442804428044" calcext:value-type="float">
            <text:p>0.28044280442804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3" calcext:value-type="float">
            <text:p>96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7.36666666666667" calcext:value-type="float">
            <text:p>7.36666666666667</text:p>
          </table:table-cell>
          <table:table-cell office:value-type="float" office:value="0.212927756653992" calcext:value-type="float">
            <text:p>0.21292775665399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4" calcext:value-type="float">
            <text:p>96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7.33333333333333" calcext:value-type="float">
            <text:p>7.33333333333333</text:p>
          </table:table-cell>
          <table:table-cell office:value-type="float" office:value="0.205761316872428" calcext:value-type="float">
            <text:p>0.205761316872428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5" calcext:value-type="float">
            <text:p>96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6.7" calcext:value-type="float">
            <text:p>6.7</text:p>
          </table:table-cell>
          <table:table-cell office:value-type="float" office:value="0.284584980237154" calcext:value-type="float">
            <text:p>0.28458498023715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6" calcext:value-type="float">
            <text:p>96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7.73333333333333" calcext:value-type="float">
            <text:p>7.73333333333333</text:p>
          </table:table-cell>
          <table:table-cell office:value-type="float" office:value="0.180451127819549" calcext:value-type="float">
            <text:p>0.18045112781954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7" calcext:value-type="float">
            <text:p>96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8.9" calcext:value-type="float">
            <text:p>8.9</text:p>
          </table:table-cell>
          <table:table-cell office:value-type="float" office:value="0.170491803278689" calcext:value-type="float">
            <text:p>0.17049180327868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8" calcext:value-type="float">
            <text:p>96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69" calcext:value-type="float">
            <text:p>96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7.86666666666667" calcext:value-type="float">
            <text:p>7.86666666666667</text:p>
          </table:table-cell>
          <table:table-cell office:value-type="float" office:value="0.212230215827338" calcext:value-type="float">
            <text:p>0.21223021582733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8.3" calcext:value-type="float">
            <text:p>8.3</text:p>
          </table:table-cell>
          <table:table-cell office:value-type="float" office:value="0.203508771929825" calcext:value-type="float">
            <text:p>0.20350877192982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1" calcext:value-type="float">
            <text:p>97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7.36666666666667" calcext:value-type="float">
            <text:p>7.36666666666667</text:p>
          </table:table-cell>
          <table:table-cell office:value-type="float" office:value="0.221774193548387" calcext:value-type="float">
            <text:p>0.22177419354838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2" calcext:value-type="float">
            <text:p>97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7.56666666666667" calcext:value-type="float">
            <text:p>7.56666666666667</text:p>
          </table:table-cell>
          <table:table-cell office:value-type="float" office:value="0.239285714285714" calcext:value-type="float">
            <text:p>0.23928571428571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3" calcext:value-type="float">
            <text:p>97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7.8" calcext:value-type="float">
            <text:p>7.8</text:p>
          </table:table-cell>
          <table:table-cell office:value-type="float" office:value="0.173076923076923" calcext:value-type="float">
            <text:p>0.17307692307692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4" calcext:value-type="float">
            <text:p>97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6.43333333333333" calcext:value-type="float">
            <text:p>6.43333333333333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5" calcext:value-type="float">
            <text:p>97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7.1" calcext:value-type="float">
            <text:p>7.1</text:p>
          </table:table-cell>
          <table:table-cell office:value-type="float" office:value="0.276264591439689" calcext:value-type="float">
            <text:p>0.27626459143968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6" calcext:value-type="float">
            <text:p>97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8.1" calcext:value-type="float">
            <text:p>8.1</text:p>
          </table:table-cell>
          <table:table-cell office:value-type="float" office:value="0.22680412371134" calcext:value-type="float">
            <text:p>0.2268041237113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7" calcext:value-type="float">
            <text:p>97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8.1" calcext:value-type="float">
            <text:p>8.1</text:p>
          </table:table-cell>
          <table:table-cell office:value-type="float" office:value="0.234265734265734" calcext:value-type="float">
            <text:p>0.23426573426573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8" calcext:value-type="float">
            <text:p>97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7.1" calcext:value-type="float">
            <text:p>7.1</text:p>
          </table:table-cell>
          <table:table-cell office:value-type="float" office:value="0.248091603053435" calcext:value-type="float">
            <text:p>0.248091603053435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79" calcext:value-type="float">
            <text:p>97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8.03333333333333" calcext:value-type="float">
            <text:p>8.03333333333333</text:p>
          </table:table-cell>
          <table:table-cell office:value-type="float" office:value="0.197718631178707" calcext:value-type="float">
            <text:p>0.19771863117870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0" calcext:value-type="float">
            <text:p>98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8.83333333333333" calcext:value-type="float">
            <text:p>8.83333333333333</text:p>
          </table:table-cell>
          <table:table-cell office:value-type="float" office:value="0.170068027210884" calcext:value-type="float">
            <text:p>0.17006802721088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1" calcext:value-type="float">
            <text:p>98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6.06666666666667" calcext:value-type="float">
            <text:p>6.06666666666667</text:p>
          </table:table-cell>
          <table:table-cell office:value-type="float" office:value="0.324675324675325" calcext:value-type="float">
            <text:p>0.32467532467532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2" calcext:value-type="float">
            <text:p>98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5.9" calcext:value-type="float">
            <text:p>5.9</text:p>
          </table:table-cell>
          <table:table-cell office:value-type="float" office:value="0.292372881355932" calcext:value-type="float">
            <text:p>0.29237288135593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3" calcext:value-type="float">
            <text:p>98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7.96666666666667" calcext:value-type="float">
            <text:p>7.96666666666667</text:p>
          </table:table-cell>
          <table:table-cell office:value-type="float" office:value="0.186311787072243" calcext:value-type="float">
            <text:p>0.18631178707224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4" calcext:value-type="float">
            <text:p>98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5" calcext:value-type="float">
            <text:p>98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2.6" calcext:value-type="float">
            <text:p>2.6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6" calcext:value-type="float">
            <text:p>98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848214285714286" calcext:value-type="float">
            <text:p>0.84821428571428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7" calcext:value-type="float">
            <text:p>98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8" calcext:value-type="float">
            <text:p>98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892156862745098" calcext:value-type="float">
            <text:p>0.89215686274509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89" calcext:value-type="float">
            <text:p>98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9" calcext:value-type="float">
            <text:p>0.9</text:p>
          </table:table-cell>
          <table:table-cell office:value-type="float" office:value="0.917355371900826" calcext:value-type="float">
            <text:p>0.91735537190082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0" calcext:value-type="float">
            <text:p>99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.3" calcext:value-type="float">
            <text:p>0.3</text:p>
          </table:table-cell>
          <table:table-cell office:value-type="float" office:value="0.970873786407767" calcext:value-type="float">
            <text:p>0.9708737864077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1" calcext:value-type="float">
            <text:p>99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981481481481482" calcext:value-type="float">
            <text:p>0.98148148148148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2" calcext:value-type="float">
            <text:p>99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1.43333333333333" calcext:value-type="float">
            <text:p>1.43333333333333</text:p>
          </table:table-cell>
          <table:table-cell office:value-type="float" office:value="0.80188679245283" calcext:value-type="float">
            <text:p>0.801886792452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3" calcext:value-type="float">
            <text:p>99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1.3" calcext:value-type="float">
            <text:p>1.3</text:p>
          </table:table-cell>
          <table:table-cell office:value-type="float" office:value="0.845454545454545" calcext:value-type="float">
            <text:p>0.84545454545454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4" calcext:value-type="float">
            <text:p>99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95" calcext:value-type="float">
            <text:p>0.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5" calcext:value-type="float">
            <text:p>99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0.808333333333333" calcext:value-type="float">
            <text:p>0.80833333333333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6" calcext:value-type="float">
            <text:p>99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907563025210084" calcext:value-type="float">
            <text:p>0.90756302521008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7" calcext:value-type="float">
            <text:p>99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87962962962963" calcext:value-type="float">
            <text:p>0.8796296296296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8" calcext:value-type="float">
            <text:p>99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6" calcext:value-type="float">
            <text:p>0.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999" calcext:value-type="float">
            <text:p>99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1.2" calcext:value-type="float">
            <text:p>1.2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1.86666666666667" calcext:value-type="float">
            <text:p>1.86666666666667</text:p>
          </table:table-cell>
          <table:table-cell office:value-type="float" office:value="0.807339449541284" calcext:value-type="float">
            <text:p>0.80733944954128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1" calcext:value-type="float">
            <text:p>100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1.6" calcext:value-type="float">
            <text:p>1.6</text:p>
          </table:table-cell>
          <table:table-cell office:value-type="float" office:value="0.792307692307692" calcext:value-type="float">
            <text:p>0.79230769230769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2" calcext:value-type="float">
            <text:p>100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1.03333333333333" calcext:value-type="float">
            <text:p>1.03333333333333</text:p>
          </table:table-cell>
          <table:table-cell office:value-type="float" office:value="0.890909090909091" calcext:value-type="float">
            <text:p>0.89090909090909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3" calcext:value-type="float">
            <text:p>100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2.06666666666667" calcext:value-type="float">
            <text:p>2.06666666666667</text:p>
          </table:table-cell>
          <table:table-cell office:value-type="float" office:value="0.708661417322835" calcext:value-type="float">
            <text:p>0.70866141732283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1.1" calcext:value-type="float">
            <text:p>1.1</text:p>
          </table:table-cell>
          <table:table-cell office:value-type="float" office:value="0.91588785046729" calcext:value-type="float">
            <text:p>0.9158878504672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48979591836735" calcext:value-type="float">
            <text:p>0.94897959183673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855855855855856" calcext:value-type="float">
            <text:p>0.85585585585585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3.7" calcext:value-type="float">
            <text:p>3.7</text:p>
          </table:table-cell>
          <table:table-cell office:value-type="float" office:value="0.318181818181818" calcext:value-type="float">
            <text:p>0.3181818181818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09" calcext:value-type="float">
            <text:p>100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3.4" calcext:value-type="float">
            <text:p>3.4</text:p>
          </table:table-cell>
          <table:table-cell office:value-type="float" office:value="0.424242424242424" calcext:value-type="float">
            <text:p>0.4242424242424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1" calcext:value-type="float">
            <text:p>101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3.86666666666667" calcext:value-type="float">
            <text:p>3.866666666666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2" calcext:value-type="float">
            <text:p>101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4.06666666666667" calcext:value-type="float">
            <text:p>4.06666666666667</text:p>
          </table:table-cell>
          <table:table-cell office:value-type="float" office:value="0.148148148148148" calcext:value-type="float">
            <text:p>0.1481481481481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3" calcext:value-type="float">
            <text:p>101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4.8" calcext:value-type="float">
            <text:p>4.8</text:p>
          </table:table-cell>
          <table:table-cell office:value-type="float" office:value="0.05" calcext:value-type="float">
            <text:p>0.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4" calcext:value-type="float">
            <text:p>101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0.413793103448276" calcext:value-type="float">
            <text:p>0.4137931034482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5" calcext:value-type="float">
            <text:p>101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4.23333333333333" calcext:value-type="float">
            <text:p>4.23333333333333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6" calcext:value-type="float">
            <text:p>101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3.56666666666667" calcext:value-type="float">
            <text:p>3.5666666666666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7" calcext:value-type="float">
            <text:p>101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4.03333333333333" calcext:value-type="float">
            <text:p>4.03333333333333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8" calcext:value-type="float">
            <text:p>101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4.06666666666667" calcext:value-type="float">
            <text:p>4.06666666666667</text:p>
          </table:table-cell>
          <table:table-cell office:value-type="float" office:value="0.303030303030303" calcext:value-type="float">
            <text:p>0.3030303030303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19" calcext:value-type="float">
            <text:p>101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0" calcext:value-type="float">
            <text:p>102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4.6" calcext:value-type="float">
            <text:p>4.6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1" calcext:value-type="float">
            <text:p>102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4.03333333333333" calcext:value-type="float">
            <text:p>4.03333333333333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2" calcext:value-type="float">
            <text:p>1022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3.93333333333333" calcext:value-type="float">
            <text:p>3.93333333333333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3" calcext:value-type="float">
            <text:p>1023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4.13333333333333" calcext:value-type="float">
            <text:p>4.13333333333333</text:p>
          </table:table-cell>
          <table:table-cell office:value-type="float" office:value="0.228571428571429" calcext:value-type="float">
            <text:p>0.2285714285714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4.4" calcext:value-type="float">
            <text:p>4.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5" calcext:value-type="float">
            <text:p>1025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6" calcext:value-type="float">
            <text:p>1026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4.4" calcext:value-type="float">
            <text:p>4.4</text:p>
          </table:table-cell>
          <table:table-cell office:value-type="float" office:value="0.0882352941176471" calcext:value-type="float">
            <text:p>0.08823529411764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7" calcext:value-type="float">
            <text:p>1027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4.2" calcext:value-type="float">
            <text:p>4.2</text:p>
          </table:table-cell>
          <table:table-cell office:value-type="float" office:value="0.290322580645161" calcext:value-type="float">
            <text:p>0.2903225806451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8" calcext:value-type="float">
            <text:p>1028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3.83333333333333" calcext:value-type="float">
            <text:p>3.8333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29" calcext:value-type="float">
            <text:p>1029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4.36666666666667" calcext:value-type="float">
            <text:p>4.3666666666666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30" calcext:value-type="float">
            <text:p>1030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3.56666666666667" calcext:value-type="float">
            <text:p>3.56666666666667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31" calcext:value-type="float">
            <text:p>1031</text:p>
          </table:table-cell>
          <table:table-cell office:value-type="string" calcext:value-type="string">
            <text:p>ER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.86666666666667" calcext:value-type="float">
            <text:p>3.86666666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0_ER4_gaussian_ev_2022-08-20_BST_11:39:01,675_create_dags</text:p>
          </table:table-cell>
        </table:table-row>
        <table:table-row table:style-name="ro1" table:visibility="filter">
          <table:table-cell office:value-type="float" office:value="1032" calcext:value-type="float">
            <text:p>103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33" calcext:value-type="float">
            <text:p>103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34" calcext:value-type="float">
            <text:p>103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EV</text:p>
          </table:table-cell>
          <table:table-cell office:value-type="float" office:value="0.05" calcext:value-type="float">
            <text:p>0.05</text:p>
          </table:table-cell>
          <table:table-cell office:value-type="float" office:value="0.975" calcext:value-type="float">
            <text:p>0.9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35" calcext:value-type="float">
            <text:p>103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36" calcext:value-type="float">
            <text:p>103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EV</text:p>
          </table:table-cell>
          <table:table-cell office:value-type="float" office:value="0.02" calcext:value-type="float">
            <text:p>0.02</text:p>
          </table:table-cell>
          <table:table-cell office:value-type="float" office:value="0.994897959183673" calcext:value-type="float">
            <text:p>0.99489795918367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37" calcext:value-type="float">
            <text:p>103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38" calcext:value-type="float">
            <text:p>103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39" calcext:value-type="float">
            <text:p>103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0" calcext:value-type="float">
            <text:p>104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1" calcext:value-type="float">
            <text:p>104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2" calcext:value-type="float">
            <text:p>104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3" calcext:value-type="float">
            <text:p>104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EV</text:p>
          </table:table-cell>
          <table:table-cell office:value-type="float" office:value="0.07" calcext:value-type="float">
            <text:p>0.07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EV</text:p>
          </table:table-cell>
          <table:table-cell office:value-type="float" office:value="0.03" calcext:value-type="float">
            <text:p>0.03</text:p>
          </table:table-cell>
          <table:table-cell office:value-type="float" office:value="0.985" calcext:value-type="float">
            <text:p>0.9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5" calcext:value-type="float">
            <text:p>104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EV</text:p>
          </table:table-cell>
          <table:table-cell office:value-type="float" office:value="0.01" calcext:value-type="float">
            <text:p>0.01</text:p>
          </table:table-cell>
          <table:table-cell office:value-type="float" office:value="0.994949494949495" calcext:value-type="float">
            <text:p>0.99494949494949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6" calcext:value-type="float">
            <text:p>104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7" calcext:value-type="float">
            <text:p>104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EV</text:p>
          </table:table-cell>
          <table:table-cell office:value-type="float" office:value="0.04" calcext:value-type="float">
            <text:p>0.04</text:p>
          </table:table-cell>
          <table:table-cell office:value-type="float" office:value="0.98" calcext:value-type="float">
            <text:p>0.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8" calcext:value-type="float">
            <text:p>104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EV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49" calcext:value-type="float">
            <text:p>104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0" calcext:value-type="float">
            <text:p>105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1" calcext:value-type="float">
            <text:p>105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2" calcext:value-type="float">
            <text:p>105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3" calcext:value-type="float">
            <text:p>105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1.68" calcext:value-type="float">
            <text:p>1.68</text:p>
          </table:table-cell>
          <table:table-cell office:value-type="float" office:value="0.540322580645161" calcext:value-type="float">
            <text:p>0.54032258064516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7" calcext:value-type="float">
            <text:p>105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36" calcext:value-type="float">
            <text:p>1.36</text:p>
          </table:table-cell>
          <table:table-cell office:value-type="float" office:value="0.646766169154229" calcext:value-type="float">
            <text:p>0.64676616915422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8" calcext:value-type="float">
            <text:p>105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1.48" calcext:value-type="float">
            <text:p>1.48</text:p>
          </table:table-cell>
          <table:table-cell office:value-type="float" office:value="0.601851851851852" calcext:value-type="float">
            <text:p>0.60185185185185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59" calcext:value-type="float">
            <text:p>105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1.41" calcext:value-type="float">
            <text:p>1.41</text:p>
          </table:table-cell>
          <table:table-cell office:value-type="float" office:value="0.616740088105727" calcext:value-type="float">
            <text:p>0.61674008810572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0" calcext:value-type="float">
            <text:p>106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0.55" calcext:value-type="float">
            <text:p>0.55</text:p>
          </table:table-cell>
          <table:table-cell office:value-type="float" office:value="0.932926829268293" calcext:value-type="float">
            <text:p>0.93292682926829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1" calcext:value-type="float">
            <text:p>106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1.12" calcext:value-type="float">
            <text:p>1.12</text:p>
          </table:table-cell>
          <table:table-cell office:value-type="float" office:value="0.690140845070423" calcext:value-type="float">
            <text:p>0.69014084507042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2" calcext:value-type="float">
            <text:p>106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.54" calcext:value-type="float">
            <text:p>0.54</text:p>
          </table:table-cell>
          <table:table-cell office:value-type="float" office:value="0.908045977011494" calcext:value-type="float">
            <text:p>0.90804597701149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3" calcext:value-type="float">
            <text:p>106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4" calcext:value-type="float">
            <text:p>106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1.13" calcext:value-type="float">
            <text:p>1.13</text:p>
          </table:table-cell>
          <table:table-cell office:value-type="float" office:value="0.702564102564102" calcext:value-type="float">
            <text:p>0.70256410256410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5" calcext:value-type="float">
            <text:p>106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1.85" calcext:value-type="float">
            <text:p>1.85</text:p>
          </table:table-cell>
          <table:table-cell office:value-type="float" office:value="0.512" calcext:value-type="float">
            <text:p>0.5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6" calcext:value-type="float">
            <text:p>106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75" calcext:value-type="float">
            <text:p>0.75</text:p>
          </table:table-cell>
          <table:table-cell office:value-type="float" office:value="0.781990521327014" calcext:value-type="float">
            <text:p>0.78199052132701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7" calcext:value-type="float">
            <text:p>106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1.5" calcext:value-type="float">
            <text:p>1.5</text:p>
          </table:table-cell>
          <table:table-cell office:value-type="float" office:value="0.582329317269076" calcext:value-type="float">
            <text:p>0.58232931726907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8" calcext:value-type="float">
            <text:p>106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1.18" calcext:value-type="float">
            <text:p>1.1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69" calcext:value-type="float">
            <text:p>106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0.93" calcext:value-type="float">
            <text:p>0.93</text:p>
          </table:table-cell>
          <table:table-cell office:value-type="float" office:value="0.740384615384615" calcext:value-type="float">
            <text:p>0.74038461538461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0" calcext:value-type="float">
            <text:p>107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0.53" calcext:value-type="float">
            <text:p>0.53</text:p>
          </table:table-cell>
          <table:table-cell office:value-type="float" office:value="0.831775700934579" calcext:value-type="float">
            <text:p>0.83177570093457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1" calcext:value-type="float">
            <text:p>107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1.48" calcext:value-type="float">
            <text:p>1.48</text:p>
          </table:table-cell>
          <table:table-cell office:value-type="float" office:value="0.583941605839416" calcext:value-type="float">
            <text:p>0.58394160583941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2" calcext:value-type="float">
            <text:p>107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3" calcext:value-type="float">
            <text:p>107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0.59" calcext:value-type="float">
            <text:p>0.59</text:p>
          </table:table-cell>
          <table:table-cell office:value-type="float" office:value="0.87431693989071" calcext:value-type="float">
            <text:p>0.8743169398907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1.9" calcext:value-type="float">
            <text:p>1.9</text:p>
          </table:table-cell>
          <table:table-cell office:value-type="float" office:value="0.496688741721854" calcext:value-type="float">
            <text:p>0.49668874172185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0.83" calcext:value-type="float">
            <text:p>0.83</text:p>
          </table:table-cell>
          <table:table-cell office:value-type="float" office:value="0.78974358974359" calcext:value-type="float">
            <text:p>0.78974358974359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6" calcext:value-type="float">
            <text:p>107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1.26" calcext:value-type="float">
            <text:p>1.26</text:p>
          </table:table-cell>
          <table:table-cell office:value-type="float" office:value="0.636" calcext:value-type="float">
            <text:p>0.63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7" calcext:value-type="float">
            <text:p>107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.52" calcext:value-type="float">
            <text:p>0.52</text:p>
          </table:table-cell>
          <table:table-cell office:value-type="float" office:value="0.853658536585366" calcext:value-type="float">
            <text:p>0.85365853658536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8" calcext:value-type="float">
            <text:p>107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2.02" calcext:value-type="float">
            <text:p>2.02</text:p>
          </table:table-cell>
          <table:table-cell office:value-type="float" office:value="0.460076045627376" calcext:value-type="float">
            <text:p>0.46007604562737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79" calcext:value-type="float">
            <text:p>107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1.32" calcext:value-type="float">
            <text:p>1.32</text:p>
          </table:table-cell>
          <table:table-cell office:value-type="float" office:value="0.67816091954023" calcext:value-type="float">
            <text:p>0.6781609195402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0" calcext:value-type="float">
            <text:p>108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1" calcext:value-type="float">
            <text:p>108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2" calcext:value-type="float">
            <text:p>108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3" calcext:value-type="float">
            <text:p>108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03" calcext:value-type="float">
            <text:p>0.03</text:p>
          </table:table-cell>
          <table:table-cell office:value-type="float" office:value="0.994871794871795" calcext:value-type="float">
            <text:p>0.99487179487179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4" calcext:value-type="float">
            <text:p>108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.09" calcext:value-type="float">
            <text:p>0.09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5" calcext:value-type="float">
            <text:p>108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0.994949494949495" calcext:value-type="float">
            <text:p>0.99494949494949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6" calcext:value-type="float">
            <text:p>108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7" calcext:value-type="float">
            <text:p>108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8" calcext:value-type="float">
            <text:p>108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.08" calcext:value-type="float">
            <text:p>0.08</text:p>
          </table:table-cell>
          <table:table-cell office:value-type="float" office:value="0.97" calcext:value-type="float">
            <text:p>0.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89" calcext:value-type="float">
            <text:p>108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0" calcext:value-type="float">
            <text:p>109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1" calcext:value-type="float">
            <text:p>109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2" calcext:value-type="float">
            <text:p>109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.45" calcext:value-type="float">
            <text:p>0.45</text:p>
          </table:table-cell>
          <table:table-cell office:value-type="float" office:value="0.879396984924623" calcext:value-type="float">
            <text:p>0.87939698492462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3" calcext:value-type="float">
            <text:p>109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4" calcext:value-type="float">
            <text:p>109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5" calcext:value-type="float">
            <text:p>109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6" calcext:value-type="float">
            <text:p>109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.06" calcext:value-type="float">
            <text:p>0.06</text:p>
          </table:table-cell>
          <table:table-cell office:value-type="float" office:value="0.979695431472081" calcext:value-type="float">
            <text:p>0.97969543147208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7" calcext:value-type="float">
            <text:p>109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8" calcext:value-type="float">
            <text:p>109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099" calcext:value-type="float">
            <text:p>109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0" calcext:value-type="float">
            <text:p>110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1" calcext:value-type="float">
            <text:p>110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22" calcext:value-type="float">
            <text:p>0.22</text:p>
          </table:table-cell>
          <table:table-cell office:value-type="float" office:value="0.935" calcext:value-type="float">
            <text:p>0.9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2" calcext:value-type="float">
            <text:p>110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3" calcext:value-type="float">
            <text:p>110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4" calcext:value-type="float">
            <text:p>110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1.34" calcext:value-type="float">
            <text:p>1.34</text:p>
          </table:table-cell>
          <table:table-cell office:value-type="float" office:value="0.618181818181818" calcext:value-type="float">
            <text:p>0.6181818181818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5" calcext:value-type="float">
            <text:p>110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1.39" calcext:value-type="float">
            <text:p>1.39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6" calcext:value-type="float">
            <text:p>110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1.39" calcext:value-type="float">
            <text:p>1.39</text:p>
          </table:table-cell>
          <table:table-cell office:value-type="float" office:value="0.62280701754386" calcext:value-type="float">
            <text:p>0.6228070175438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7" calcext:value-type="float">
            <text:p>110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1.22" calcext:value-type="float">
            <text:p>1.22</text:p>
          </table:table-cell>
          <table:table-cell office:value-type="float" office:value="0.757009345794392" calcext:value-type="float">
            <text:p>0.75700934579439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1.28" calcext:value-type="float">
            <text:p>1.28</text:p>
          </table:table-cell>
          <table:table-cell office:value-type="float" office:value="0.804347826086956" calcext:value-type="float">
            <text:p>0.80434782608695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1.31" calcext:value-type="float">
            <text:p>1.31</text:p>
          </table:table-cell>
          <table:table-cell office:value-type="float" office:value="0.739130434782609" calcext:value-type="float">
            <text:p>0.7391304347826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0" calcext:value-type="float">
            <text:p>111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1.38" calcext:value-type="float">
            <text:p>1.38</text:p>
          </table:table-cell>
          <table:table-cell office:value-type="float" office:value="0.690721649484536" calcext:value-type="float">
            <text:p>0.69072164948453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1.36" calcext:value-type="float">
            <text:p>1.36</text:p>
          </table:table-cell>
          <table:table-cell office:value-type="float" office:value="0.65" calcext:value-type="float">
            <text:p>0.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2" calcext:value-type="float">
            <text:p>111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1.35" calcext:value-type="float">
            <text:p>1.35</text:p>
          </table:table-cell>
          <table:table-cell office:value-type="float" office:value="0.673076923076923" calcext:value-type="float">
            <text:p>0.6730769230769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3" calcext:value-type="float">
            <text:p>111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1.51" calcext:value-type="float">
            <text:p>1.51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4" calcext:value-type="float">
            <text:p>111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.35" calcext:value-type="float">
            <text:p>1.35</text:p>
          </table:table-cell>
          <table:table-cell office:value-type="float" office:value="0.683673469387755" calcext:value-type="float">
            <text:p>0.68367346938775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5" calcext:value-type="float">
            <text:p>111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1.34" calcext:value-type="float">
            <text:p>1.34</text:p>
          </table:table-cell>
          <table:table-cell office:value-type="float" office:value="0.69" calcext:value-type="float">
            <text:p>0.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6" calcext:value-type="float">
            <text:p>111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1.52" calcext:value-type="float">
            <text:p>1.52</text:p>
          </table:table-cell>
          <table:table-cell office:value-type="float" office:value="0.5625" calcext:value-type="float">
            <text:p>0.562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7" calcext:value-type="float">
            <text:p>111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1.39" calcext:value-type="float">
            <text:p>1.39</text:p>
          </table:table-cell>
          <table:table-cell office:value-type="float" office:value="0.638888888888889" calcext:value-type="float">
            <text:p>0.63888888888888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8" calcext:value-type="float">
            <text:p>1118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1.21" calcext:value-type="float">
            <text:p>1.21</text:p>
          </table:table-cell>
          <table:table-cell office:value-type="float" office:value="0.719298245614035" calcext:value-type="float">
            <text:p>0.71929824561403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19" calcext:value-type="float">
            <text:p>1119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1.41" calcext:value-type="float">
            <text:p>1.41</text:p>
          </table:table-cell>
          <table:table-cell office:value-type="float" office:value="0.623762376237624" calcext:value-type="float">
            <text:p>0.62376237623762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20" calcext:value-type="float">
            <text:p>1120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1.25" calcext:value-type="float">
            <text:p>1.25</text:p>
          </table:table-cell>
          <table:table-cell office:value-type="float" office:value="0.616" calcext:value-type="float">
            <text:p>0.6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21" calcext:value-type="float">
            <text:p>1121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.27" calcext:value-type="float">
            <text:p>1.27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22" calcext:value-type="float">
            <text:p>1122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23" calcext:value-type="float">
            <text:p>1123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1.34" calcext:value-type="float">
            <text:p>1.34</text:p>
          </table:table-cell>
          <table:table-cell office:value-type="float" office:value="0.693069306930693" calcext:value-type="float">
            <text:p>0.6930693069306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24" calcext:value-type="float">
            <text:p>1124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1.42" calcext:value-type="float">
            <text:p>1.42</text:p>
          </table:table-cell>
          <table:table-cell office:value-type="float" office:value="0.641304347826087" calcext:value-type="float">
            <text:p>0.64130434782608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25" calcext:value-type="float">
            <text:p>1125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1.38" calcext:value-type="float">
            <text:p>1.38</text:p>
          </table:table-cell>
          <table:table-cell office:value-type="float" office:value="0.590909090909091" calcext:value-type="float">
            <text:p>0.59090909090909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26" calcext:value-type="float">
            <text:p>1126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1.34" calcext:value-type="float">
            <text:p>1.34</text:p>
          </table:table-cell>
          <table:table-cell office:value-type="float" office:value="0.696969696969697" calcext:value-type="float">
            <text:p>0.6969696969696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27" calcext:value-type="float">
            <text:p>1127</text:p>
          </table:table-cell>
          <table:table-cell office:value-type="string" calcext:value-type="string">
            <text:p>SF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1.4" calcext:value-type="float">
            <text:p>1.4</text:p>
          </table:table-cell>
          <table:table-cell office:value-type="float" office:value="0.772151898734177" calcext:value-type="float">
            <text:p>0.7721518987341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_SF2_gaussian_ev_2022-08-20_BST_11:39:41,987_create_dags</text:p>
          </table:table-cell>
        </table:table-row>
        <table:table-row table:style-name="ro1" table:visibility="filter">
          <table:table-cell office:value-type="float" office:value="1128" calcext:value-type="float">
            <text:p>112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EV</text:p>
          </table:table-cell>
          <table:table-cell office:value-type="float" office:value="0.3" calcext:value-type="float">
            <text:p>0.3</text:p>
          </table:table-cell>
          <table:table-cell office:value-type="float" office:value="0.951219512195122" calcext:value-type="float">
            <text:p>0.9512195121951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29" calcext:value-type="float">
            <text:p>112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0" calcext:value-type="float">
            <text:p>113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EV</text:p>
          </table:table-cell>
          <table:table-cell office:value-type="float" office:value="3.5" calcext:value-type="float">
            <text:p>3.5</text:p>
          </table:table-cell>
          <table:table-cell office:value-type="float" office:value="0.175" calcext:value-type="float">
            <text:p>0.1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1" calcext:value-type="float">
            <text:p>1131</text:p>
          </table:table-cell>
          <table:table-cell office:value-type="string" calcext:value-type="string">
            <text:p>ER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OLEM-EV</text:p>
          </table:table-cell>
          <table:table-cell office:value-type="float" office:value="0.9" calcext:value-type="float">
            <text:p>0.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2" calcext:value-type="float">
            <text:p>113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EV</text:p>
          </table:table-cell>
          <table:table-cell office:value-type="float" office:value="0.4" calcext:value-type="float">
            <text:p>0.4</text:p>
          </table:table-cell>
          <table:table-cell office:value-type="float" office:value="0.945945945945946" calcext:value-type="float">
            <text:p>0.9459459459459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3" calcext:value-type="float">
            <text:p>113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EV</text:p>
          </table:table-cell>
          <table:table-cell office:value-type="float" office:value="0.7" calcext:value-type="float">
            <text:p>0.7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4" calcext:value-type="float">
            <text:p>113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EV</text:p>
          </table:table-cell>
          <table:table-cell office:value-type="float" office:value="0.4" calcext:value-type="float">
            <text:p>0.4</text:p>
          </table:table-cell>
          <table:table-cell office:value-type="float" office:value="0.948717948717949" calcext:value-type="float">
            <text:p>0.94871794871794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5" calcext:value-type="float">
            <text:p>113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EV</text:p>
          </table:table-cell>
          <table:table-cell office:value-type="float" office:value="0.6" calcext:value-type="float">
            <text:p>0.6</text:p>
          </table:table-cell>
          <table:table-cell office:value-type="float" office:value="0.878048780487805" calcext:value-type="float">
            <text:p>0.8780487804878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6" calcext:value-type="float">
            <text:p>113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7" calcext:value-type="float">
            <text:p>113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EV</text:p>
          </table:table-cell>
          <table:table-cell office:value-type="float" office:value="0.4" calcext:value-type="float">
            <text:p>0.4</text:p>
          </table:table-cell>
          <table:table-cell office:value-type="float" office:value="0.926829268292683" calcext:value-type="float">
            <text:p>0.92682926829268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8" calcext:value-type="float">
            <text:p>113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EV</text:p>
          </table:table-cell>
          <table:table-cell office:value-type="float" office:value="0.6" calcext:value-type="float">
            <text:p>0.6</text:p>
          </table:table-cell>
          <table:table-cell office:value-type="float" office:value="0.948717948717949" calcext:value-type="float">
            <text:p>0.94871794871794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39" calcext:value-type="float">
            <text:p>113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EV</text:p>
          </table:table-cell>
          <table:table-cell office:value-type="float" office:value="1.6" calcext:value-type="float">
            <text:p>1.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0" calcext:value-type="float">
            <text:p>114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EV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1" calcext:value-type="float">
            <text:p>114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EV</text:p>
          </table:table-cell>
          <table:table-cell office:value-type="float" office:value="0.9" calcext:value-type="float">
            <text:p>0.9</text:p>
          </table:table-cell>
          <table:table-cell office:value-type="float" office:value="0.864864864864865" calcext:value-type="float">
            <text:p>0.86486486486486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2" calcext:value-type="float">
            <text:p>114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EV</text:p>
          </table:table-cell>
          <table:table-cell office:value-type="float" office:value="0.6" calcext:value-type="float">
            <text:p>0.6</text:p>
          </table:table-cell>
          <table:table-cell office:value-type="float" office:value="0.878048780487805" calcext:value-type="float">
            <text:p>0.8780487804878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3" calcext:value-type="float">
            <text:p>114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EV</text:p>
          </table:table-cell>
          <table:table-cell office:value-type="float" office:value="1.2" calcext:value-type="float">
            <text:p>1.2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4" calcext:value-type="float">
            <text:p>114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5" calcext:value-type="float">
            <text:p>114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EV</text:p>
          </table:table-cell>
          <table:table-cell office:value-type="float" office:value="0.7" calcext:value-type="float">
            <text:p>0.7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6" calcext:value-type="float">
            <text:p>114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EV</text:p>
          </table:table-cell>
          <table:table-cell office:value-type="float" office:value="0.7" calcext:value-type="float">
            <text:p>0.7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7" calcext:value-type="float">
            <text:p>114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EV</text:p>
          </table:table-cell>
          <table:table-cell office:value-type="float" office:value="0.9" calcext:value-type="float">
            <text:p>0.9</text:p>
          </table:table-cell>
          <table:table-cell office:value-type="float" office:value="0.918918918918919" calcext:value-type="float">
            <text:p>0.9189189189189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8" calcext:value-type="float">
            <text:p>114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49" calcext:value-type="float">
            <text:p>114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EV</text:p>
          </table:table-cell>
          <table:table-cell office:value-type="float" office:value="0.9" calcext:value-type="float">
            <text:p>0.9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0" calcext:value-type="float">
            <text:p>115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1" calcext:value-type="float">
            <text:p>115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EV</text:p>
          </table:table-cell>
          <table:table-cell office:value-type="float" office:value="1.4" calcext:value-type="float">
            <text:p>1.4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2" calcext:value-type="float">
            <text:p>115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2.3" calcext:value-type="float">
            <text:p>2.3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3" calcext:value-type="float">
            <text:p>115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3.1" calcext:value-type="float">
            <text:p>3.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4" calcext:value-type="float">
            <text:p>115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4" calcext:value-type="float">
            <text:p>4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5" calcext:value-type="float">
            <text:p>1155</text:p>
          </table:table-cell>
          <table:table-cell office:value-type="string" calcext:value-type="string">
            <text:p>ER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3.4" calcext:value-type="float">
            <text:p>3.4</text:p>
          </table:table-cell>
          <table:table-cell office:value-type="float" office:value="0.25" calcext:value-type="float">
            <text:p>0.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6" calcext:value-type="float">
            <text:p>115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2.9" calcext:value-type="float">
            <text:p>2.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7" calcext:value-type="float">
            <text:p>115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3.5" calcext:value-type="float">
            <text:p>3.5</text:p>
          </table:table-cell>
          <table:table-cell office:value-type="float" office:value="0.216216216216216" calcext:value-type="float">
            <text:p>0.2162162162162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8" calcext:value-type="float">
            <text:p>115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3.1" calcext:value-type="float">
            <text:p>3.1</text:p>
          </table:table-cell>
          <table:table-cell office:value-type="float" office:value="0.375" calcext:value-type="float">
            <text:p>0.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59" calcext:value-type="float">
            <text:p>115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7027027027027" calcext:value-type="float">
            <text:p>0.270270270270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0" calcext:value-type="float">
            <text:p>116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2.9" calcext:value-type="float">
            <text:p>2.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1" calcext:value-type="float">
            <text:p>116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3.5" calcext:value-type="float">
            <text:p>3.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2" calcext:value-type="float">
            <text:p>116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3.5" calcext:value-type="float">
            <text:p>3.5</text:p>
          </table:table-cell>
          <table:table-cell office:value-type="float" office:value="0.256410256410256" calcext:value-type="float">
            <text:p>0.2564102564102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3" calcext:value-type="float">
            <text:p>116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3.2" calcext:value-type="float">
            <text:p>3.2</text:p>
          </table:table-cell>
          <table:table-cell office:value-type="float" office:value="0.342857142857143" calcext:value-type="float">
            <text:p>0.3428571428571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4" calcext:value-type="float">
            <text:p>116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2.9" calcext:value-type="float">
            <text:p>2.9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5" calcext:value-type="float">
            <text:p>116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1.5" calcext:value-type="float">
            <text:p>1.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6" calcext:value-type="float">
            <text:p>116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3.1" calcext:value-type="float">
            <text:p>3.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7" calcext:value-type="float">
            <text:p>116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3.6" calcext:value-type="float">
            <text:p>3.6</text:p>
          </table:table-cell>
          <table:table-cell office:value-type="float" office:value="0.205128205128205" calcext:value-type="float">
            <text:p>0.2051282051282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8" calcext:value-type="float">
            <text:p>116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69" calcext:value-type="float">
            <text:p>116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1.7" calcext:value-type="float">
            <text:p>1.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0" calcext:value-type="float">
            <text:p>117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1" calcext:value-type="float">
            <text:p>117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1.7" calcext:value-type="float">
            <text:p>1.7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2" calcext:value-type="float">
            <text:p>117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3" calcext:value-type="float">
            <text:p>117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4" calcext:value-type="float">
            <text:p>117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2.8" calcext:value-type="float">
            <text:p>2.8</text:p>
          </table:table-cell>
          <table:table-cell office:value-type="float" office:value="0.432432432432432" calcext:value-type="float">
            <text:p>0.4324324324324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5" calcext:value-type="float">
            <text:p>117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2.8" calcext:value-type="float">
            <text:p>2.8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6" calcext:value-type="float">
            <text:p>117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1.2" calcext:value-type="float">
            <text:p>1.2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7" calcext:value-type="float">
            <text:p>117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2" calcext:value-type="float">
            <text:p>2</text:p>
          </table:table-cell>
          <table:table-cell office:value-type="float" office:value="0.67741935483871" calcext:value-type="float">
            <text:p>0.677419354838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8" calcext:value-type="float">
            <text:p>117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3.6" calcext:value-type="float">
            <text:p>3.6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79" calcext:value-type="float">
            <text:p>1179</text:p>
          </table:table-cell>
          <table:table-cell office:value-type="string" calcext:value-type="string">
            <text:p>ER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2.2" calcext:value-type="float">
            <text:p>2.2</text:p>
          </table:table-cell>
          <table:table-cell office:value-type="float" office:value="0.758620689655172" calcext:value-type="float">
            <text:p>0.7586206896551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0" calcext:value-type="float">
            <text:p>118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1.8" calcext:value-type="float">
            <text:p>1.8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1" calcext:value-type="float">
            <text:p>118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1.9" calcext:value-type="float">
            <text:p>1.9</text:p>
          </table:table-cell>
          <table:table-cell office:value-type="float" office:value="0.709677419354839" calcext:value-type="float">
            <text:p>0.70967741935483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2" calcext:value-type="float">
            <text:p>118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2.6" calcext:value-type="float">
            <text:p>2.6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3" calcext:value-type="float">
            <text:p>118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2.2" calcext:value-type="float">
            <text:p>2.2</text:p>
          </table:table-cell>
          <table:table-cell office:value-type="float" office:value="0.67741935483871" calcext:value-type="float">
            <text:p>0.677419354838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4" calcext:value-type="float">
            <text:p>118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.4" calcext:value-type="float">
            <text:p>0.4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5" calcext:value-type="float">
            <text:p>118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9" calcext:value-type="float">
            <text:p>0.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6" calcext:value-type="float">
            <text:p>118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1.8" calcext:value-type="float">
            <text:p>1.8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7" calcext:value-type="float">
            <text:p>118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1.3" calcext:value-type="float">
            <text:p>1.3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8" calcext:value-type="float">
            <text:p>118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2.2" calcext:value-type="float">
            <text:p>2.2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89" calcext:value-type="float">
            <text:p>118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1.3" calcext:value-type="float">
            <text:p>1.3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0" calcext:value-type="float">
            <text:p>119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1.6" calcext:value-type="float">
            <text:p>1.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1" calcext:value-type="float">
            <text:p>119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2" calcext:value-type="float">
            <text:p>119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1.3" calcext:value-type="float">
            <text:p>1.3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3" calcext:value-type="float">
            <text:p>119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9" calcext:value-type="float">
            <text:p>0.9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4" calcext:value-type="float">
            <text:p>119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1.1" calcext:value-type="float">
            <text:p>1.1</text:p>
          </table:table-cell>
          <table:table-cell office:value-type="float" office:value="0.9375" calcext:value-type="float">
            <text:p>0.9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5" calcext:value-type="float">
            <text:p>119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2.9" calcext:value-type="float">
            <text:p>2.9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6" calcext:value-type="float">
            <text:p>119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1.7" calcext:value-type="float">
            <text:p>1.7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7" calcext:value-type="float">
            <text:p>119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1.2" calcext:value-type="float">
            <text:p>1.2</text:p>
          </table:table-cell>
          <table:table-cell office:value-type="float" office:value="0.885714285714286" calcext:value-type="float">
            <text:p>0.88571428571428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8" calcext:value-type="float">
            <text:p>119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1.4" calcext:value-type="float">
            <text:p>1.4</text:p>
          </table:table-cell>
          <table:table-cell office:value-type="float" office:value="0.827586206896552" calcext:value-type="float">
            <text:p>0.82758620689655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199" calcext:value-type="float">
            <text:p>119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1.8" calcext:value-type="float">
            <text:p>1.8</text:p>
          </table:table-cell>
          <table:table-cell office:value-type="float" office:value="0.75" calcext:value-type="float">
            <text:p>0.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0" calcext:value-type="float">
            <text:p>120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1" calcext:value-type="float">
            <text:p>120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2" calcext:value-type="float">
            <text:p>120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3" calcext:value-type="float">
            <text:p>1203</text:p>
          </table:table-cell>
          <table:table-cell office:value-type="string" calcext:value-type="string">
            <text:p>ER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4" calcext:value-type="float">
            <text:p>120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5" calcext:value-type="float">
            <text:p>120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3.9" calcext:value-type="float">
            <text:p>3.9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6" calcext:value-type="float">
            <text:p>120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375" calcext:value-type="float">
            <text:p>0.3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7" calcext:value-type="float">
            <text:p>120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09" calcext:value-type="float">
            <text:p>120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3.5" calcext:value-type="float">
            <text:p>3.5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3.9" calcext:value-type="float">
            <text:p>3.9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1" calcext:value-type="float">
            <text:p>121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3.7" calcext:value-type="float">
            <text:p>3.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3.9" calcext:value-type="float">
            <text:p>3.9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3" calcext:value-type="float">
            <text:p>121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4" calcext:value-type="float">
            <text:p>1214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5" calcext:value-type="float">
            <text:p>1215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6" calcext:value-type="float">
            <text:p>1216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3.5" calcext:value-type="float">
            <text:p>3.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7" calcext:value-type="float">
            <text:p>1217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float" office:value="0.0769230769230769" calcext:value-type="float">
            <text:p>0.07692307692307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19" calcext:value-type="float">
            <text:p>1219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20" calcext:value-type="float">
            <text:p>1220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3.7" calcext:value-type="float">
            <text:p>3.7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21" calcext:value-type="float">
            <text:p>1221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22" calcext:value-type="float">
            <text:p>1222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3.6" calcext:value-type="float">
            <text:p>3.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23" calcext:value-type="float">
            <text:p>1223</text:p>
          </table:table-cell>
          <table:table-cell office:value-type="string" calcext:value-type="string">
            <text:p>ER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.8" calcext:value-type="float">
            <text:p>3.8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4_gaussian_ev_2022-08-20_BST_11:38:06,145_create_dags</text:p>
          </table:table-cell>
        </table:table-row>
        <table:table-row table:style-name="ro1" table:visibility="filter">
          <table:table-cell office:value-type="float" office:value="1224" calcext:value-type="float">
            <text:p>122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EV</text:p>
          </table:table-cell>
          <table:table-cell office:value-type="float" office:value="0.02" calcext:value-type="float">
            <text:p>0.02</text:p>
          </table:table-cell>
          <table:table-cell office:value-type="float" office:value="0.995433789954338" calcext:value-type="float">
            <text:p>0.99543378995433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26" calcext:value-type="float">
            <text:p>122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27" calcext:value-type="float">
            <text:p>122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EV</text:p>
          </table:table-cell>
          <table:table-cell office:value-type="float" office:value="0.25" calcext:value-type="float">
            <text:p>0.25</text:p>
          </table:table-cell>
          <table:table-cell office:value-type="float" office:value="0.923766816143498" calcext:value-type="float">
            <text:p>0.923766816143498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28" calcext:value-type="float">
            <text:p>122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EV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EV</text:p>
          </table:table-cell>
          <table:table-cell office:value-type="float" office:value="0.07" calcext:value-type="float">
            <text:p>0.07</text:p>
          </table:table-cell>
          <table:table-cell office:value-type="float" office:value="0.964646464646465" calcext:value-type="float">
            <text:p>0.96464646464646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1" calcext:value-type="float">
            <text:p>123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EV</text:p>
          </table:table-cell>
          <table:table-cell office:value-type="float" office:value="0.05" calcext:value-type="float">
            <text:p>0.05</text:p>
          </table:table-cell>
          <table:table-cell office:value-type="float" office:value="0.975124378109453" calcext:value-type="float">
            <text:p>0.97512437810945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2" calcext:value-type="float">
            <text:p>123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3" calcext:value-type="float">
            <text:p>123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EV</text:p>
          </table:table-cell>
          <table:table-cell office:value-type="float" office:value="0.02" calcext:value-type="float">
            <text:p>0.02</text:p>
          </table:table-cell>
          <table:table-cell office:value-type="float" office:value="0.990476190476191" calcext:value-type="float">
            <text:p>0.99047619047619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4" calcext:value-type="float">
            <text:p>123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EV</text:p>
          </table:table-cell>
          <table:table-cell office:value-type="float" office:value="0.04" calcext:value-type="float">
            <text:p>0.04</text:p>
          </table:table-cell>
          <table:table-cell office:value-type="float" office:value="0.98936170212766" calcext:value-type="float">
            <text:p>0.9893617021276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5" calcext:value-type="float">
            <text:p>123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6" calcext:value-type="float">
            <text:p>123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EV</text:p>
          </table:table-cell>
          <table:table-cell office:value-type="float" office:value="0.05" calcext:value-type="float">
            <text:p>0.05</text:p>
          </table:table-cell>
          <table:table-cell office:value-type="float" office:value="0.975728155339806" calcext:value-type="float">
            <text:p>0.9757281553398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7" calcext:value-type="float">
            <text:p>123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8" calcext:value-type="float">
            <text:p>123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EV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39" calcext:value-type="float">
            <text:p>123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EV</text:p>
          </table:table-cell>
          <table:table-cell office:value-type="float" office:value="0.02" calcext:value-type="float">
            <text:p>0.02</text:p>
          </table:table-cell>
          <table:table-cell office:value-type="float" office:value="0.994708994708995" calcext:value-type="float">
            <text:p>0.99470899470899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0" calcext:value-type="float">
            <text:p>124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1" calcext:value-type="float">
            <text:p>124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EV</text:p>
          </table:table-cell>
          <table:table-cell office:value-type="float" office:value="0.01" calcext:value-type="float">
            <text:p>0.01</text:p>
          </table:table-cell>
          <table:table-cell office:value-type="float" office:value="0.99537037037037" calcext:value-type="float">
            <text:p>0.9953703703703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2" calcext:value-type="float">
            <text:p>124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3" calcext:value-type="float">
            <text:p>124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EV</text:p>
          </table:table-cell>
          <table:table-cell office:value-type="float" office:value="0.07" calcext:value-type="float">
            <text:p>0.07</text:p>
          </table:table-cell>
          <table:table-cell office:value-type="float" office:value="0.973094170403587" calcext:value-type="float">
            <text:p>0.97309417040358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4" calcext:value-type="float">
            <text:p>124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EV</text:p>
          </table:table-cell>
          <table:table-cell office:value-type="float" office:value="0.04" calcext:value-type="float">
            <text:p>0.04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5" calcext:value-type="float">
            <text:p>124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6" calcext:value-type="float">
            <text:p>124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7" calcext:value-type="float">
            <text:p>124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8" calcext:value-type="float">
            <text:p>124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1.1" calcext:value-type="float">
            <text:p>1.1</text:p>
          </table:table-cell>
          <table:table-cell office:value-type="float" office:value="0.654929577464789" calcext:value-type="float">
            <text:p>0.65492957746478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49" calcext:value-type="float">
            <text:p>124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27" calcext:value-type="float">
            <text:p>1.27</text:p>
          </table:table-cell>
          <table:table-cell office:value-type="float" office:value="0.561338289962825" calcext:value-type="float">
            <text:p>0.56133828996282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0" calcext:value-type="float">
            <text:p>125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1" calcext:value-type="float">
            <text:p>1</text:p>
          </table:table-cell>
          <table:table-cell office:value-type="float" office:value="0.645985401459854" calcext:value-type="float">
            <text:p>0.64598540145985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1" calcext:value-type="float">
            <text:p>125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2.52" calcext:value-type="float">
            <text:p>2.52</text:p>
          </table:table-cell>
          <table:table-cell office:value-type="float" office:value="0.424242424242424" calcext:value-type="float">
            <text:p>0.424242424242424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2" calcext:value-type="float">
            <text:p>125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1.35" calcext:value-type="float">
            <text:p>1.35</text:p>
          </table:table-cell>
          <table:table-cell office:value-type="float" office:value="0.536496350364963" calcext:value-type="float">
            <text:p>0.53649635036496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3" calcext:value-type="float">
            <text:p>125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0.74" calcext:value-type="float">
            <text:p>0.74</text:p>
          </table:table-cell>
          <table:table-cell office:value-type="float" office:value="0.698198198198198" calcext:value-type="float">
            <text:p>0.69819819819819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4" calcext:value-type="float">
            <text:p>125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.28" calcext:value-type="float">
            <text:p>0.28</text:p>
          </table:table-cell>
          <table:table-cell office:value-type="float" office:value="0.88" calcext:value-type="float">
            <text:p>0.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5" calcext:value-type="float">
            <text:p>125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.56" calcext:value-type="float">
            <text:p>0.56</text:p>
          </table:table-cell>
          <table:table-cell office:value-type="float" office:value="0.779220779220779" calcext:value-type="float">
            <text:p>0.77922077922077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6" calcext:value-type="float">
            <text:p>125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0.12" calcext:value-type="float">
            <text:p>0.12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7" calcext:value-type="float">
            <text:p>125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0.63" calcext:value-type="float">
            <text:p>0.63</text:p>
          </table:table-cell>
          <table:table-cell office:value-type="float" office:value="0.768292682926829" calcext:value-type="float">
            <text:p>0.76829268292682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8" calcext:value-type="float">
            <text:p>125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35" calcext:value-type="float">
            <text:p>0.35</text:p>
          </table:table-cell>
          <table:table-cell office:value-type="float" office:value="0.851851851851852" calcext:value-type="float">
            <text:p>0.85185185185185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59" calcext:value-type="float">
            <text:p>125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0.85" calcext:value-type="float">
            <text:p>0.85</text:p>
          </table:table-cell>
          <table:table-cell office:value-type="float" office:value="0.70479704797048" calcext:value-type="float">
            <text:p>0.7047970479704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0" calcext:value-type="float">
            <text:p>126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0.43" calcext:value-type="float">
            <text:p>0.43</text:p>
          </table:table-cell>
          <table:table-cell office:value-type="float" office:value="0.828326180257511" calcext:value-type="float">
            <text:p>0.82832618025751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1" calcext:value-type="float">
            <text:p>126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3.2" calcext:value-type="float">
            <text:p>3.2</text:p>
          </table:table-cell>
          <table:table-cell office:value-type="float" office:value="0.312785388127854" calcext:value-type="float">
            <text:p>0.31278538812785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2" calcext:value-type="float">
            <text:p>126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1" calcext:value-type="float">
            <text:p>1</text:p>
          </table:table-cell>
          <table:table-cell office:value-type="float" office:value="0.642553191489362" calcext:value-type="float">
            <text:p>0.64255319148936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3" calcext:value-type="float">
            <text:p>126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1.42" calcext:value-type="float">
            <text:p>1.42</text:p>
          </table:table-cell>
          <table:table-cell office:value-type="float" office:value="0.53356890459364" calcext:value-type="float">
            <text:p>0.5335689045936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4" calcext:value-type="float">
            <text:p>126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.71" calcext:value-type="float">
            <text:p>0.71</text:p>
          </table:table-cell>
          <table:table-cell office:value-type="float" office:value="0.731707317073171" calcext:value-type="float">
            <text:p>0.73170731707317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5" calcext:value-type="float">
            <text:p>126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1.84" calcext:value-type="float">
            <text:p>1.84</text:p>
          </table:table-cell>
          <table:table-cell office:value-type="float" office:value="0.504347826086956" calcext:value-type="float">
            <text:p>0.50434782608695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6" calcext:value-type="float">
            <text:p>126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1.26" calcext:value-type="float">
            <text:p>1.26</text:p>
          </table:table-cell>
          <table:table-cell office:value-type="float" office:value="0.597069597069597" calcext:value-type="float">
            <text:p>0.59706959706959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7" calcext:value-type="float">
            <text:p>126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2.06" calcext:value-type="float">
            <text:p>2.06</text:p>
          </table:table-cell>
          <table:table-cell office:value-type="float" office:value="0.497311827956989" calcext:value-type="float">
            <text:p>0.497311827956989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8" calcext:value-type="float">
            <text:p>126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1.16" calcext:value-type="float">
            <text:p>1.16</text:p>
          </table:table-cell>
          <table:table-cell office:value-type="float" office:value="0.608365019011407" calcext:value-type="float">
            <text:p>0.60836501901140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69" calcext:value-type="float">
            <text:p>126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.68" calcext:value-type="float">
            <text:p>0.68</text:p>
          </table:table-cell>
          <table:table-cell office:value-type="float" office:value="0.736170212765957" calcext:value-type="float">
            <text:p>0.73617021276595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0" calcext:value-type="float">
            <text:p>127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0.88" calcext:value-type="float">
            <text:p>0.88</text:p>
          </table:table-cell>
          <table:table-cell office:value-type="float" office:value="0.642241379310345" calcext:value-type="float">
            <text:p>0.64224137931034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1" calcext:value-type="float">
            <text:p>127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15" calcext:value-type="float">
            <text:p>0.15</text:p>
          </table:table-cell>
          <table:table-cell office:value-type="float" office:value="0.931937172774869" calcext:value-type="float">
            <text:p>0.93193717277486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2" calcext:value-type="float">
            <text:p>127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.26" calcext:value-type="float">
            <text:p>0.26</text:p>
          </table:table-cell>
          <table:table-cell office:value-type="float" office:value="0.948837209302326" calcext:value-type="float">
            <text:p>0.94883720930232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3" calcext:value-type="float">
            <text:p>127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.12" calcext:value-type="float">
            <text:p>0.12</text:p>
          </table:table-cell>
          <table:table-cell office:value-type="float" office:value="0.962162162162162" calcext:value-type="float">
            <text:p>0.96216216216216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4" calcext:value-type="float">
            <text:p>127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25" calcext:value-type="float">
            <text:p>0.25</text:p>
          </table:table-cell>
          <table:table-cell office:value-type="float" office:value="0.938144329896907" calcext:value-type="float">
            <text:p>0.93814432989690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5" calcext:value-type="float">
            <text:p>127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13" calcext:value-type="float">
            <text:p>0.13</text:p>
          </table:table-cell>
          <table:table-cell office:value-type="float" office:value="0.968325791855204" calcext:value-type="float">
            <text:p>0.96832579185520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6" calcext:value-type="float">
            <text:p>127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.05" calcext:value-type="float">
            <text:p>0.05</text:p>
          </table:table-cell>
          <table:table-cell office:value-type="float" office:value="0.99468085106383" calcext:value-type="float">
            <text:p>0.9946808510638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7" calcext:value-type="float">
            <text:p>127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8" calcext:value-type="float">
            <text:p>127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.25" calcext:value-type="float">
            <text:p>0.25</text:p>
          </table:table-cell>
          <table:table-cell office:value-type="float" office:value="0.932291666666667" calcext:value-type="float">
            <text:p>0.93229166666666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79" calcext:value-type="float">
            <text:p>127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14" calcext:value-type="float">
            <text:p>0.14</text:p>
          </table:table-cell>
          <table:table-cell office:value-type="float" office:value="0.954314720812183" calcext:value-type="float">
            <text:p>0.95431472081218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0" calcext:value-type="float">
            <text:p>128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.16" calcext:value-type="float">
            <text:p>0.16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1" calcext:value-type="float">
            <text:p>128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41" calcext:value-type="float">
            <text:p>0.41</text:p>
          </table:table-cell>
          <table:table-cell office:value-type="float" office:value="0.877934272300469" calcext:value-type="float">
            <text:p>0.87793427230046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2" calcext:value-type="float">
            <text:p>128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43" calcext:value-type="float">
            <text:p>0.43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3" calcext:value-type="float">
            <text:p>128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4" calcext:value-type="float">
            <text:p>128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.24" calcext:value-type="float">
            <text:p>0.24</text:p>
          </table:table-cell>
          <table:table-cell office:value-type="float" office:value="0.9375" calcext:value-type="float">
            <text:p>0.937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5" calcext:value-type="float">
            <text:p>128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11" calcext:value-type="float">
            <text:p>0.1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6" calcext:value-type="float">
            <text:p>128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3" calcext:value-type="float">
            <text:p>0.3</text:p>
          </table:table-cell>
          <table:table-cell office:value-type="float" office:value="0.918781725888325" calcext:value-type="float">
            <text:p>0.91878172588832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7" calcext:value-type="float">
            <text:p>128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22" calcext:value-type="float">
            <text:p>0.22</text:p>
          </table:table-cell>
          <table:table-cell office:value-type="float" office:value="0.945652173913043" calcext:value-type="float">
            <text:p>0.94565217391304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8" calcext:value-type="float">
            <text:p>128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0.985" calcext:value-type="float">
            <text:p>0.9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89" calcext:value-type="float">
            <text:p>128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0.966346153846154" calcext:value-type="float">
            <text:p>0.96634615384615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0" calcext:value-type="float">
            <text:p>129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0.978835978835979" calcext:value-type="float">
            <text:p>0.97883597883597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1" calcext:value-type="float">
            <text:p>129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.22" calcext:value-type="float">
            <text:p>0.22</text:p>
          </table:table-cell>
          <table:table-cell office:value-type="float" office:value="0.957746478873239" calcext:value-type="float">
            <text:p>0.95774647887323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2" calcext:value-type="float">
            <text:p>129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.23" calcext:value-type="float">
            <text:p>0.23</text:p>
          </table:table-cell>
          <table:table-cell office:value-type="float" office:value="0.953367875647668" calcext:value-type="float">
            <text:p>0.95336787564766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3" calcext:value-type="float">
            <text:p>129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14" calcext:value-type="float">
            <text:p>0.14</text:p>
          </table:table-cell>
          <table:table-cell office:value-type="float" office:value="0.962162162162162" calcext:value-type="float">
            <text:p>0.96216216216216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4" calcext:value-type="float">
            <text:p>129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5" calcext:value-type="float">
            <text:p>129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.38" calcext:value-type="float">
            <text:p>0.38</text:p>
          </table:table-cell>
          <table:table-cell office:value-type="float" office:value="0.86734693877551" calcext:value-type="float">
            <text:p>0.8673469387755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6" calcext:value-type="float">
            <text:p>129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1.74" calcext:value-type="float">
            <text:p>1.74</text:p>
          </table:table-cell>
          <table:table-cell office:value-type="float" office:value="0.485074626865672" calcext:value-type="float">
            <text:p>0.48507462686567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7" calcext:value-type="float">
            <text:p>129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1.37" calcext:value-type="float">
            <text:p>1.37</text:p>
          </table:table-cell>
          <table:table-cell office:value-type="float" office:value="0.479674796747968" calcext:value-type="float">
            <text:p>0.47967479674796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8" calcext:value-type="float">
            <text:p>129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1.52" calcext:value-type="float">
            <text:p>1.52</text:p>
          </table:table-cell>
          <table:table-cell office:value-type="float" office:value="0.496062992125984" calcext:value-type="float">
            <text:p>0.49606299212598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299" calcext:value-type="float">
            <text:p>129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1.85" calcext:value-type="float">
            <text:p>1.85</text:p>
          </table:table-cell>
          <table:table-cell office:value-type="float" office:value="0.404411764705882" calcext:value-type="float">
            <text:p>0.40441176470588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0" calcext:value-type="float">
            <text:p>130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1.4" calcext:value-type="float">
            <text:p>1.4</text:p>
          </table:table-cell>
          <table:table-cell office:value-type="float" office:value="0.449275362318841" calcext:value-type="float">
            <text:p>0.44927536231884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1" calcext:value-type="float">
            <text:p>130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1.24" calcext:value-type="float">
            <text:p>1.24</text:p>
          </table:table-cell>
          <table:table-cell office:value-type="float" office:value="0.468085106382979" calcext:value-type="float">
            <text:p>0.46808510638297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2" calcext:value-type="float">
            <text:p>130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1.37" calcext:value-type="float">
            <text:p>1.37</text:p>
          </table:table-cell>
          <table:table-cell office:value-type="float" office:value="0.516393442622951" calcext:value-type="float">
            <text:p>0.51639344262295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3" calcext:value-type="float">
            <text:p>130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1.38" calcext:value-type="float">
            <text:p>1.38</text:p>
          </table:table-cell>
          <table:table-cell office:value-type="float" office:value="0.496296296296296" calcext:value-type="float">
            <text:p>0.49629629629629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4" calcext:value-type="float">
            <text:p>130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1.35" calcext:value-type="float">
            <text:p>1.35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5" calcext:value-type="float">
            <text:p>130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1.6" calcext:value-type="float">
            <text:p>1.6</text:p>
          </table:table-cell>
          <table:table-cell office:value-type="float" office:value="0.488" calcext:value-type="float">
            <text:p>0.48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6" calcext:value-type="float">
            <text:p>130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7" calcext:value-type="float">
            <text:p>130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1.49" calcext:value-type="float">
            <text:p>1.49</text:p>
          </table:table-cell>
          <table:table-cell office:value-type="float" office:value="0.453333333333333" calcext:value-type="float">
            <text:p>0.4533333333333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8" calcext:value-type="float">
            <text:p>130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1.7" calcext:value-type="float">
            <text:p>1.7</text:p>
          </table:table-cell>
          <table:table-cell office:value-type="float" office:value="0.358778625954198" calcext:value-type="float">
            <text:p>0.35877862595419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09" calcext:value-type="float">
            <text:p>130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1.61" calcext:value-type="float">
            <text:p>1.61</text:p>
          </table:table-cell>
          <table:table-cell office:value-type="float" office:value="0.449275362318841" calcext:value-type="float">
            <text:p>0.44927536231884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1.64" calcext:value-type="float">
            <text:p>1.64</text:p>
          </table:table-cell>
          <table:table-cell office:value-type="float" office:value="0.403361344537815" calcext:value-type="float">
            <text:p>0.4033613445378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1" calcext:value-type="float">
            <text:p>1311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1.39" calcext:value-type="float">
            <text:p>1.39</text:p>
          </table:table-cell>
          <table:table-cell office:value-type="float" office:value="0.492063492063492" calcext:value-type="float">
            <text:p>0.49206349206349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2" calcext:value-type="float">
            <text:p>1312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1.65" calcext:value-type="float">
            <text:p>1.65</text:p>
          </table:table-cell>
          <table:table-cell office:value-type="float" office:value="0.407692307692308" calcext:value-type="float">
            <text:p>0.40769230769230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.83" calcext:value-type="float">
            <text:p>1.83</text:p>
          </table:table-cell>
          <table:table-cell office:value-type="float" office:value="0.403100775193798" calcext:value-type="float">
            <text:p>0.40310077519379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4" calcext:value-type="float">
            <text:p>1314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1.47" calcext:value-type="float">
            <text:p>1.47</text:p>
          </table:table-cell>
          <table:table-cell office:value-type="float" office:value="0.442622950819672" calcext:value-type="float">
            <text:p>0.44262295081967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5" calcext:value-type="float">
            <text:p>1315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2.03" calcext:value-type="float">
            <text:p>2.03</text:p>
          </table:table-cell>
          <table:table-cell office:value-type="float" office:value="0.32" calcext:value-type="float">
            <text:p>0.3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6" calcext:value-type="float">
            <text:p>1316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1.63" calcext:value-type="float">
            <text:p>1.63</text:p>
          </table:table-cell>
          <table:table-cell office:value-type="float" office:value="0.393939393939394" calcext:value-type="float">
            <text:p>0.39393939393939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7" calcext:value-type="float">
            <text:p>1317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503703703703704" calcext:value-type="float">
            <text:p>0.50370370370370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8" calcext:value-type="float">
            <text:p>1318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1.32" calcext:value-type="float">
            <text:p>1.32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19" calcext:value-type="float">
            <text:p>1319</text:p>
          </table:table-cell>
          <table:table-cell office:value-type="string" calcext:value-type="string">
            <text:p>ER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598484848484848" calcext:value-type="float">
            <text:p>0.59848484848484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0_ER2_gaussian_ev_2022-08-20_BST_11:37:54,238_create_dags</text:p>
          </table:table-cell>
        </table:table-row>
        <table:table-row table:style-name="ro1" table:visibility="filter">
          <table:table-cell office:value-type="float" office:value="1320" calcext:value-type="float">
            <text:p>132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21" calcext:value-type="float">
            <text:p>132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EV</text:p>
          </table:table-cell>
          <table:table-cell office:value-type="float" office:value="0.1" calcext:value-type="float">
            <text:p>0.1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22" calcext:value-type="float">
            <text:p>132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23" calcext:value-type="float">
            <text:p>132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24" calcext:value-type="float">
            <text:p>132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25" calcext:value-type="float">
            <text:p>132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26" calcext:value-type="float">
            <text:p>132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27" calcext:value-type="float">
            <text:p>132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28" calcext:value-type="float">
            <text:p>132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29" calcext:value-type="float">
            <text:p>132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0" calcext:value-type="float">
            <text:p>133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1" calcext:value-type="float">
            <text:p>133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2" calcext:value-type="float">
            <text:p>133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3" calcext:value-type="float">
            <text:p>133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4" calcext:value-type="float">
            <text:p>133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6" calcext:value-type="float">
            <text:p>133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7" calcext:value-type="float">
            <text:p>133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8" calcext:value-type="float">
            <text:p>133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39" calcext:value-type="float">
            <text:p>133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0" calcext:value-type="float">
            <text:p>134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1" calcext:value-type="float">
            <text:p>134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2" calcext:value-type="float">
            <text:p>134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3" calcext:value-type="float">
            <text:p>134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4" calcext:value-type="float">
            <text:p>134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5" calcext:value-type="float">
            <text:p>134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758620689655172" calcext:value-type="float">
            <text:p>0.7586206896551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6" calcext:value-type="float">
            <text:p>134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7" calcext:value-type="float">
            <text:p>134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8" calcext:value-type="float">
            <text:p>134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1" calcext:value-type="float">
            <text:p>1</text:p>
          </table:table-cell>
          <table:table-cell office:value-type="float" office:value="0.386363636363636" calcext:value-type="float">
            <text:p>0.3863636363636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49" calcext:value-type="float">
            <text:p>134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0" calcext:value-type="float">
            <text:p>135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84" calcext:value-type="float">
            <text:p>0.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1" calcext:value-type="float">
            <text:p>135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2" calcext:value-type="float">
            <text:p>135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3" calcext:value-type="float">
            <text:p>135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5" calcext:value-type="float">
            <text:p>135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6" calcext:value-type="float">
            <text:p>135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7" calcext:value-type="float">
            <text:p>135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967741935483871" calcext:value-type="float">
            <text:p>0.9677419354838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8" calcext:value-type="float">
            <text:p>135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59" calcext:value-type="float">
            <text:p>135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0" calcext:value-type="float">
            <text:p>136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1" calcext:value-type="float">
            <text:p>136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675675675675676" calcext:value-type="float">
            <text:p>0.6756756756756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2" calcext:value-type="float">
            <text:p>136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962962962962963" calcext:value-type="float">
            <text:p>0.9629629629629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3" calcext:value-type="float">
            <text:p>136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27906976744186" calcext:value-type="float">
            <text:p>0.62790697674418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4" calcext:value-type="float">
            <text:p>136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5" calcext:value-type="float">
            <text:p>136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6" calcext:value-type="float">
            <text:p>136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7" calcext:value-type="float">
            <text:p>136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8" calcext:value-type="float">
            <text:p>136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69" calcext:value-type="float">
            <text:p>136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0" calcext:value-type="float">
            <text:p>137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1" calcext:value-type="float">
            <text:p>137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2" calcext:value-type="float">
            <text:p>137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3" calcext:value-type="float">
            <text:p>137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4" calcext:value-type="float">
            <text:p>137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5" calcext:value-type="float">
            <text:p>137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6" calcext:value-type="float">
            <text:p>137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7" calcext:value-type="float">
            <text:p>137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8" calcext:value-type="float">
            <text:p>137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88" calcext:value-type="float">
            <text:p>0.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79" calcext:value-type="float">
            <text:p>137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0" calcext:value-type="float">
            <text:p>138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1" calcext:value-type="float">
            <text:p>138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3" calcext:value-type="float">
            <text:p>138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4" calcext:value-type="float">
            <text:p>138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5" calcext:value-type="float">
            <text:p>138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7" calcext:value-type="float">
            <text:p>138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8" calcext:value-type="float">
            <text:p>138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89" calcext:value-type="float">
            <text:p>138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0" calcext:value-type="float">
            <text:p>139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1" calcext:value-type="float">
            <text:p>139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2" calcext:value-type="float">
            <text:p>139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0.4" calcext:value-type="float">
            <text:p>0.4</text:p>
          </table:table-cell>
          <table:table-cell office:value-type="float" office:value="0.76" calcext:value-type="float">
            <text:p>0.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3" calcext:value-type="float">
            <text:p>139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0.6" calcext:value-type="float">
            <text:p>0.6</text:p>
          </table:table-cell>
          <table:table-cell office:value-type="float" office:value="0.392857142857143" calcext:value-type="float">
            <text:p>0.3928571428571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4" calcext:value-type="float">
            <text:p>139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5" calcext:value-type="float">
            <text:p>139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6" calcext:value-type="float">
            <text:p>139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0.7" calcext:value-type="float">
            <text:p>0.7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7" calcext:value-type="float">
            <text:p>139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8" calcext:value-type="float">
            <text:p>139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681818181818182" calcext:value-type="float">
            <text:p>0.6818181818181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399" calcext:value-type="float">
            <text:p>139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774193548387097" calcext:value-type="float">
            <text:p>0.77419354838709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0" calcext:value-type="float">
            <text:p>140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1" calcext:value-type="float">
            <text:p>140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84" calcext:value-type="float">
            <text:p>0.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2" calcext:value-type="float">
            <text:p>140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3" calcext:value-type="float">
            <text:p>140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4" calcext:value-type="float">
            <text:p>140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5" calcext:value-type="float">
            <text:p>140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6" calcext:value-type="float">
            <text:p>1406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0.2" calcext:value-type="float">
            <text:p>0.2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7" calcext:value-type="float">
            <text:p>1407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8" calcext:value-type="float">
            <text:p>1408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0.7" calcext:value-type="float">
            <text:p>0.7</text:p>
          </table:table-cell>
          <table:table-cell office:value-type="float" office:value="0.607142857142857" calcext:value-type="float">
            <text:p>0.6071428571428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535714285714286" calcext:value-type="float">
            <text:p>0.5357142857142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13" calcext:value-type="float">
            <text:p>1413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80952380952381" calcext:value-type="float">
            <text:p>0.809523809523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15" calcext:value-type="float">
            <text:p>1415</text:p>
          </table:table-cell>
          <table:table-cell office:value-type="string" calcext:value-type="string">
            <text:p>ER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ER1_gaussian_ev_2022-08-20_BST_11:37:19,132_create_dags</text:p>
          </table:table-cell>
        </table:table-row>
        <table:table-row table:style-name="ro1" table:visibility="filter">
          <table:table-cell office:value-type="float" office:value="1416" calcext:value-type="float">
            <text:p>141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EV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17" calcext:value-type="float">
            <text:p>141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18" calcext:value-type="float">
            <text:p>141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19" calcext:value-type="float">
            <text:p>141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EV</text:p>
          </table:table-cell>
          <table:table-cell office:value-type="float" office:value="0.05" calcext:value-type="float">
            <text:p>0.05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0" calcext:value-type="float">
            <text:p>142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EV</text:p>
          </table:table-cell>
          <table:table-cell office:value-type="float" office:value="0.03" calcext:value-type="float">
            <text:p>0.03</text:p>
          </table:table-cell>
          <table:table-cell office:value-type="float" office:value="0.97" calcext:value-type="float">
            <text:p>0.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1" calcext:value-type="float">
            <text:p>142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2" calcext:value-type="float">
            <text:p>142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3" calcext:value-type="float">
            <text:p>142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EV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4" calcext:value-type="float">
            <text:p>142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5" calcext:value-type="float">
            <text:p>142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6" calcext:value-type="float">
            <text:p>142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7" calcext:value-type="float">
            <text:p>142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8" calcext:value-type="float">
            <text:p>142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29" calcext:value-type="float">
            <text:p>142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0" calcext:value-type="float">
            <text:p>143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1" calcext:value-type="float">
            <text:p>143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EV</text:p>
          </table:table-cell>
          <table:table-cell office:value-type="float" office:value="0.18" calcext:value-type="float">
            <text:p>0.18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2" calcext:value-type="float">
            <text:p>143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3" calcext:value-type="float">
            <text:p>143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4" calcext:value-type="float">
            <text:p>143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5" calcext:value-type="float">
            <text:p>143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6" calcext:value-type="float">
            <text:p>143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7" calcext:value-type="float">
            <text:p>143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8" calcext:value-type="float">
            <text:p>143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39" calcext:value-type="float">
            <text:p>143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0" calcext:value-type="float">
            <text:p>144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1" calcext:value-type="float">
            <text:p>144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0.23" calcext:value-type="float">
            <text:p>0.23</text:p>
          </table:table-cell>
          <table:table-cell office:value-type="float" office:value="0.803571428571429" calcext:value-type="float">
            <text:p>0.80357142857142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2" calcext:value-type="float">
            <text:p>144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0.04" calcext:value-type="float">
            <text:p>0.04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3" calcext:value-type="float">
            <text:p>144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4" calcext:value-type="float">
            <text:p>144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5" calcext:value-type="float">
            <text:p>144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0.01" calcext:value-type="float">
            <text:p>0.01</text:p>
          </table:table-cell>
          <table:table-cell office:value-type="float" office:value="0.986301369863014" calcext:value-type="float">
            <text:p>0.9863013698630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6" calcext:value-type="float">
            <text:p>144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.17" calcext:value-type="float">
            <text:p>0.17</text:p>
          </table:table-cell>
          <table:table-cell office:value-type="float" office:value="0.826086956521739" calcext:value-type="float">
            <text:p>0.8260869565217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7" calcext:value-type="float">
            <text:p>144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0.01" calcext:value-type="float">
            <text:p>0.01</text:p>
          </table:table-cell>
          <table:table-cell office:value-type="float" office:value="0.989130434782609" calcext:value-type="float">
            <text:p>0.9891304347826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8" calcext:value-type="float">
            <text:p>144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49" calcext:value-type="float">
            <text:p>144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0.12" calcext:value-type="float">
            <text:p>0.12</text:p>
          </table:table-cell>
          <table:table-cell office:value-type="float" office:value="0.905660377358491" calcext:value-type="float">
            <text:p>0.90566037735849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0" calcext:value-type="float">
            <text:p>145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03" calcext:value-type="float">
            <text:p>0.03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1" calcext:value-type="float">
            <text:p>145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0.09" calcext:value-type="float">
            <text:p>0.09</text:p>
          </table:table-cell>
          <table:table-cell office:value-type="float" office:value="0.933962264150943" calcext:value-type="float">
            <text:p>0.93396226415094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0.11" calcext:value-type="float">
            <text:p>0.11</text:p>
          </table:table-cell>
          <table:table-cell office:value-type="float" office:value="0.9" calcext:value-type="float">
            <text:p>0.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3" calcext:value-type="float">
            <text:p>145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0.05" calcext:value-type="float">
            <text:p>0.05</text:p>
          </table:table-cell>
          <table:table-cell office:value-type="float" office:value="0.94949494949495" calcext:value-type="float">
            <text:p>0.9494949494949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4" calcext:value-type="float">
            <text:p>145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0.18" calcext:value-type="float">
            <text:p>0.18</text:p>
          </table:table-cell>
          <table:table-cell office:value-type="float" office:value="0.854545454545455" calcext:value-type="float">
            <text:p>0.85454545454545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5" calcext:value-type="float">
            <text:p>145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0.12" calcext:value-type="float">
            <text:p>0.12</text:p>
          </table:table-cell>
          <table:table-cell office:value-type="float" office:value="0.897959183673469" calcext:value-type="float">
            <text:p>0.89795918367346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6" calcext:value-type="float">
            <text:p>145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.13" calcext:value-type="float">
            <text:p>0.13</text:p>
          </table:table-cell>
          <table:table-cell office:value-type="float" office:value="0.891891891891892" calcext:value-type="float">
            <text:p>0.89189189189189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7" calcext:value-type="float">
            <text:p>145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0.03" calcext:value-type="float">
            <text:p>0.03</text:p>
          </table:table-cell>
          <table:table-cell office:value-type="float" office:value="0.974137931034483" calcext:value-type="float">
            <text:p>0.97413793103448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8" calcext:value-type="float">
            <text:p>145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0.06" calcext:value-type="float">
            <text:p>0.06</text:p>
          </table:table-cell>
          <table:table-cell office:value-type="float" office:value="0.944954128440367" calcext:value-type="float">
            <text:p>0.94495412844036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59" calcext:value-type="float">
            <text:p>145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0.36" calcext:value-type="float">
            <text:p>0.36</text:p>
          </table:table-cell>
          <table:table-cell office:value-type="float" office:value="0.76984126984127" calcext:value-type="float">
            <text:p>0.7698412698412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0" calcext:value-type="float">
            <text:p>146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0.03" calcext:value-type="float">
            <text:p>0.03</text:p>
          </table:table-cell>
          <table:table-cell office:value-type="float" office:value="0.971153846153846" calcext:value-type="float">
            <text:p>0.9711538461538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1" calcext:value-type="float">
            <text:p>146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.05" calcext:value-type="float">
            <text:p>0.05</text:p>
          </table:table-cell>
          <table:table-cell office:value-type="float" office:value="0.961904761904762" calcext:value-type="float">
            <text:p>0.9619047619047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2" calcext:value-type="float">
            <text:p>146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0.02" calcext:value-type="float">
            <text:p>0.02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3" calcext:value-type="float">
            <text:p>146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02" calcext:value-type="float">
            <text:p>0.02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4" calcext:value-type="float">
            <text:p>146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.07" calcext:value-type="float">
            <text:p>0.07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5" calcext:value-type="float">
            <text:p>146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6" calcext:value-type="float">
            <text:p>146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7" calcext:value-type="float">
            <text:p>146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0.946902654867257" calcext:value-type="float">
            <text:p>0.94690265486725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8" calcext:value-type="float">
            <text:p>146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69" calcext:value-type="float">
            <text:p>146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0" calcext:value-type="float">
            <text:p>147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1" calcext:value-type="float">
            <text:p>147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2" calcext:value-type="float">
            <text:p>147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3" calcext:value-type="float">
            <text:p>147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4" calcext:value-type="float">
            <text:p>147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04" calcext:value-type="float">
            <text:p>0.04</text:p>
          </table:table-cell>
          <table:table-cell office:value-type="float" office:value="0.977777777777778" calcext:value-type="float">
            <text:p>0.97777777777777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5" calcext:value-type="float">
            <text:p>147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6" calcext:value-type="float">
            <text:p>147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7" calcext:value-type="float">
            <text:p>147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8" calcext:value-type="float">
            <text:p>147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79" calcext:value-type="float">
            <text:p>147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05" calcext:value-type="float">
            <text:p>0.05</text:p>
          </table:table-cell>
          <table:table-cell office:value-type="float" office:value="0.978021978021978" calcext:value-type="float">
            <text:p>0.97802197802197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0" calcext:value-type="float">
            <text:p>148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.07" calcext:value-type="float">
            <text:p>0.07</text:p>
          </table:table-cell>
          <table:table-cell office:value-type="float" office:value="0.95" calcext:value-type="float">
            <text:p>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1" calcext:value-type="float">
            <text:p>148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2" calcext:value-type="float">
            <text:p>148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.05" calcext:value-type="float">
            <text:p>0.05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3" calcext:value-type="float">
            <text:p>148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.03" calcext:value-type="float">
            <text:p>0.03</text:p>
          </table:table-cell>
          <table:table-cell office:value-type="float" office:value="0.991071428571429" calcext:value-type="float">
            <text:p>0.99107142857142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4" calcext:value-type="float">
            <text:p>148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5" calcext:value-type="float">
            <text:p>148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6" calcext:value-type="float">
            <text:p>148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.03" calcext:value-type="float">
            <text:p>0.03</text:p>
          </table:table-cell>
          <table:table-cell office:value-type="float" office:value="0.986842105263158" calcext:value-type="float">
            <text:p>0.98684210526315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7" calcext:value-type="float">
            <text:p>148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.06" calcext:value-type="float">
            <text:p>0.06</text:p>
          </table:table-cell>
          <table:table-cell office:value-type="float" office:value="0.988636363636364" calcext:value-type="float">
            <text:p>0.98863636363636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8" calcext:value-type="float">
            <text:p>148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0.24" calcext:value-type="float">
            <text:p>0.24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89" calcext:value-type="float">
            <text:p>148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0.24" calcext:value-type="float">
            <text:p>0.24</text:p>
          </table:table-cell>
          <table:table-cell office:value-type="float" office:value="0.802197802197802" calcext:value-type="float">
            <text:p>0.8021978021978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0" calcext:value-type="float">
            <text:p>149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0.25" calcext:value-type="float">
            <text:p>0.25</text:p>
          </table:table-cell>
          <table:table-cell office:value-type="float" office:value="0.763440860215054" calcext:value-type="float">
            <text:p>0.76344086021505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1" calcext:value-type="float">
            <text:p>149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0.57" calcext:value-type="float">
            <text:p>0.57</text:p>
          </table:table-cell>
          <table:table-cell office:value-type="float" office:value="0.630434782608696" calcext:value-type="float">
            <text:p>0.63043478260869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2" calcext:value-type="float">
            <text:p>149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0.35" calcext:value-type="float">
            <text:p>0.35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3" calcext:value-type="float">
            <text:p>149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0.12" calcext:value-type="float">
            <text:p>0.12</text:p>
          </table:table-cell>
          <table:table-cell office:value-type="float" office:value="0.848101265822785" calcext:value-type="float">
            <text:p>0.8481012658227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4" calcext:value-type="float">
            <text:p>149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0.17" calcext:value-type="float">
            <text:p>0.17</text:p>
          </table:table-cell>
          <table:table-cell office:value-type="float" office:value="0.848837209302326" calcext:value-type="float">
            <text:p>0.84883720930232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5" calcext:value-type="float">
            <text:p>149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0.19" calcext:value-type="float">
            <text:p>0.19</text:p>
          </table:table-cell>
          <table:table-cell office:value-type="float" office:value="0.813186813186813" calcext:value-type="float">
            <text:p>0.8131868131868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6" calcext:value-type="float">
            <text:p>149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0.29" calcext:value-type="float">
            <text:p>0.29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7" calcext:value-type="float">
            <text:p>149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0.31" calcext:value-type="float">
            <text:p>0.31</text:p>
          </table:table-cell>
          <table:table-cell office:value-type="float" office:value="0.752475247524752" calcext:value-type="float">
            <text:p>0.75247524752475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8" calcext:value-type="float">
            <text:p>149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0.23" calcext:value-type="float">
            <text:p>0.23</text:p>
          </table:table-cell>
          <table:table-cell office:value-type="float" office:value="0.835294117647059" calcext:value-type="float">
            <text:p>0.83529411764705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499" calcext:value-type="float">
            <text:p>149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0" calcext:value-type="float">
            <text:p>150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0.33" calcext:value-type="float">
            <text:p>0.33</text:p>
          </table:table-cell>
          <table:table-cell office:value-type="float" office:value="0.737864077669903" calcext:value-type="float">
            <text:p>0.7378640776699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1" calcext:value-type="float">
            <text:p>150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0.22" calcext:value-type="float">
            <text:p>0.22</text:p>
          </table:table-cell>
          <table:table-cell office:value-type="float" office:value="0.826086956521739" calcext:value-type="float">
            <text:p>0.8260869565217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2" calcext:value-type="float">
            <text:p>1502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0.32" calcext:value-type="float">
            <text:p>0.32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3" calcext:value-type="float">
            <text:p>1503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0.38" calcext:value-type="float">
            <text:p>0.38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4" calcext:value-type="float">
            <text:p>1504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0.24" calcext:value-type="float">
            <text:p>0.24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5" calcext:value-type="float">
            <text:p>1505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6" calcext:value-type="float">
            <text:p>1506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0.43" calcext:value-type="float">
            <text:p>0.43</text:p>
          </table:table-cell>
          <table:table-cell office:value-type="float" office:value="0.634615384615385" calcext:value-type="float">
            <text:p>0.6346153846153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7" calcext:value-type="float">
            <text:p>1507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0.45" calcext:value-type="float">
            <text:p>0.45</text:p>
          </table:table-cell>
          <table:table-cell office:value-type="float" office:value="0.70873786407767" calcext:value-type="float">
            <text:p>0.708737864077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8" calcext:value-type="float">
            <text:p>1508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0.16" calcext:value-type="float">
            <text:p>0.16</text:p>
          </table:table-cell>
          <table:table-cell office:value-type="float" office:value="0.872549019607843" calcext:value-type="float">
            <text:p>0.87254901960784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09" calcext:value-type="float">
            <text:p>1509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0.4" calcext:value-type="float">
            <text:p>0.4</text:p>
          </table:table-cell>
          <table:table-cell office:value-type="float" office:value="0.712765957446808" calcext:value-type="float">
            <text:p>0.7127659574468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10" calcext:value-type="float">
            <text:p>1510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0.16" calcext:value-type="float">
            <text:p>0.16</text:p>
          </table:table-cell>
          <table:table-cell office:value-type="float" office:value="0.855263157894737" calcext:value-type="float">
            <text:p>0.85526315789473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11" calcext:value-type="float">
            <text:p>1511</text:p>
          </table:table-cell>
          <table:table-cell office:value-type="string" calcext:value-type="string">
            <text:p>ER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0.24" calcext:value-type="float">
            <text:p>0.24</text:p>
          </table:table-cell>
          <table:table-cell office:value-type="float" office:value="0.797752808988764" calcext:value-type="float">
            <text:p>0.7977528089887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0_ER1_gaussian_ev_2022-08-20_BST_11:37:28,139_create_dags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EV</text:p>
          </table:table-cell>
          <table:table-cell office:value-type="float" office:value="0.46" calcext:value-type="float">
            <text:p>0.46</text:p>
          </table:table-cell>
          <table:table-cell office:value-type="float" office:value="0.931442080378251" calcext:value-type="float">
            <text:p>0.931442080378251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13" calcext:value-type="float">
            <text:p>151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EV</text:p>
          </table:table-cell>
          <table:table-cell office:value-type="float" office:value="0.54" calcext:value-type="float">
            <text:p>0.54</text:p>
          </table:table-cell>
          <table:table-cell office:value-type="float" office:value="0.902010050251256" calcext:value-type="float">
            <text:p>0.90201005025125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14" calcext:value-type="float">
            <text:p>151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EV</text:p>
          </table:table-cell>
          <table:table-cell office:value-type="float" office:value="0.92" calcext:value-type="float">
            <text:p>0.92</text:p>
          </table:table-cell>
          <table:table-cell office:value-type="float" office:value="0.88283378746594" calcext:value-type="float">
            <text:p>0.88283378746594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EV</text:p>
          </table:table-cell>
          <table:table-cell office:value-type="float" office:value="0.36" calcext:value-type="float">
            <text:p>0.36</text:p>
          </table:table-cell>
          <table:table-cell office:value-type="float" office:value="0.944055944055944" calcext:value-type="float">
            <text:p>0.944055944055944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16" calcext:value-type="float">
            <text:p>151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EV</text:p>
          </table:table-cell>
          <table:table-cell office:value-type="float" office:value="0.76" calcext:value-type="float">
            <text:p>0.76</text:p>
          </table:table-cell>
          <table:table-cell office:value-type="float" office:value="0.928947368421053" calcext:value-type="float">
            <text:p>0.928947368421053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17" calcext:value-type="float">
            <text:p>151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EV</text:p>
          </table:table-cell>
          <table:table-cell office:value-type="float" office:value="0.29" calcext:value-type="float">
            <text:p>0.29</text:p>
          </table:table-cell>
          <table:table-cell office:value-type="float" office:value="0.94750656167979" calcext:value-type="float">
            <text:p>0.9475065616797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18" calcext:value-type="float">
            <text:p>151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EV</text:p>
          </table:table-cell>
          <table:table-cell office:value-type="float" office:value="0.78" calcext:value-type="float">
            <text:p>0.78</text:p>
          </table:table-cell>
          <table:table-cell office:value-type="float" office:value="0.88051948051948" calcext:value-type="float">
            <text:p>0.8805194805194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19" calcext:value-type="float">
            <text:p>151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EV</text:p>
          </table:table-cell>
          <table:table-cell office:value-type="float" office:value="0.59" calcext:value-type="float">
            <text:p>0.59</text:p>
          </table:table-cell>
          <table:table-cell office:value-type="float" office:value="0.905569007263922" calcext:value-type="float">
            <text:p>0.90556900726392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0" calcext:value-type="float">
            <text:p>152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EV</text:p>
          </table:table-cell>
          <table:table-cell office:value-type="float" office:value="0.21" calcext:value-type="float">
            <text:p>0.21</text:p>
          </table:table-cell>
          <table:table-cell office:value-type="float" office:value="0.970027247956403" calcext:value-type="float">
            <text:p>0.970027247956403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1" calcext:value-type="float">
            <text:p>152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EV</text:p>
          </table:table-cell>
          <table:table-cell office:value-type="float" office:value="0.3" calcext:value-type="float">
            <text:p>0.3</text:p>
          </table:table-cell>
          <table:table-cell office:value-type="float" office:value="0.946835443037975" calcext:value-type="float">
            <text:p>0.94683544303797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2" calcext:value-type="float">
            <text:p>152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EV</text:p>
          </table:table-cell>
          <table:table-cell office:value-type="float" office:value="0.41" calcext:value-type="float">
            <text:p>0.41</text:p>
          </table:table-cell>
          <table:table-cell office:value-type="float" office:value="0.925449871465296" calcext:value-type="float">
            <text:p>0.92544987146529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3" calcext:value-type="float">
            <text:p>152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EV</text:p>
          </table:table-cell>
          <table:table-cell office:value-type="float" office:value="1.04" calcext:value-type="float">
            <text:p>1.04</text:p>
          </table:table-cell>
          <table:table-cell office:value-type="float" office:value="0.879120879120879" calcext:value-type="float">
            <text:p>0.879120879120879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EV</text:p>
          </table:table-cell>
          <table:table-cell office:value-type="float" office:value="0.29" calcext:value-type="float">
            <text:p>0.29</text:p>
          </table:table-cell>
          <table:table-cell office:value-type="float" office:value="0.951653944020356" calcext:value-type="float">
            <text:p>0.95165394402035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5" calcext:value-type="float">
            <text:p>152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EV</text:p>
          </table:table-cell>
          <table:table-cell office:value-type="float" office:value="0.82" calcext:value-type="float">
            <text:p>0.82</text:p>
          </table:table-cell>
          <table:table-cell office:value-type="float" office:value="0.885650224215247" calcext:value-type="float">
            <text:p>0.88565022421524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6" calcext:value-type="float">
            <text:p>152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EV</text:p>
          </table:table-cell>
          <table:table-cell office:value-type="float" office:value="0.53" calcext:value-type="float">
            <text:p>0.53</text:p>
          </table:table-cell>
          <table:table-cell office:value-type="float" office:value="0.943850267379679" calcext:value-type="float">
            <text:p>0.943850267379679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7" calcext:value-type="float">
            <text:p>152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EV</text:p>
          </table:table-cell>
          <table:table-cell office:value-type="float" office:value="0.29" calcext:value-type="float">
            <text:p>0.29</text:p>
          </table:table-cell>
          <table:table-cell office:value-type="float" office:value="0.934895833333333" calcext:value-type="float">
            <text:p>0.93489583333333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8" calcext:value-type="float">
            <text:p>152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EV</text:p>
          </table:table-cell>
          <table:table-cell office:value-type="float" office:value="0.24" calcext:value-type="float">
            <text:p>0.24</text:p>
          </table:table-cell>
          <table:table-cell office:value-type="float" office:value="0.963414634146341" calcext:value-type="float">
            <text:p>0.96341463414634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29" calcext:value-type="float">
            <text:p>152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EV</text:p>
          </table:table-cell>
          <table:table-cell office:value-type="float" office:value="0.7" calcext:value-type="float">
            <text:p>0.7</text:p>
          </table:table-cell>
          <table:table-cell office:value-type="float" office:value="0.911694510739857" calcext:value-type="float">
            <text:p>0.911694510739857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0" calcext:value-type="float">
            <text:p>153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EV</text:p>
          </table:table-cell>
          <table:table-cell office:value-type="float" office:value="0.48" calcext:value-type="float">
            <text:p>0.48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1" calcext:value-type="float">
            <text:p>153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EV</text:p>
          </table:table-cell>
          <table:table-cell office:value-type="float" office:value="2.31" calcext:value-type="float">
            <text:p>2.31</text:p>
          </table:table-cell>
          <table:table-cell office:value-type="float" office:value="0.701010101010101" calcext:value-type="float">
            <text:p>0.701010101010101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2" calcext:value-type="float">
            <text:p>153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EV</text:p>
          </table:table-cell>
          <table:table-cell office:value-type="float" office:value="0.57" calcext:value-type="float">
            <text:p>0.57</text:p>
          </table:table-cell>
          <table:table-cell office:value-type="float" office:value="0.90952380952381" calcext:value-type="float">
            <text:p>0.9095238095238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3" calcext:value-type="float">
            <text:p>153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EV</text:p>
          </table:table-cell>
          <table:table-cell office:value-type="float" office:value="0.37" calcext:value-type="float">
            <text:p>0.3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4" calcext:value-type="float">
            <text:p>153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EV</text:p>
          </table:table-cell>
          <table:table-cell office:value-type="float" office:value="0.59" calcext:value-type="float">
            <text:p>0.59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5" calcext:value-type="float">
            <text:p>153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EV</text:p>
          </table:table-cell>
          <table:table-cell office:value-type="float" office:value="1.34" calcext:value-type="float">
            <text:p>1.34</text:p>
          </table:table-cell>
          <table:table-cell office:value-type="float" office:value="0.822281167108753" calcext:value-type="float">
            <text:p>0.822281167108753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6" calcext:value-type="float">
            <text:p>153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12.03" calcext:value-type="float">
            <text:p>12.03</text:p>
          </table:table-cell>
          <table:table-cell office:value-type="float" office:value="0.186733958183129" calcext:value-type="float">
            <text:p>0.186733958183129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7" calcext:value-type="float">
            <text:p>153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9.48" calcext:value-type="float">
            <text:p>9.48</text:p>
          </table:table-cell>
          <table:table-cell office:value-type="float" office:value="0.235492010092515" calcext:value-type="float">
            <text:p>0.235492010092515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8" calcext:value-type="float">
            <text:p>153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8.47" calcext:value-type="float">
            <text:p>8.47</text:p>
          </table:table-cell>
          <table:table-cell office:value-type="float" office:value="0.241584158415842" calcext:value-type="float">
            <text:p>0.24158415841584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39" calcext:value-type="float">
            <text:p>153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13.64" calcext:value-type="float">
            <text:p>13.64</text:p>
          </table:table-cell>
          <table:table-cell office:value-type="float" office:value="0.157228514323784" calcext:value-type="float">
            <text:p>0.157228514323784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0" calcext:value-type="float">
            <text:p>154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9.74" calcext:value-type="float">
            <text:p>9.74</text:p>
          </table:table-cell>
          <table:table-cell office:value-type="float" office:value="0.230379746835443" calcext:value-type="float">
            <text:p>0.230379746835443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1" calcext:value-type="float">
            <text:p>154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10.8" calcext:value-type="float">
            <text:p>10.8</text:p>
          </table:table-cell>
          <table:table-cell office:value-type="float" office:value="0.201700154559505" calcext:value-type="float">
            <text:p>0.201700154559505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2" calcext:value-type="float">
            <text:p>154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12.97" calcext:value-type="float">
            <text:p>12.97</text:p>
          </table:table-cell>
          <table:table-cell office:value-type="float" office:value="0.152729785763649" calcext:value-type="float">
            <text:p>0.152729785763649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3" calcext:value-type="float">
            <text:p>154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11.76" calcext:value-type="float">
            <text:p>11.76</text:p>
          </table:table-cell>
          <table:table-cell office:value-type="float" office:value="0.194805194805195" calcext:value-type="float">
            <text:p>0.194805194805195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4" calcext:value-type="float">
            <text:p>154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11.58" calcext:value-type="float">
            <text:p>11.58</text:p>
          </table:table-cell>
          <table:table-cell office:value-type="float" office:value="0.17129977460556" calcext:value-type="float">
            <text:p>0.17129977460556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5" calcext:value-type="float">
            <text:p>154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12.01" calcext:value-type="float">
            <text:p>12.01</text:p>
          </table:table-cell>
          <table:table-cell office:value-type="float" office:value="0.167527675276753" calcext:value-type="float">
            <text:p>0.167527675276753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6" calcext:value-type="float">
            <text:p>154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10.69" calcext:value-type="float">
            <text:p>10.69</text:p>
          </table:table-cell>
          <table:table-cell office:value-type="float" office:value="0.179253112033195" calcext:value-type="float">
            <text:p>0.179253112033195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7" calcext:value-type="float">
            <text:p>154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13.07" calcext:value-type="float">
            <text:p>13.07</text:p>
          </table:table-cell>
          <table:table-cell office:value-type="float" office:value="0.152173913043478" calcext:value-type="float">
            <text:p>0.15217391304347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8" calcext:value-type="float">
            <text:p>154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6.2" calcext:value-type="float">
            <text:p>6.2</text:p>
          </table:table-cell>
          <table:table-cell office:value-type="float" office:value="0.336027713625866" calcext:value-type="float">
            <text:p>0.336027713625866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49" calcext:value-type="float">
            <text:p>154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15.32" calcext:value-type="float">
            <text:p>15.32</text:p>
          </table:table-cell>
          <table:table-cell office:value-type="float" office:value="0.137418203450327" calcext:value-type="float">
            <text:p>0.137418203450327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0" calcext:value-type="float">
            <text:p>155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6.96" calcext:value-type="float">
            <text:p>6.96</text:p>
          </table:table-cell>
          <table:table-cell office:value-type="float" office:value="0.29127358490566" calcext:value-type="float">
            <text:p>0.29127358490566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1" calcext:value-type="float">
            <text:p>155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10.24" calcext:value-type="float">
            <text:p>10.24</text:p>
          </table:table-cell>
          <table:table-cell office:value-type="float" office:value="0.2104" calcext:value-type="float">
            <text:p>0.2104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2" calcext:value-type="float">
            <text:p>155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11.92" calcext:value-type="float">
            <text:p>11.92</text:p>
          </table:table-cell>
          <table:table-cell office:value-type="float" office:value="0.183628318584071" calcext:value-type="float">
            <text:p>0.183628318584071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3" calcext:value-type="float">
            <text:p>155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11.01" calcext:value-type="float">
            <text:p>11.01</text:p>
          </table:table-cell>
          <table:table-cell office:value-type="float" office:value="0.204351204351204" calcext:value-type="float">
            <text:p>0.204351204351204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4" calcext:value-type="float">
            <text:p>155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6.61" calcext:value-type="float">
            <text:p>6.61</text:p>
          </table:table-cell>
          <table:table-cell office:value-type="float" office:value="0.309921962095875" calcext:value-type="float">
            <text:p>0.309921962095875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16.41" calcext:value-type="float">
            <text:p>16.41</text:p>
          </table:table-cell>
          <table:table-cell office:value-type="float" office:value="0.115563298490128" calcext:value-type="float">
            <text:p>0.115563298490128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6" calcext:value-type="float">
            <text:p>155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13.4" calcext:value-type="float">
            <text:p>13.4</text:p>
          </table:table-cell>
          <table:table-cell office:value-type="float" office:value="0.165901639344262" calcext:value-type="float">
            <text:p>0.165901639344262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7" calcext:value-type="float">
            <text:p>155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9.71" calcext:value-type="float">
            <text:p>9.71</text:p>
          </table:table-cell>
          <table:table-cell office:value-type="float" office:value="0.217428087986464" calcext:value-type="float">
            <text:p>0.217428087986464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8" calcext:value-type="float">
            <text:p>155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11.26" calcext:value-type="float">
            <text:p>11.26</text:p>
          </table:table-cell>
          <table:table-cell office:value-type="float" office:value="0.168363351605325" calcext:value-type="float">
            <text:p>0.168363351605325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59" calcext:value-type="float">
            <text:p>155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11.22" calcext:value-type="float">
            <text:p>11.22</text:p>
          </table:table-cell>
          <table:table-cell office:value-type="float" office:value="0.195915279878971" calcext:value-type="float">
            <text:p>0.195915279878971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0" calcext:value-type="float">
            <text:p>156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1.63" calcext:value-type="float">
            <text:p>1.63</text:p>
          </table:table-cell>
          <table:table-cell office:value-type="float" office:value="0.793023255813954" calcext:value-type="float">
            <text:p>0.79302325581395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1" calcext:value-type="float">
            <text:p>156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.66" calcext:value-type="float">
            <text:p>0.66</text:p>
          </table:table-cell>
          <table:table-cell office:value-type="float" office:value="0.921259842519685" calcext:value-type="float">
            <text:p>0.921259842519685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2" calcext:value-type="float">
            <text:p>156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1.21" calcext:value-type="float">
            <text:p>1.21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3" calcext:value-type="float">
            <text:p>156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54" calcext:value-type="float">
            <text:p>0.54</text:p>
          </table:table-cell>
          <table:table-cell office:value-type="float" office:value="0.940047961630695" calcext:value-type="float">
            <text:p>0.94004796163069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4" calcext:value-type="float">
            <text:p>156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.79" calcext:value-type="float">
            <text:p>0.79</text:p>
          </table:table-cell>
          <table:table-cell office:value-type="float" office:value="0.909319899244333" calcext:value-type="float">
            <text:p>0.90931989924433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5" calcext:value-type="float">
            <text:p>156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1.32" calcext:value-type="float">
            <text:p>1.32</text:p>
          </table:table-cell>
          <table:table-cell office:value-type="float" office:value="0.798004987531172" calcext:value-type="float">
            <text:p>0.798004987531172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6" calcext:value-type="float">
            <text:p>156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1.02" calcext:value-type="float">
            <text:p>1.02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7" calcext:value-type="float">
            <text:p>156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73" calcext:value-type="float">
            <text:p>0.73</text:p>
          </table:table-cell>
          <table:table-cell office:value-type="float" office:value="0.927461139896373" calcext:value-type="float">
            <text:p>0.927461139896373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8" calcext:value-type="float">
            <text:p>156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.66" calcext:value-type="float">
            <text:p>0.66</text:p>
          </table:table-cell>
          <table:table-cell office:value-type="float" office:value="0.926136363636364" calcext:value-type="float">
            <text:p>0.92613636363636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69" calcext:value-type="float">
            <text:p>156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1.29" calcext:value-type="float">
            <text:p>1.29</text:p>
          </table:table-cell>
          <table:table-cell office:value-type="float" office:value="0.819548872180451" calcext:value-type="float">
            <text:p>0.8195488721804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0" calcext:value-type="float">
            <text:p>157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1.7" calcext:value-type="float">
            <text:p>1.7</text:p>
          </table:table-cell>
          <table:table-cell office:value-type="float" office:value="0.759305210918114" calcext:value-type="float">
            <text:p>0.759305210918114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1" calcext:value-type="float">
            <text:p>157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.64" calcext:value-type="float">
            <text:p>0.64</text:p>
          </table:table-cell>
          <table:table-cell office:value-type="float" office:value="0.931937172774869" calcext:value-type="float">
            <text:p>0.931937172774869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2" calcext:value-type="float">
            <text:p>157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.43" calcext:value-type="float">
            <text:p>0.43</text:p>
          </table:table-cell>
          <table:table-cell office:value-type="float" office:value="0.955145118733509" calcext:value-type="float">
            <text:p>0.95514511873350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3" calcext:value-type="float">
            <text:p>157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67" calcext:value-type="float">
            <text:p>0.67</text:p>
          </table:table-cell>
          <table:table-cell office:value-type="float" office:value="0.91533180778032" calcext:value-type="float">
            <text:p>0.91533180778032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4" calcext:value-type="float">
            <text:p>157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1.33" calcext:value-type="float">
            <text:p>1.33</text:p>
          </table:table-cell>
          <table:table-cell office:value-type="float" office:value="0.823979591836735" calcext:value-type="float">
            <text:p>0.82397959183673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5" calcext:value-type="float">
            <text:p>157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48" calcext:value-type="float">
            <text:p>0.48</text:p>
          </table:table-cell>
          <table:table-cell office:value-type="float" office:value="0.937158469945355" calcext:value-type="float">
            <text:p>0.93715846994535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6" calcext:value-type="float">
            <text:p>157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1.27" calcext:value-type="float">
            <text:p>1.27</text:p>
          </table:table-cell>
          <table:table-cell office:value-type="float" office:value="0.828571428571429" calcext:value-type="float">
            <text:p>0.82857142857142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7" calcext:value-type="float">
            <text:p>157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95" calcext:value-type="float">
            <text:p>0.95</text:p>
          </table:table-cell>
          <table:table-cell office:value-type="float" office:value="0.887290167865707" calcext:value-type="float">
            <text:p>0.887290167865707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8" calcext:value-type="float">
            <text:p>157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1.62" calcext:value-type="float">
            <text:p>1.62</text:p>
          </table:table-cell>
          <table:table-cell office:value-type="float" office:value="0.769423558897243" calcext:value-type="float">
            <text:p>0.7694235588972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79" calcext:value-type="float">
            <text:p>157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.6" calcext:value-type="float">
            <text:p>0.6</text:p>
          </table:table-cell>
          <table:table-cell office:value-type="float" office:value="0.940898345153664" calcext:value-type="float">
            <text:p>0.940898345153664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0" calcext:value-type="float">
            <text:p>158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1.37" calcext:value-type="float">
            <text:p>1.37</text:p>
          </table:table-cell>
          <table:table-cell office:value-type="float" office:value="0.812646370023419" calcext:value-type="float">
            <text:p>0.812646370023419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1" calcext:value-type="float">
            <text:p>158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53" calcext:value-type="float">
            <text:p>0.53</text:p>
          </table:table-cell>
          <table:table-cell office:value-type="float" office:value="0.947075208913649" calcext:value-type="float">
            <text:p>0.94707520891364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2" calcext:value-type="float">
            <text:p>158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.63" calcext:value-type="float">
            <text:p>0.63</text:p>
          </table:table-cell>
          <table:table-cell office:value-type="float" office:value="0.938953488372093" calcext:value-type="float">
            <text:p>0.93895348837209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3" calcext:value-type="float">
            <text:p>158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1.6" calcext:value-type="float">
            <text:p>1.6</text:p>
          </table:table-cell>
          <table:table-cell office:value-type="float" office:value="0.761124121779859" calcext:value-type="float">
            <text:p>0.761124121779859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4" calcext:value-type="float">
            <text:p>158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4.24" calcext:value-type="float">
            <text:p>4.24</text:p>
          </table:table-cell>
          <table:table-cell office:value-type="float" office:value="0.23728813559322" calcext:value-type="float">
            <text:p>0.2372881355932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5" calcext:value-type="float">
            <text:p>158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3.88" calcext:value-type="float">
            <text:p>3.88</text:p>
          </table:table-cell>
          <table:table-cell office:value-type="float" office:value="0.254385964912281" calcext:value-type="float">
            <text:p>0.25438596491228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6" calcext:value-type="float">
            <text:p>158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3.88" calcext:value-type="float">
            <text:p>3.88</text:p>
          </table:table-cell>
          <table:table-cell office:value-type="float" office:value="0.256637168141593" calcext:value-type="float">
            <text:p>0.25663716814159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7" calcext:value-type="float">
            <text:p>158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4.41" calcext:value-type="float">
            <text:p>4.41</text:p>
          </table:table-cell>
          <table:table-cell office:value-type="float" office:value="0.168" calcext:value-type="float">
            <text:p>0.16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8" calcext:value-type="float">
            <text:p>158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4.17" calcext:value-type="float">
            <text:p>4.17</text:p>
          </table:table-cell>
          <table:table-cell office:value-type="float" office:value="0.244755244755245" calcext:value-type="float">
            <text:p>0.24475524475524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89" calcext:value-type="float">
            <text:p>158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3.67" calcext:value-type="float">
            <text:p>3.67</text:p>
          </table:table-cell>
          <table:table-cell office:value-type="float" office:value="0.281818181818182" calcext:value-type="float">
            <text:p>0.28181818181818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0" calcext:value-type="float">
            <text:p>159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3.83" calcext:value-type="float">
            <text:p>3.83</text:p>
          </table:table-cell>
          <table:table-cell office:value-type="float" office:value="0.309278350515464" calcext:value-type="float">
            <text:p>0.30927835051546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1" calcext:value-type="float">
            <text:p>159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4.12" calcext:value-type="float">
            <text:p>4.12</text:p>
          </table:table-cell>
          <table:table-cell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2" calcext:value-type="float">
            <text:p>159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3.66" calcext:value-type="float">
            <text:p>3.66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3" calcext:value-type="float">
            <text:p>159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3.83" calcext:value-type="float">
            <text:p>3.83</text:p>
          </table:table-cell>
          <table:table-cell office:value-type="float" office:value="0.330097087378641" calcext:value-type="float">
            <text:p>0.33009708737864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4" calcext:value-type="float">
            <text:p>159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4.01" calcext:value-type="float">
            <text:p>4.01</text:p>
          </table:table-cell>
          <table:table-cell office:value-type="float" office:value="0.216666666666667" calcext:value-type="float">
            <text:p>0.21666666666666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5" calcext:value-type="float">
            <text:p>159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3.79" calcext:value-type="float">
            <text:p>3.79</text:p>
          </table:table-cell>
          <table:table-cell office:value-type="float" office:value="0.355769230769231" calcext:value-type="float">
            <text:p>0.3557692307692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6" calcext:value-type="float">
            <text:p>159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3.88" calcext:value-type="float">
            <text:p>3.88</text:p>
          </table:table-cell>
          <table:table-cell office:value-type="float" office:value="0.284552845528455" calcext:value-type="float">
            <text:p>0.28455284552845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7" calcext:value-type="float">
            <text:p>159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4.35" calcext:value-type="float">
            <text:p>4.35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8" calcext:value-type="float">
            <text:p>1598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3.97" calcext:value-type="float">
            <text:p>3.97</text:p>
          </table:table-cell>
          <table:table-cell office:value-type="float" office:value="0.258928571428571" calcext:value-type="float">
            <text:p>0.25892857142857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599" calcext:value-type="float">
            <text:p>1599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3.67" calcext:value-type="float">
            <text:p>3.67</text:p>
          </table:table-cell>
          <table:table-cell office:value-type="float" office:value="0.278195488721804" calcext:value-type="float">
            <text:p>0.27819548872180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600" calcext:value-type="float">
            <text:p>1600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4.41" calcext:value-type="float">
            <text:p>4.41</text:p>
          </table:table-cell>
          <table:table-cell office:value-type="float" office:value="0.163636363636364" calcext:value-type="float">
            <text:p>0.16363636363636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601" calcext:value-type="float">
            <text:p>1601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4.31" calcext:value-type="float">
            <text:p>4.31</text:p>
          </table:table-cell>
          <table:table-cell office:value-type="float" office:value="0.172043010752688" calcext:value-type="float">
            <text:p>0.17204301075268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602" calcext:value-type="float">
            <text:p>1602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3.96" calcext:value-type="float">
            <text:p>3.96</text:p>
          </table:table-cell>
          <table:table-cell office:value-type="float" office:value="0.18348623853211" calcext:value-type="float">
            <text:p>0.183486238532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603" calcext:value-type="float">
            <text:p>1603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4.39" calcext:value-type="float">
            <text:p>4.39</text:p>
          </table:table-cell>
          <table:table-cell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604" calcext:value-type="float">
            <text:p>1604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4.23" calcext:value-type="float">
            <text:p>4.23</text:p>
          </table:table-cell>
          <table:table-cell office:value-type="float" office:value="0.268041237113402" calcext:value-type="float">
            <text:p>0.26804123711340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605" calcext:value-type="float">
            <text:p>1605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3.87" calcext:value-type="float">
            <text:p>3.87</text:p>
          </table:table-cell>
          <table:table-cell office:value-type="float" office:value="0.216216216216216" calcext:value-type="float">
            <text:p>0.2162162162162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606" calcext:value-type="float">
            <text:p>1606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3.71" calcext:value-type="float">
            <text:p>3.71</text:p>
          </table:table-cell>
          <table:table-cell office:value-type="float" office:value="0.201754385964912" calcext:value-type="float">
            <text:p>0.2017543859649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607" calcext:value-type="float">
            <text:p>1607</text:p>
          </table:table-cell>
          <table:table-cell office:value-type="string" calcext:value-type="string">
            <text:p>ER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.75" calcext:value-type="float">
            <text:p>3.75</text:p>
          </table:table-cell>
          <table:table-cell office:value-type="float" office:value="0.346456692913386" calcext:value-type="float">
            <text:p>0.34645669291338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00_ER4_gaussian_ev_2022-08-20_BST_11:39:15,764_create_dags</text:p>
          </table:table-cell>
        </table:table-row>
        <table:table-row table:style-name="ro1" table:visibility="filter">
          <table:table-cell office:value-type="float" office:value="1608" calcext:value-type="float">
            <text:p>160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09" calcext:value-type="float">
            <text:p>160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0" calcext:value-type="float">
            <text:p>161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1" calcext:value-type="float">
            <text:p>1611</text:p>
          </table:table-cell>
          <table:table-cell office:value-type="string" calcext:value-type="string">
            <text:p>SF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3" calcext:value-type="float">
            <text:p>161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5" calcext:value-type="float">
            <text:p>161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7" calcext:value-type="float">
            <text:p>161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8" calcext:value-type="float">
            <text:p>161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19" calcext:value-type="float">
            <text:p>161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0" calcext:value-type="float">
            <text:p>162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1" calcext:value-type="float">
            <text:p>162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2" calcext:value-type="float">
            <text:p>162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3" calcext:value-type="float">
            <text:p>162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4" calcext:value-type="float">
            <text:p>162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5" calcext:value-type="float">
            <text:p>162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6" calcext:value-type="float">
            <text:p>162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7" calcext:value-type="float">
            <text:p>162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8" calcext:value-type="float">
            <text:p>162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29" calcext:value-type="float">
            <text:p>162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0" calcext:value-type="float">
            <text:p>163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1" calcext:value-type="float">
            <text:p>163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2" calcext:value-type="float">
            <text:p>163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3" calcext:value-type="float">
            <text:p>163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4" calcext:value-type="float">
            <text:p>163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5" calcext:value-type="float">
            <text:p>1635</text:p>
          </table:table-cell>
          <table:table-cell office:value-type="string" calcext:value-type="string">
            <text:p>SF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375" calcext:value-type="float">
            <text:p>0.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6" calcext:value-type="float">
            <text:p>163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0.5" calcext:value-type="float">
            <text:p>0.5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7" calcext:value-type="float">
            <text:p>163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2.2" calcext:value-type="float">
            <text:p>2.2</text:p>
          </table:table-cell>
          <table:table-cell office:value-type="float" office:value="0.28" calcext:value-type="float">
            <text:p>0.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8" calcext:value-type="float">
            <text:p>163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39" calcext:value-type="float">
            <text:p>163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0" calcext:value-type="float">
            <text:p>164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1" calcext:value-type="float">
            <text:p>164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0.5" calcext:value-type="float">
            <text:p>0.5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2" calcext:value-type="float">
            <text:p>164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1" calcext:value-type="float">
            <text:p>0.1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3" calcext:value-type="float">
            <text:p>164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4" calcext:value-type="float">
            <text:p>164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2.3" calcext:value-type="float">
            <text:p>2.3</text:p>
          </table:table-cell>
          <table:table-cell office:value-type="float" office:value="0.290322580645161" calcext:value-type="float">
            <text:p>0.2903225806451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5" calcext:value-type="float">
            <text:p>164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6" calcext:value-type="float">
            <text:p>164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1.2" calcext:value-type="float">
            <text:p>1.2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7" calcext:value-type="float">
            <text:p>164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0.2" calcext:value-type="float">
            <text:p>0.2</text:p>
          </table:table-cell>
          <table:table-cell office:value-type="float" office:value="0.9375" calcext:value-type="float">
            <text:p>0.9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8" calcext:value-type="float">
            <text:p>164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49" calcext:value-type="float">
            <text:p>164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0" calcext:value-type="float">
            <text:p>165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0.5" calcext:value-type="float">
            <text:p>0.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1" calcext:value-type="float">
            <text:p>165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2" calcext:value-type="float">
            <text:p>165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3" calcext:value-type="float">
            <text:p>165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4" calcext:value-type="float">
            <text:p>165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5" calcext:value-type="float">
            <text:p>165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7" calcext:value-type="float">
            <text:p>0.7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6" calcext:value-type="float">
            <text:p>165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7" calcext:value-type="float">
            <text:p>165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8" calcext:value-type="float">
            <text:p>165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59" calcext:value-type="float">
            <text:p>1659</text:p>
          </table:table-cell>
          <table:table-cell office:value-type="string" calcext:value-type="string">
            <text:p>SF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0" calcext:value-type="float">
            <text:p>166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1" calcext:value-type="float">
            <text:p>166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2" calcext:value-type="float">
            <text:p>166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3" calcext:value-type="float">
            <text:p>166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4" calcext:value-type="float">
            <text:p>166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3" calcext:value-type="float">
            <text:p>0.3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6" calcext:value-type="float">
            <text:p>166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7" calcext:value-type="float">
            <text:p>166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8" calcext:value-type="float">
            <text:p>166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69" calcext:value-type="float">
            <text:p>166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0" calcext:value-type="float">
            <text:p>167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1" calcext:value-type="float">
            <text:p>167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2" calcext:value-type="float">
            <text:p>167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3" calcext:value-type="float">
            <text:p>167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4" calcext:value-type="float">
            <text:p>167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5" calcext:value-type="float">
            <text:p>167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6" calcext:value-type="float">
            <text:p>167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7" calcext:value-type="float">
            <text:p>167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3" calcext:value-type="float">
            <text:p>0.3</text:p>
          </table:table-cell>
          <table:table-cell office:value-type="float" office:value="0.9375" calcext:value-type="float">
            <text:p>0.9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8" calcext:value-type="float">
            <text:p>167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79" calcext:value-type="float">
            <text:p>167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0" calcext:value-type="float">
            <text:p>168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1" calcext:value-type="float">
            <text:p>168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2" calcext:value-type="float">
            <text:p>168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0.9" calcext:value-type="float">
            <text:p>0.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3" calcext:value-type="float">
            <text:p>1683</text:p>
          </table:table-cell>
          <table:table-cell office:value-type="string" calcext:value-type="string">
            <text:p>SF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4" calcext:value-type="float">
            <text:p>168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5" calcext:value-type="float">
            <text:p>168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6" calcext:value-type="float">
            <text:p>168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0.6" calcext:value-type="float">
            <text:p>0.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7" calcext:value-type="float">
            <text:p>168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8" calcext:value-type="float">
            <text:p>168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89" calcext:value-type="float">
            <text:p>168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0" calcext:value-type="float">
            <text:p>169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.6" calcext:value-type="float">
            <text:p>1.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1" calcext:value-type="float">
            <text:p>169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2" calcext:value-type="float">
            <text:p>169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1.5" calcext:value-type="float">
            <text:p>1.5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3" calcext:value-type="float">
            <text:p>169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4" calcext:value-type="float">
            <text:p>1694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1.2" calcext:value-type="float">
            <text:p>1.2</text:p>
          </table:table-cell>
          <table:table-cell office:value-type="float" office:value="0.625" calcext:value-type="float">
            <text:p>0.6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5" calcext:value-type="float">
            <text:p>1695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6" calcext:value-type="float">
            <text:p>1696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0.7" calcext:value-type="float">
            <text:p>0.7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7" calcext:value-type="float">
            <text:p>1697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8" calcext:value-type="float">
            <text:p>1698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0.9" calcext:value-type="float">
            <text:p>0.9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699" calcext:value-type="float">
            <text:p>1699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700" calcext:value-type="float">
            <text:p>1700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0.9" calcext:value-type="float">
            <text:p>0.9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701" calcext:value-type="float">
            <text:p>1701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702" calcext:value-type="float">
            <text:p>1702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703" calcext:value-type="float">
            <text:p>1703</text:p>
          </table:table-cell>
          <table:table-cell office:value-type="string" calcext:value-type="string">
            <text:p>SF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SF2_gaussian_ev_2022-08-20_BST_11:39:28,507_create_dags</text:p>
          </table:table-cell>
        </table:table-row>
        <table:table-row table:style-name="ro1" table:visibility="filter">
          <table:table-cell office:value-type="float" office:value="1704" calcext:value-type="float">
            <text:p>170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EV</text:p>
          </table:table-cell>
          <table:table-cell office:value-type="float" office:value="0.11" calcext:value-type="float">
            <text:p>0.11</text:p>
          </table:table-cell>
          <table:table-cell office:value-type="float" office:value="0.989664082687339" calcext:value-type="float">
            <text:p>0.98966408268733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05" calcext:value-type="float">
            <text:p>170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EV</text:p>
          </table:table-cell>
          <table:table-cell office:value-type="float" office:value="2.04" calcext:value-type="float">
            <text:p>2.04</text:p>
          </table:table-cell>
          <table:table-cell office:value-type="float" office:value="0.702460850111857" calcext:value-type="float">
            <text:p>0.70246085011185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06" calcext:value-type="float">
            <text:p>170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EV</text:p>
          </table:table-cell>
          <table:table-cell office:value-type="float" office:value="0.02" calcext:value-type="float">
            <text:p>0.02</text:p>
          </table:table-cell>
          <table:table-cell office:value-type="float" office:value="0.994897959183673" calcext:value-type="float">
            <text:p>0.99489795918367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07" calcext:value-type="float">
            <text:p>170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EV</text:p>
          </table:table-cell>
          <table:table-cell office:value-type="float" office:value="0.12" calcext:value-type="float">
            <text:p>0.12</text:p>
          </table:table-cell>
          <table:table-cell office:value-type="float" office:value="0.974747474747475" calcext:value-type="float">
            <text:p>0.97474747474747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08" calcext:value-type="float">
            <text:p>170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EV</text:p>
          </table:table-cell>
          <table:table-cell office:value-type="float" office:value="0.07" calcext:value-type="float">
            <text:p>0.07</text:p>
          </table:table-cell>
          <table:table-cell office:value-type="float" office:value="0.994832041343669" calcext:value-type="float">
            <text:p>0.99483204134366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09" calcext:value-type="float">
            <text:p>170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EV</text:p>
          </table:table-cell>
          <table:table-cell office:value-type="float" office:value="1.9" calcext:value-type="float">
            <text:p>1.9</text:p>
          </table:table-cell>
          <table:table-cell office:value-type="float" office:value="0.684418145956608" calcext:value-type="float">
            <text:p>0.684418145956608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0" calcext:value-type="float">
            <text:p>171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EV</text:p>
          </table:table-cell>
          <table:table-cell office:value-type="float" office:value="0.12" calcext:value-type="float">
            <text:p>0.12</text:p>
          </table:table-cell>
          <table:table-cell office:value-type="float" office:value="0.979539641943734" calcext:value-type="float">
            <text:p>0.97953964194373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1" calcext:value-type="float">
            <text:p>171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EV</text:p>
          </table:table-cell>
          <table:table-cell office:value-type="float" office:value="0.07" calcext:value-type="float">
            <text:p>0.07</text:p>
          </table:table-cell>
          <table:table-cell office:value-type="float" office:value="0.994832041343669" calcext:value-type="float">
            <text:p>0.99483204134366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2" calcext:value-type="float">
            <text:p>171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3" calcext:value-type="float">
            <text:p>171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EV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5" calcext:value-type="float">
            <text:p>171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6" calcext:value-type="float">
            <text:p>171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EV</text:p>
          </table:table-cell>
          <table:table-cell office:value-type="float" office:value="0.53" calcext:value-type="float">
            <text:p>0.53</text:p>
          </table:table-cell>
          <table:table-cell office:value-type="float" office:value="0.941333333333333" calcext:value-type="float">
            <text:p>0.94133333333333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7" calcext:value-type="float">
            <text:p>171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EV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8" calcext:value-type="float">
            <text:p>171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EV</text:p>
          </table:table-cell>
          <table:table-cell office:value-type="float" office:value="0.17" calcext:value-type="float">
            <text:p>0.17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19" calcext:value-type="float">
            <text:p>171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0" calcext:value-type="float">
            <text:p>172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EV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1" calcext:value-type="float">
            <text:p>172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EV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2" calcext:value-type="float">
            <text:p>172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EV</text:p>
          </table:table-cell>
          <table:table-cell office:value-type="float" office:value="0.14" calcext:value-type="float">
            <text:p>0.14</text:p>
          </table:table-cell>
          <table:table-cell office:value-type="float" office:value="0.979487179487179" calcext:value-type="float">
            <text:p>0.97948717948717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3" calcext:value-type="float">
            <text:p>172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EV</text:p>
          </table:table-cell>
          <table:table-cell office:value-type="float" office:value="0.14" calcext:value-type="float">
            <text:p>0.14</text:p>
          </table:table-cell>
          <table:table-cell office:value-type="float" office:value="0.974683544303797" calcext:value-type="float">
            <text:p>0.974683544303797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4" calcext:value-type="float">
            <text:p>172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EV</text:p>
          </table:table-cell>
          <table:table-cell office:value-type="float" office:value="0.35" calcext:value-type="float">
            <text:p>0.35</text:p>
          </table:table-cell>
          <table:table-cell office:value-type="float" office:value="0.949367088607595" calcext:value-type="float">
            <text:p>0.94936708860759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5" calcext:value-type="float">
            <text:p>172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EV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6" calcext:value-type="float">
            <text:p>172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EV</text:p>
          </table:table-cell>
          <table:table-cell office:value-type="float" office:value="0.57" calcext:value-type="float">
            <text:p>0.57</text:p>
          </table:table-cell>
          <table:table-cell office:value-type="float" office:value="0.915211970074813" calcext:value-type="float">
            <text:p>0.9152119700748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7" calcext:value-type="float">
            <text:p>172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EV</text:p>
          </table:table-cell>
          <table:table-cell office:value-type="float" office:value="0.13" calcext:value-type="float">
            <text:p>0.13</text:p>
          </table:table-cell>
          <table:table-cell office:value-type="float" office:value="0.967254408060453" calcext:value-type="float">
            <text:p>0.96725440806045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8" calcext:value-type="float">
            <text:p>172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4.62" calcext:value-type="float">
            <text:p>4.62</text:p>
          </table:table-cell>
          <table:table-cell office:value-type="float" office:value="0.414414414414414" calcext:value-type="float">
            <text:p>0.414414414414414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29" calcext:value-type="float">
            <text:p>172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3.99" calcext:value-type="float">
            <text:p>3.99</text:p>
          </table:table-cell>
          <table:table-cell office:value-type="float" office:value="0.477718360071301" calcext:value-type="float">
            <text:p>0.47771836007130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0" calcext:value-type="float">
            <text:p>173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4.29" calcext:value-type="float">
            <text:p>4.29</text:p>
          </table:table-cell>
          <table:table-cell office:value-type="float" office:value="0.452296819787986" calcext:value-type="float">
            <text:p>0.452296819787986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1" calcext:value-type="float">
            <text:p>173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3.79" calcext:value-type="float">
            <text:p>3.79</text:p>
          </table:table-cell>
          <table:table-cell office:value-type="float" office:value="0.493848857644991" calcext:value-type="float">
            <text:p>0.493848857644991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2" calcext:value-type="float">
            <text:p>173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5.43" calcext:value-type="float">
            <text:p>5.43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3" calcext:value-type="float">
            <text:p>173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4.93" calcext:value-type="float">
            <text:p>4.93</text:p>
          </table:table-cell>
          <table:table-cell office:value-type="float" office:value="0.387434554973822" calcext:value-type="float">
            <text:p>0.387434554973822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4" calcext:value-type="float">
            <text:p>173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4.11" calcext:value-type="float">
            <text:p>4.11</text:p>
          </table:table-cell>
          <table:table-cell office:value-type="float" office:value="0.467486818980668" calcext:value-type="float">
            <text:p>0.46748681898066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5" calcext:value-type="float">
            <text:p>173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5.16" calcext:value-type="float">
            <text:p>5.16</text:p>
          </table:table-cell>
          <table:table-cell office:value-type="float" office:value="0.353932584269663" calcext:value-type="float">
            <text:p>0.35393258426966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6" calcext:value-type="float">
            <text:p>173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4.74" calcext:value-type="float">
            <text:p>4.74</text:p>
          </table:table-cell>
          <table:table-cell office:value-type="float" office:value="0.415730337078652" calcext:value-type="float">
            <text:p>0.415730337078652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7" calcext:value-type="float">
            <text:p>173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2.7" calcext:value-type="float">
            <text:p>2.7</text:p>
          </table:table-cell>
          <table:table-cell office:value-type="float" office:value="0.630588235294118" calcext:value-type="float">
            <text:p>0.630588235294118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8" calcext:value-type="float">
            <text:p>173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4.81" calcext:value-type="float">
            <text:p>4.81</text:p>
          </table:table-cell>
          <table:table-cell office:value-type="float" office:value="0.40536013400335" calcext:value-type="float">
            <text:p>0.40536013400335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39" calcext:value-type="float">
            <text:p>173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3.24" calcext:value-type="float">
            <text:p>3.24</text:p>
          </table:table-cell>
          <table:table-cell office:value-type="float" office:value="0.553903345724907" calcext:value-type="float">
            <text:p>0.553903345724907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0" calcext:value-type="float">
            <text:p>174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2.33" calcext:value-type="float">
            <text:p>2.33</text:p>
          </table:table-cell>
          <table:table-cell office:value-type="float" office:value="0.654166666666667" calcext:value-type="float">
            <text:p>0.65416666666666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1" calcext:value-type="float">
            <text:p>174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3.8" calcext:value-type="float">
            <text:p>3.8</text:p>
          </table:table-cell>
          <table:table-cell office:value-type="float" office:value="0.490909090909091" calcext:value-type="float">
            <text:p>0.49090909090909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2" calcext:value-type="float">
            <text:p>174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3.05" calcext:value-type="float">
            <text:p>3.05</text:p>
          </table:table-cell>
          <table:table-cell office:value-type="float" office:value="0.58997722095672" calcext:value-type="float">
            <text:p>0.5899772209567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3" calcext:value-type="float">
            <text:p>174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5.72" calcext:value-type="float">
            <text:p>5.72</text:p>
          </table:table-cell>
          <table:table-cell office:value-type="float" office:value="0.335889570552147" calcext:value-type="float">
            <text:p>0.335889570552147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4" calcext:value-type="float">
            <text:p>174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4.28" calcext:value-type="float">
            <text:p>4.28</text:p>
          </table:table-cell>
          <table:table-cell office:value-type="float" office:value="0.453808752025932" calcext:value-type="float">
            <text:p>0.45380875202593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5" calcext:value-type="float">
            <text:p>174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4" calcext:value-type="float">
            <text:p>4</text:p>
          </table:table-cell>
          <table:table-cell office:value-type="float" office:value="0.474048442906574" calcext:value-type="float">
            <text:p>0.474048442906574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6" calcext:value-type="float">
            <text:p>174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3.48" calcext:value-type="float">
            <text:p>3.48</text:p>
          </table:table-cell>
          <table:table-cell office:value-type="float" office:value="0.524590163934426" calcext:value-type="float">
            <text:p>0.524590163934426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7" calcext:value-type="float">
            <text:p>174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4.13" calcext:value-type="float">
            <text:p>4.13</text:p>
          </table:table-cell>
          <table:table-cell office:value-type="float" office:value="0.447058823529412" calcext:value-type="float">
            <text:p>0.447058823529412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8" calcext:value-type="float">
            <text:p>174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2.62" calcext:value-type="float">
            <text:p>2.6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49" calcext:value-type="float">
            <text:p>174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2.17" calcext:value-type="float">
            <text:p>2.17</text:p>
          </table:table-cell>
          <table:table-cell office:value-type="float" office:value="0.694638694638695" calcext:value-type="float">
            <text:p>0.694638694638695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0" calcext:value-type="float">
            <text:p>175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4.75" calcext:value-type="float">
            <text:p>4.75</text:p>
          </table:table-cell>
          <table:table-cell office:value-type="float" office:value="0.407094594594595" calcext:value-type="float">
            <text:p>0.40709459459459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1" calcext:value-type="float">
            <text:p>175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1.43" calcext:value-type="float">
            <text:p>1.43</text:p>
          </table:table-cell>
          <table:table-cell office:value-type="float" office:value="0.766884531590414" calcext:value-type="float">
            <text:p>0.76688453159041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2" calcext:value-type="float">
            <text:p>175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.26" calcext:value-type="float">
            <text:p>0.26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3" calcext:value-type="float">
            <text:p>175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.67" calcext:value-type="float">
            <text:p>0.67</text:p>
          </table:table-cell>
          <table:table-cell office:value-type="float" office:value="0.875894988066826" calcext:value-type="float">
            <text:p>0.875894988066826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4" calcext:value-type="float">
            <text:p>175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52" calcext:value-type="float">
            <text:p>0.52</text:p>
          </table:table-cell>
          <table:table-cell office:value-type="float" office:value="0.918114143920596" calcext:value-type="float">
            <text:p>0.91811414392059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5" calcext:value-type="float">
            <text:p>175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6" calcext:value-type="float">
            <text:p>175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.15" calcext:value-type="float">
            <text:p>0.15</text:p>
          </table:table-cell>
          <table:table-cell office:value-type="float" office:value="0.989528795811518" calcext:value-type="float">
            <text:p>0.989528795811518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7" calcext:value-type="float">
            <text:p>175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1.74" calcext:value-type="float">
            <text:p>1.74</text:p>
          </table:table-cell>
          <table:table-cell office:value-type="float" office:value="0.729032258064516" calcext:value-type="float">
            <text:p>0.729032258064516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8" calcext:value-type="float">
            <text:p>175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.69" calcext:value-type="float">
            <text:p>0.69</text:p>
          </table:table-cell>
          <table:table-cell office:value-type="float" office:value="0.912371134020619" calcext:value-type="float">
            <text:p>0.912371134020619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59" calcext:value-type="float">
            <text:p>175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34" calcext:value-type="float">
            <text:p>0.3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0" calcext:value-type="float">
            <text:p>176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.45" calcext:value-type="float">
            <text:p>0.45</text:p>
          </table:table-cell>
          <table:table-cell office:value-type="float" office:value="0.931989924433249" calcext:value-type="float">
            <text:p>0.931989924433249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1" calcext:value-type="float">
            <text:p>176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2" calcext:value-type="float">
            <text:p>176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17" calcext:value-type="float">
            <text:p>0.17</text:p>
          </table:table-cell>
          <table:table-cell office:value-type="float" office:value="0.974489795918367" calcext:value-type="float">
            <text:p>0.974489795918367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3" calcext:value-type="float">
            <text:p>176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.08" calcext:value-type="float">
            <text:p>0.08</text:p>
          </table:table-cell>
          <table:table-cell office:value-type="float" office:value="0.997395833333333" calcext:value-type="float">
            <text:p>0.99739583333333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4" calcext:value-type="float">
            <text:p>176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.21" calcext:value-type="float">
            <text:p>0.21</text:p>
          </table:table-cell>
          <table:table-cell office:value-type="float" office:value="0.984168865435356" calcext:value-type="float">
            <text:p>0.984168865435356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5" calcext:value-type="float">
            <text:p>176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31" calcext:value-type="float">
            <text:p>0.31</text:p>
          </table:table-cell>
          <table:table-cell office:value-type="float" office:value="0.971052631578947" calcext:value-type="float">
            <text:p>0.971052631578947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6" calcext:value-type="float">
            <text:p>176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37" calcext:value-type="float">
            <text:p>0.37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7" calcext:value-type="float">
            <text:p>176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83" calcext:value-type="float">
            <text:p>0.83</text:p>
          </table:table-cell>
          <table:table-cell office:value-type="float" office:value="0.884130982367758" calcext:value-type="float">
            <text:p>0.88413098236775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8" calcext:value-type="float">
            <text:p>176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.58" calcext:value-type="float">
            <text:p>0.58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69" calcext:value-type="float">
            <text:p>176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47" calcext:value-type="float">
            <text:p>0.47</text:p>
          </table:table-cell>
          <table:table-cell office:value-type="float" office:value="0.91304347826087" calcext:value-type="float">
            <text:p>0.9130434782608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0" calcext:value-type="float">
            <text:p>177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.13" calcext:value-type="float">
            <text:p>0.13</text:p>
          </table:table-cell>
          <table:table-cell office:value-type="float" office:value="0.984496124031008" calcext:value-type="float">
            <text:p>0.98449612403100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1" calcext:value-type="float">
            <text:p>177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.15" calcext:value-type="float">
            <text:p>0.15</text:p>
          </table:table-cell>
          <table:table-cell office:value-type="float" office:value="0.986910994764398" calcext:value-type="float">
            <text:p>0.986910994764398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2" calcext:value-type="float">
            <text:p>177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.11" calcext:value-type="float">
            <text:p>0.11</text:p>
          </table:table-cell>
          <table:table-cell office:value-type="float" office:value="0.994778067885117" calcext:value-type="float">
            <text:p>0.99477806788511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3" calcext:value-type="float">
            <text:p>177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13" calcext:value-type="float">
            <text:p>0.13</text:p>
          </table:table-cell>
          <table:table-cell office:value-type="float" office:value="0.984496124031008" calcext:value-type="float">
            <text:p>0.98449612403100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4" calcext:value-type="float">
            <text:p>177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.63" calcext:value-type="float">
            <text:p>0.63</text:p>
          </table:table-cell>
          <table:table-cell office:value-type="float" office:value="0.899262899262899" calcext:value-type="float">
            <text:p>0.89926289926289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5" calcext:value-type="float">
            <text:p>177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.15" calcext:value-type="float">
            <text:p>0.15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6" calcext:value-type="float">
            <text:p>177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3.43" calcext:value-type="float">
            <text:p>3.43</text:p>
          </table:table-cell>
          <table:table-cell office:value-type="float" office:value="0.574257425742574" calcext:value-type="float">
            <text:p>0.57425742574257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7" calcext:value-type="float">
            <text:p>177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3.4" calcext:value-type="float">
            <text:p>3.4</text:p>
          </table:table-cell>
          <table:table-cell office:value-type="float" office:value="0.59" calcext:value-type="float">
            <text:p>0.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8" calcext:value-type="float">
            <text:p>177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3.35" calcext:value-type="float">
            <text:p>3.35</text:p>
          </table:table-cell>
          <table:table-cell office:value-type="float" office:value="0.524590163934426" calcext:value-type="float">
            <text:p>0.52459016393442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79" calcext:value-type="float">
            <text:p>177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3.4" calcext:value-type="float">
            <text:p>3.4</text:p>
          </table:table-cell>
          <table:table-cell office:value-type="float" office:value="0.438848920863309" calcext:value-type="float">
            <text:p>0.43884892086330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0" calcext:value-type="float">
            <text:p>178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3.19" calcext:value-type="float">
            <text:p>3.1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1" calcext:value-type="float">
            <text:p>178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3.38" calcext:value-type="float">
            <text:p>3.38</text:p>
          </table:table-cell>
          <table:table-cell office:value-type="float" office:value="0.585858585858586" calcext:value-type="float">
            <text:p>0.58585858585858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2" calcext:value-type="float">
            <text:p>178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3.21" calcext:value-type="float">
            <text:p>3.21</text:p>
          </table:table-cell>
          <table:table-cell office:value-type="float" office:value="0.569230769230769" calcext:value-type="float">
            <text:p>0.56923076923076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3" calcext:value-type="float">
            <text:p>178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3.54" calcext:value-type="float">
            <text:p>3.54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4" calcext:value-type="float">
            <text:p>178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3.35" calcext:value-type="float">
            <text:p>3.35</text:p>
          </table:table-cell>
          <table:table-cell office:value-type="float" office:value="0.613207547169811" calcext:value-type="float">
            <text:p>0.6132075471698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5" calcext:value-type="float">
            <text:p>178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3.22" calcext:value-type="float">
            <text:p>3.22</text:p>
          </table:table-cell>
          <table:table-cell office:value-type="float" office:value="0.645454545454546" calcext:value-type="float">
            <text:p>0.64545454545454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6" calcext:value-type="float">
            <text:p>178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3.17" calcext:value-type="float">
            <text:p>3.17</text:p>
          </table:table-cell>
          <table:table-cell office:value-type="float" office:value="0.606299212598425" calcext:value-type="float">
            <text:p>0.6062992125984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7" calcext:value-type="float">
            <text:p>178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3.3" calcext:value-type="float">
            <text:p>3.3</text:p>
          </table:table-cell>
          <table:table-cell office:value-type="float" office:value="0.540322580645161" calcext:value-type="float">
            <text:p>0.54032258064516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8" calcext:value-type="float">
            <text:p>178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3.31" calcext:value-type="float">
            <text:p>3.31</text:p>
          </table:table-cell>
          <table:table-cell office:value-type="float" office:value="0.534883720930232" calcext:value-type="float">
            <text:p>0.5348837209302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89" calcext:value-type="float">
            <text:p>178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3.25" calcext:value-type="float">
            <text:p>3.25</text:p>
          </table:table-cell>
          <table:table-cell office:value-type="float" office:value="0.660550458715596" calcext:value-type="float">
            <text:p>0.66055045871559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0" calcext:value-type="float">
            <text:p>1790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3.4" calcext:value-type="float">
            <text:p>3.4</text:p>
          </table:table-cell>
          <table:table-cell office:value-type="float" office:value="0.580952380952381" calcext:value-type="float">
            <text:p>0.5809523809523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1" calcext:value-type="float">
            <text:p>1791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3.51" calcext:value-type="float">
            <text:p>3.51</text:p>
          </table:table-cell>
          <table:table-cell office:value-type="float" office:value="0.460869565217391" calcext:value-type="float">
            <text:p>0.46086956521739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2" calcext:value-type="float">
            <text:p>1792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3.49" calcext:value-type="float">
            <text:p>3.4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3" calcext:value-type="float">
            <text:p>1793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3.3" calcext:value-type="float">
            <text:p>3.3</text:p>
          </table:table-cell>
          <table:table-cell office:value-type="float" office:value="0.524590163934426" calcext:value-type="float">
            <text:p>0.52459016393442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4" calcext:value-type="float">
            <text:p>1794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3.28" calcext:value-type="float">
            <text:p>3.28</text:p>
          </table:table-cell>
          <table:table-cell office:value-type="float" office:value="0.492647058823529" calcext:value-type="float">
            <text:p>0.49264705882352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5" calcext:value-type="float">
            <text:p>1795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3.35" calcext:value-type="float">
            <text:p>3.35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6" calcext:value-type="float">
            <text:p>1796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3.41" calcext:value-type="float">
            <text:p>3.41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7" calcext:value-type="float">
            <text:p>1797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3.36" calcext:value-type="float">
            <text:p>3.36</text:p>
          </table:table-cell>
          <table:table-cell office:value-type="float" office:value="0.544642857142857" calcext:value-type="float">
            <text:p>0.54464285714285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8" calcext:value-type="float">
            <text:p>1798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3.5" calcext:value-type="float">
            <text:p>3.5</text:p>
          </table:table-cell>
          <table:table-cell office:value-type="float" office:value="0.426229508196721" calcext:value-type="float">
            <text:p>0.4262295081967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799" calcext:value-type="float">
            <text:p>1799</text:p>
          </table:table-cell>
          <table:table-cell office:value-type="string" calcext:value-type="string">
            <text:p>SF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.29" calcext:value-type="float">
            <text:p>3.29</text:p>
          </table:table-cell>
          <table:table-cell office:value-type="float" office:value="0.456375838926174" calcext:value-type="float">
            <text:p>0.45637583892617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00_SF4_gaussian_ev_2022-08-20_BST_11:40:07,367_create_dags</text:p>
          </table:table-cell>
        </table:table-row>
        <table:table-row table:style-name="ro1" table:visibility="filter">
          <table:table-cell office:value-type="float" office:value="1800" calcext:value-type="float">
            <text:p>180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01" calcext:value-type="float">
            <text:p>180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02" calcext:value-type="float">
            <text:p>180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03" calcext:value-type="float">
            <text:p>180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04" calcext:value-type="float">
            <text:p>180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05" calcext:value-type="float">
            <text:p>180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06" calcext:value-type="float">
            <text:p>180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07" calcext:value-type="float">
            <text:p>180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08" calcext:value-type="float">
            <text:p>180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09" calcext:value-type="float">
            <text:p>180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0" calcext:value-type="float">
            <text:p>181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1" calcext:value-type="float">
            <text:p>181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2" calcext:value-type="float">
            <text:p>181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4" calcext:value-type="float">
            <text:p>181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5" calcext:value-type="float">
            <text:p>181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6" calcext:value-type="float">
            <text:p>181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7" calcext:value-type="float">
            <text:p>181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EV</text:p>
          </table:table-cell>
          <table:table-cell office:value-type="float" office:value="0.1" calcext:value-type="float">
            <text:p>0.1</text:p>
          </table:table-cell>
          <table:table-cell office:value-type="float" office:value="0.948275862068966" calcext:value-type="float">
            <text:p>0.94827586206896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EV</text:p>
          </table:table-cell>
          <table:table-cell office:value-type="float" office:value="0.2" calcext:value-type="float">
            <text:p>0.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19" calcext:value-type="float">
            <text:p>181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0" calcext:value-type="float">
            <text:p>182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1" calcext:value-type="float">
            <text:p>182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2" calcext:value-type="float">
            <text:p>182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3" calcext:value-type="float">
            <text:p>182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4" calcext:value-type="float">
            <text:p>182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746268656716418" calcext:value-type="float">
            <text:p>0.7462686567164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5" calcext:value-type="float">
            <text:p>182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3" calcext:value-type="float">
            <text:p>1.3</text:p>
          </table:table-cell>
          <table:table-cell office:value-type="float" office:value="0.594936708860759" calcext:value-type="float">
            <text:p>0.59493670886075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6" calcext:value-type="float">
            <text:p>182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732394366197183" calcext:value-type="float">
            <text:p>0.73239436619718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7" calcext:value-type="float">
            <text:p>182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8" calcext:value-type="float">
            <text:p>182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0.8" calcext:value-type="float">
            <text:p>0.8</text:p>
          </table:table-cell>
          <table:table-cell office:value-type="float" office:value="0.742424242424242" calcext:value-type="float">
            <text:p>0.74242424242424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29" calcext:value-type="float">
            <text:p>182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746268656716418" calcext:value-type="float">
            <text:p>0.7462686567164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0" calcext:value-type="float">
            <text:p>183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1" calcext:value-type="float">
            <text:p>183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2.76666666666667" calcext:value-type="float">
            <text:p>2.76666666666667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2" calcext:value-type="float">
            <text:p>183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0.475247524752475" calcext:value-type="float">
            <text:p>0.47524752475247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3" calcext:value-type="float">
            <text:p>183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1.23333333333333" calcext:value-type="float">
            <text:p>1.23333333333333</text:p>
          </table:table-cell>
          <table:table-cell office:value-type="float" office:value="0.617647058823529" calcext:value-type="float">
            <text:p>0.61764705882352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4" calcext:value-type="float">
            <text:p>183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5" calcext:value-type="float">
            <text:p>183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6" calcext:value-type="float">
            <text:p>183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1.5" calcext:value-type="float">
            <text:p>1.5</text:p>
          </table:table-cell>
          <table:table-cell office:value-type="float" office:value="0.4875" calcext:value-type="float">
            <text:p>0.48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7" calcext:value-type="float">
            <text:p>183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726027397260274" calcext:value-type="float">
            <text:p>0.72602739726027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8" calcext:value-type="float">
            <text:p>183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39" calcext:value-type="float">
            <text:p>183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739130434782609" calcext:value-type="float">
            <text:p>0.73913043478260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0" calcext:value-type="float">
            <text:p>184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0.484536082474227" calcext:value-type="float">
            <text:p>0.48453608247422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1" calcext:value-type="float">
            <text:p>184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2.06666666666667" calcext:value-type="float">
            <text:p>2.06666666666667</text:p>
          </table:table-cell>
          <table:table-cell office:value-type="float" office:value="0.440860215053763" calcext:value-type="float">
            <text:p>0.44086021505376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2" calcext:value-type="float">
            <text:p>184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1.1" calcext:value-type="float">
            <text:p>1.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3" calcext:value-type="float">
            <text:p>184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4" calcext:value-type="float">
            <text:p>184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1.26666666666667" calcext:value-type="float">
            <text:p>1.26666666666667</text:p>
          </table:table-cell>
          <table:table-cell office:value-type="float" office:value="0.623188405797101" calcext:value-type="float">
            <text:p>0.62318840579710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5" calcext:value-type="float">
            <text:p>184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0.311594202898551" calcext:value-type="float">
            <text:p>0.31159420289855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6" calcext:value-type="float">
            <text:p>184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7" calcext:value-type="float">
            <text:p>184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905660377358491" calcext:value-type="float">
            <text:p>0.90566037735849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8" calcext:value-type="float">
            <text:p>184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49" calcext:value-type="float">
            <text:p>184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0" calcext:value-type="float">
            <text:p>185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1" calcext:value-type="float">
            <text:p>185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2" calcext:value-type="float">
            <text:p>185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0.981132075471698" calcext:value-type="float">
            <text:p>0.9811320754716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3" calcext:value-type="float">
            <text:p>185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4" calcext:value-type="float">
            <text:p>185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5" calcext:value-type="float">
            <text:p>185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6" calcext:value-type="float">
            <text:p>185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7" calcext:value-type="float">
            <text:p>185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8" calcext:value-type="float">
            <text:p>185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59" calcext:value-type="float">
            <text:p>185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0" calcext:value-type="float">
            <text:p>186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1" calcext:value-type="float">
            <text:p>186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2" calcext:value-type="float">
            <text:p>186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3" calcext:value-type="float">
            <text:p>186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4" calcext:value-type="float">
            <text:p>186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5" calcext:value-type="float">
            <text:p>186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6" calcext:value-type="float">
            <text:p>186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7" calcext:value-type="float">
            <text:p>186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8" calcext:value-type="float">
            <text:p>186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69" calcext:value-type="float">
            <text:p>186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0" calcext:value-type="float">
            <text:p>187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1" calcext:value-type="float">
            <text:p>187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966101694915254" calcext:value-type="float">
            <text:p>0.96610169491525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2" calcext:value-type="float">
            <text:p>187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567567567567568" calcext:value-type="float">
            <text:p>0.56756756756756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3" calcext:value-type="float">
            <text:p>187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4" calcext:value-type="float">
            <text:p>187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821428571428571" calcext:value-type="float">
            <text:p>0.8214285714285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5" calcext:value-type="float">
            <text:p>187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6" calcext:value-type="float">
            <text:p>187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1.2" calcext:value-type="float">
            <text:p>1.2</text:p>
          </table:table-cell>
          <table:table-cell office:value-type="float" office:value="0.67741935483871" calcext:value-type="float">
            <text:p>0.677419354838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7" calcext:value-type="float">
            <text:p>187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8" calcext:value-type="float">
            <text:p>187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1.46666666666667" calcext:value-type="float">
            <text:p>1.466666666666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79" calcext:value-type="float">
            <text:p>187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1.23333333333333" calcext:value-type="float">
            <text:p>1.2333333333333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0" calcext:value-type="float">
            <text:p>188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527777777777778" calcext:value-type="float">
            <text:p>0.5277777777777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1" calcext:value-type="float">
            <text:p>188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2" calcext:value-type="float">
            <text:p>188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.1" calcext:value-type="float">
            <text:p>1.1</text:p>
          </table:table-cell>
          <table:table-cell office:value-type="float" office:value="0.702702702702703" calcext:value-type="float">
            <text:p>0.7027027027027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3" calcext:value-type="float">
            <text:p>188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4" calcext:value-type="float">
            <text:p>188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1.43333333333333" calcext:value-type="float">
            <text:p>1.43333333333333</text:p>
          </table:table-cell>
          <table:table-cell office:value-type="float" office:value="0.45945945945946" calcext:value-type="float">
            <text:p>0.459459459459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5" calcext:value-type="float">
            <text:p>188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1.26666666666667" calcext:value-type="float">
            <text:p>1.266666666666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6" calcext:value-type="float">
            <text:p>1886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7" calcext:value-type="float">
            <text:p>1887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1.46666666666667" calcext:value-type="float">
            <text:p>1.46666666666667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8" calcext:value-type="float">
            <text:p>1888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1.36666666666667" calcext:value-type="float">
            <text:p>1.36666666666667</text:p>
          </table:table-cell>
          <table:table-cell office:value-type="float" office:value="0.439024390243902" calcext:value-type="float">
            <text:p>0.43902439024390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89" calcext:value-type="float">
            <text:p>1889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90" calcext:value-type="float">
            <text:p>1890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1.4" calcext:value-type="float">
            <text:p>1.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91" calcext:value-type="float">
            <text:p>1891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92" calcext:value-type="float">
            <text:p>1892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1.23333333333333" calcext:value-type="float">
            <text:p>1.23333333333333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93" calcext:value-type="float">
            <text:p>1893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1.23333333333333" calcext:value-type="float">
            <text:p>1.23333333333333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94" calcext:value-type="float">
            <text:p>1894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0.377777777777778" calcext:value-type="float">
            <text:p>0.37777777777777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95" calcext:value-type="float">
            <text:p>1895</text:p>
          </table:table-cell>
          <table:table-cell office:value-type="string" calcext:value-type="string">
            <text:p>SF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1.6" calcext:value-type="float">
            <text:p>1.6</text:p>
          </table:table-cell>
          <table:table-cell office:value-type="float" office:value="0.518518518518518" calcext:value-type="float">
            <text:p>0.5185185185185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0_SF2_gaussian_ev_2022-08-20_BST_11:39:32,564_create_dags</text:p>
          </table:table-cell>
        </table:table-row>
        <table:table-row table:style-name="ro1" table:visibility="filter">
          <table:table-cell office:value-type="float" office:value="1896" calcext:value-type="float">
            <text:p>189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897" calcext:value-type="float">
            <text:p>189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898" calcext:value-type="float">
            <text:p>189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899" calcext:value-type="float">
            <text:p>1899</text:p>
          </table:table-cell>
          <table:table-cell office:value-type="string" calcext:value-type="string">
            <text:p>ER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0" calcext:value-type="float">
            <text:p>190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1" calcext:value-type="float">
            <text:p>190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2" calcext:value-type="float">
            <text:p>190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3" calcext:value-type="float">
            <text:p>190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4" calcext:value-type="float">
            <text:p>190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5" calcext:value-type="float">
            <text:p>190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6" calcext:value-type="float">
            <text:p>190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7" calcext:value-type="float">
            <text:p>190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8" calcext:value-type="float">
            <text:p>190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09" calcext:value-type="float">
            <text:p>190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EM-EV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0" calcext:value-type="float">
            <text:p>191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1" calcext:value-type="float">
            <text:p>191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2" calcext:value-type="float">
            <text:p>191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3" calcext:value-type="float">
            <text:p>191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EM-EV</text:p>
          </table:table-cell>
          <table:table-cell office:value-type="float" office:value="0.3" calcext:value-type="float">
            <text:p>0.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4" calcext:value-type="float">
            <text:p>191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5" calcext:value-type="float">
            <text:p>191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6" calcext:value-type="float">
            <text:p>191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7" calcext:value-type="float">
            <text:p>191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8" calcext:value-type="float">
            <text:p>191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19" calcext:value-type="float">
            <text:p>191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LEM-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0" calcext:value-type="float">
            <text:p>192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1" calcext:value-type="float">
            <text:p>192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GES</text:p>
          </table:table-cell>
          <table:table-cell office:value-type="float" office:value="1.6" calcext:value-type="float">
            <text:p>1.6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2" calcext:value-type="float">
            <text:p>192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GES</text:p>
          </table:table-cell>
          <table:table-cell office:value-type="float" office:value="2.2" calcext:value-type="float">
            <text:p>2.2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3" calcext:value-type="float">
            <text:p>1923</text:p>
          </table:table-cell>
          <table:table-cell office:value-type="string" calcext:value-type="string">
            <text:p>ER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4" calcext:value-type="float">
            <text:p>192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ES</text:p>
          </table:table-cell>
          <table:table-cell office:value-type="float" office:value="0.9" calcext:value-type="float">
            <text:p>0.9</text:p>
          </table:table-cell>
          <table:table-cell office:value-type="float" office:value="0.64" calcext:value-type="float">
            <text:p>0.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5" calcext:value-type="float">
            <text:p>192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ES</text:p>
          </table:table-cell>
          <table:table-cell office:value-type="float" office:value="1.1" calcext:value-type="float">
            <text:p>1.1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6" calcext:value-type="float">
            <text:p>192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7" calcext:value-type="float">
            <text:p>192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8" calcext:value-type="float">
            <text:p>192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GES</text:p>
          </table:table-cell>
          <table:table-cell office:value-type="float" office:value="0.4" calcext:value-type="float">
            <text:p>0.4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29" calcext:value-type="float">
            <text:p>192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1" calcext:value-type="float">
            <text:p>193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GES</text:p>
          </table:table-cell>
          <table:table-cell office:value-type="float" office:value="2.4" calcext:value-type="float">
            <text:p>2.4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2" calcext:value-type="float">
            <text:p>193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ES</text:p>
          </table:table-cell>
          <table:table-cell office:value-type="float" office:value="2" calcext:value-type="float">
            <text:p>2</text:p>
          </table:table-cell>
          <table:table-cell office:value-type="float" office:value="0.392857142857143" calcext:value-type="float">
            <text:p>0.3928571428571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3" calcext:value-type="float">
            <text:p>193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ES</text:p>
          </table:table-cell>
          <table:table-cell office:value-type="float" office:value="2.1" calcext:value-type="float">
            <text:p>2.1</text:p>
          </table:table-cell>
          <table:table-cell office:value-type="float" office:value="0.32" calcext:value-type="float">
            <text:p>0.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GES</text:p>
          </table:table-cell>
          <table:table-cell office:value-type="float" office:value="2.4" calcext:value-type="float">
            <text:p>2.4</text:p>
          </table:table-cell>
          <table:table-cell office:value-type="float" office:value="0.258064516129032" calcext:value-type="float">
            <text:p>0.2580645161290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5" calcext:value-type="float">
            <text:p>193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GES</text:p>
          </table:table-cell>
          <table:table-cell office:value-type="float" office:value="1.3" calcext:value-type="float">
            <text:p>1.3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6" calcext:value-type="float">
            <text:p>193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7" calcext:value-type="float">
            <text:p>193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GES</text:p>
          </table:table-cell>
          <table:table-cell office:value-type="float" office:value="3.3" calcext:value-type="float">
            <text:p>3.3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ES</text:p>
          </table:table-cell>
          <table:table-cell office:value-type="float" office:value="1.2" calcext:value-type="float">
            <text:p>1.2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39" calcext:value-type="float">
            <text:p>193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GES</text:p>
          </table:table-cell>
          <table:table-cell office:value-type="float" office:value="0.9" calcext:value-type="float">
            <text:p>0.9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0" calcext:value-type="float">
            <text:p>194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GES</text:p>
          </table:table-cell>
          <table:table-cell office:value-type="float" office:value="0.3" calcext:value-type="float">
            <text:p>0.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1" calcext:value-type="float">
            <text:p>194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GES</text:p>
          </table:table-cell>
          <table:table-cell office:value-type="float" office:value="2.9" calcext:value-type="float">
            <text:p>2.9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2" calcext:value-type="float">
            <text:p>194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GES</text:p>
          </table:table-cell>
          <table:table-cell office:value-type="float" office:value="0.3" calcext:value-type="float">
            <text:p>0.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3" calcext:value-type="float">
            <text:p>194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ES</text:p>
          </table:table-cell>
          <table:table-cell office:value-type="float" office:value="3.1" calcext:value-type="float">
            <text:p>3.1</text:p>
          </table:table-cell>
          <table:table-cell office:value-type="float" office:value="0.228571428571429" calcext:value-type="float">
            <text:p>0.2285714285714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4" calcext:value-type="float">
            <text:p>194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5" calcext:value-type="float">
            <text:p>194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6" calcext:value-type="float">
            <text:p>194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EARS-L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7" calcext:value-type="float">
            <text:p>1947</text:p>
          </table:table-cell>
          <table:table-cell office:value-type="string" calcext:value-type="string">
            <text:p>ER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8" calcext:value-type="float">
            <text:p>194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49" calcext:value-type="float">
            <text:p>194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1" calcext:value-type="float">
            <text:p>195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ARS-L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2" calcext:value-type="float">
            <text:p>195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3" calcext:value-type="float">
            <text:p>195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5" calcext:value-type="float">
            <text:p>195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6" calcext:value-type="float">
            <text:p>195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7" calcext:value-type="float">
            <text:p>195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EARS-L1</text:p>
          </table:table-cell>
          <table:table-cell office:value-type="float" office:value="0.9" calcext:value-type="float">
            <text:p>0.9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59" calcext:value-type="float">
            <text:p>195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0" calcext:value-type="float">
            <text:p>196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ARS-L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1" calcext:value-type="float">
            <text:p>196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ARS-L1</text:p>
          </table:table-cell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ARS-L1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3" calcext:value-type="float">
            <text:p>196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ARS-L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4" calcext:value-type="float">
            <text:p>196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EARS-L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5" calcext:value-type="float">
            <text:p>196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EARS-L1</text:p>
          </table:table-cell>
          <table:table-cell office:value-type="float" office:value="0.4" calcext:value-type="float">
            <text:p>0.4</text:p>
          </table:table-cell>
          <table:table-cell office:value-type="float" office:value="0.91304347826087" calcext:value-type="float">
            <text:p>0.9130434782608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EARS-L1</text:p>
          </table:table-cell>
          <table:table-cell office:value-type="float" office:value="0.4" calcext:value-type="float">
            <text:p>0.4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7" calcext:value-type="float">
            <text:p>196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ARS-L1</text:p>
          </table:table-cell>
          <table:table-cell office:value-type="float" office:value="0.5" calcext:value-type="float">
            <text:p>0.5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8" calcext:value-type="float">
            <text:p>196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float" office:value="2.2" calcext:value-type="float">
            <text:p>2.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69" calcext:value-type="float">
            <text:p>196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</text:p>
          </table:table-cell>
          <table:table-cell office:value-type="float" office:value="1.6" calcext:value-type="float">
            <text:p>1.6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ER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</text:p>
          </table:table-cell>
          <table:table-cell office:value-type="float" office:value="1.2" calcext:value-type="float">
            <text:p>1.2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</text:p>
          </table:table-cell>
          <table:table-cell office:value-type="float" office:value="2.6" calcext:value-type="float">
            <text:p>2.6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</text:p>
          </table:table-cell>
          <table:table-cell office:value-type="float" office:value="1.8" calcext:value-type="float">
            <text:p>1.8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</text:p>
          </table:table-cell>
          <table:table-cell office:value-type="float" office:value="1.4" calcext:value-type="float">
            <text:p>1.4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float" office:value="1.9" calcext:value-type="float">
            <text:p>1.9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</text:p>
          </table:table-cell>
          <table:table-cell office:value-type="float" office:value="1.8" calcext:value-type="float">
            <text:p>1.8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</text:p>
          </table:table-cell>
          <table:table-cell office:value-type="float" office:value="1.9" calcext:value-type="float">
            <text:p>1.9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</text:p>
          </table:table-cell>
          <table:table-cell office:value-type="float" office:value="1.7" calcext:value-type="float">
            <text:p>1.7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office:value-type="float" office:value="1.6" calcext:value-type="float">
            <text:p>1.6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0.8" calcext:value-type="float">
            <text:p>0.8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float" office:value="2.1" calcext:value-type="float">
            <text:p>2.1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office:value-type="float" office:value="2.5" calcext:value-type="float">
            <text:p>2.5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</text:p>
          </table:table-cell>
          <table:table-cell office:value-type="float" office:value="1.4" calcext:value-type="float">
            <text:p>1.4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</text:p>
          </table:table-cell>
          <table:table-cell office:value-type="float" office:value="1.9" calcext:value-type="float">
            <text:p>1.9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_ER2_gaussian_ev_2022-08-20_BST_11:37:40,257_create_dags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ER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_ER2_gaussian_ev_2022-08-20_BST_11:37:40,257_create_dags</text:p>
          </table:table-cell>
        </table:table-row>
      </table:table>
      <table:named-expressions/>
      <table:database-ranges>
        <table:database-range table:name="__Anonymous_Sheet_DB__0" table:target-range-address="Sheet1.A1:Sheet1.I1993" table:display-filter-buttons="true">
          <table:filter>
            <table:filter-and>
              <table:filter-condition table:value="SF2" table:operator="=" table:field-number="1"/>
              <table:filter-condition table:data-type="number" table:value="100" table:operator="=" table:field-number="2"/>
              <table:filter-condition table:value="vmt_ste_l_none" table:operator="=" table:field-number="4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8-24T22:14:43.790362697</dc:date>
    <meta:editing-duration>PT57S</meta:editing-duration>
    <meta:editing-cycles>1</meta:editing-cycles>
    <meta:document-statistic meta:table-count="1" meta:cell-count="17936" meta:object-count="0"/>
  </office:meta>
</office:document-meta>
</file>